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List_20_Paragraph">
      <style:text-properties style:text-underline-style="solid" style:text-underline-width="auto" style:text-underline-color="font-color"/>
    </style:style>
    <style:style style:name="P3" style:family="paragraph" style:parent-style-name="List_20_Paragraph">
      <style:paragraph-properties fo:margin-left="2.501cm" fo:margin-right="0cm" fo:text-indent="-1.231cm" style:auto-text-indent="false"/>
    </style:style>
    <style:style style:name="P4" style:family="paragraph" style:parent-style-name="List_20_Paragraph">
      <style:paragraph-properties fo:margin-left="1.251cm" fo:margin-right="0cm" fo:text-indent="0.019cm" style:auto-text-indent="false"/>
    </style:style>
    <style:style style:name="P5" style:family="paragraph" style:parent-style-name="List_20_Paragraph">
      <style:paragraph-properties fo:margin-left="4.736cm" fo:margin-right="0cm" fo:text-indent="0cm" style:auto-text-indent="false"/>
    </style:style>
    <style:style style:name="P6" style:family="paragraph" style:parent-style-name="List_20_Paragraph">
      <style:paragraph-properties fo:margin-left="2.54cm" fo:margin-right="0cm" fo:text-indent="0cm" style:auto-text-indent="false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>
      <style:paragraph-properties fo:margin-left="4.101cm" fo:margin-right="0cm" fo:text-indent="0cm" style:auto-text-indent="false"/>
    </style:style>
    <style:style style:name="P10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language="en" fo:country="US"/>
    </style:style>
    <style:style style:name="P11" style:family="paragraph" style:parent-style-name="Text_20_body">
      <style:text-properties fo:language="en" fo:country="US" officeooo:rsid="002040c9"/>
    </style:style>
    <style:style style:name="P12" style:family="paragraph" style:parent-style-name="Text_20_body">
      <style:text-properties officeooo:paragraph-rsid="002381b0"/>
    </style:style>
    <style:style style:name="P13" style:family="paragraph" style:parent-style-name="Text_20_body">
      <style:text-properties officeooo:paragraph-rsid="00304091"/>
    </style:style>
    <style:style style:name="P14" style:family="paragraph" style:parent-style-name="Text_20_body">
      <style:text-properties officeooo:rsid="00224a36" officeooo:paragraph-rsid="00224a36"/>
    </style:style>
    <style:style style:name="P15" style:family="paragraph" style:parent-style-name="Text_20_body">
      <style:text-properties officeooo:rsid="002381b0" officeooo:paragraph-rsid="002381b0"/>
    </style:style>
    <style:style style:name="P16" style:family="paragraph" style:parent-style-name="Text_20_body">
      <style:text-properties officeooo:rsid="00255951" officeooo:paragraph-rsid="00255951"/>
    </style:style>
    <style:style style:name="P17" style:family="paragraph" style:parent-style-name="Text_20_body">
      <style:text-properties officeooo:rsid="00261d81" officeooo:paragraph-rsid="00261d81"/>
    </style:style>
    <style:style style:name="P18" style:family="paragraph" style:parent-style-name="Text_20_body">
      <style:text-properties officeooo:rsid="0027bc49" officeooo:paragraph-rsid="0027bc49"/>
    </style:style>
    <style:style style:name="P19" style:family="paragraph" style:parent-style-name="Text_20_body">
      <style:text-properties officeooo:rsid="0029c5d7" officeooo:paragraph-rsid="0029c5d7"/>
    </style:style>
    <style:style style:name="P20" style:family="paragraph" style:parent-style-name="Text_20_body">
      <style:text-properties officeooo:rsid="003026ac" officeooo:paragraph-rsid="003026ac"/>
    </style:style>
    <style:style style:name="P21" style:family="paragraph" style:parent-style-name="Text_20_body">
      <style:text-properties officeooo:rsid="00304091" officeooo:paragraph-rsid="00304091"/>
    </style:style>
    <style:style style:name="P22" style:family="paragraph" style:parent-style-name="Text_20_body">
      <style:text-properties officeooo:rsid="003364f4" officeooo:paragraph-rsid="003364f4"/>
    </style:style>
    <style:style style:name="P23" style:family="paragraph" style:parent-style-name="Text_20_body">
      <style:text-properties officeooo:paragraph-rsid="0034a78a"/>
    </style:style>
    <style:style style:name="P24" style:family="paragraph" style:parent-style-name="Text_20_body">
      <style:text-properties officeooo:paragraph-rsid="00396a53"/>
    </style:style>
    <style:style style:name="P25" style:family="paragraph" style:parent-style-name="Text_20_body">
      <style:text-properties officeooo:rsid="0034a78a" officeooo:paragraph-rsid="0034a78a"/>
    </style:style>
    <style:style style:name="P26" style:family="paragraph" style:parent-style-name="Text_20_body">
      <style:text-properties fo:language="ru" fo:country="RU" officeooo:rsid="0036024b" officeooo:paragraph-rsid="0036024b"/>
    </style:style>
    <style:style style:name="P27" style:family="paragraph" style:parent-style-name="Text_20_body">
      <style:text-properties fo:language="ru" fo:country="RU" officeooo:rsid="00380025" officeooo:paragraph-rsid="00380025"/>
    </style:style>
    <style:style style:name="P28" style:family="paragraph" style:parent-style-name="Text_20_body">
      <style:text-properties fo:language="ru" fo:country="RU" officeooo:rsid="00396a53" officeooo:paragraph-rsid="00396a53"/>
    </style:style>
    <style:style style:name="P29" style:family="paragraph" style:parent-style-name="Text_20_body">
      <style:text-properties fo:language="ru" fo:country="RU" officeooo:rsid="003ab6e9" officeooo:paragraph-rsid="003ab6e9"/>
    </style:style>
    <style:style style:name="P30" style:family="paragraph" style:parent-style-name="Text_20_body">
      <style:text-properties fo:language="ru" fo:country="RU" officeooo:rsid="003c1e63" officeooo:paragraph-rsid="003c1e63"/>
    </style:style>
    <style:style style:name="P31" style:family="paragraph" style:parent-style-name="Text_20_body">
      <style:text-properties fo:language="ru" fo:country="RU" officeooo:rsid="003d6231" officeooo:paragraph-rsid="003d6231"/>
    </style:style>
    <style:style style:name="P32" style:family="paragraph" style:parent-style-name="Text_20_body">
      <style:text-properties fo:language="ru" fo:country="RU" officeooo:rsid="00413aac" officeooo:paragraph-rsid="00413aac"/>
    </style:style>
    <style:style style:name="P33" style:family="paragraph" style:parent-style-name="Text_20_body">
      <style:text-properties fo:language="ru" fo:country="RU" officeooo:rsid="00423414" officeooo:paragraph-rsid="00423414"/>
    </style:style>
    <style:style style:name="P34" style:family="paragraph" style:parent-style-name="Text_20_body">
      <style:text-properties fo:language="ru" fo:country="RU" officeooo:rsid="00433213" officeooo:paragraph-rsid="00433213"/>
    </style:style>
    <style:style style:name="P35" style:family="paragraph" style:parent-style-name="Text_20_body">
      <style:text-properties fo:language="ru" fo:country="RU" officeooo:rsid="0043809c" officeooo:paragraph-rsid="0043809c"/>
    </style:style>
    <style:style style:name="P36" style:family="paragraph" style:parent-style-name="Text_20_body">
      <style:text-properties officeooo:rsid="003f8993" officeooo:paragraph-rsid="003f8993"/>
    </style:style>
    <style:style style:name="P37" style:family="paragraph" style:parent-style-name="Text_20_body">
      <style:text-properties officeooo:rsid="00413aac" officeooo:paragraph-rsid="00413aac"/>
    </style:style>
    <style:style style:name="P38" style:family="paragraph" style:parent-style-name="Table_20_Contents">
      <style:text-properties fo:font-style="italic" fo:font-weight="bold" officeooo:rsid="0027bc49" officeooo:paragraph-rsid="0027bc49" style:font-style-asian="italic" style:font-weight-asian="bold" style:font-style-complex="italic" style:font-weight-complex="bold"/>
    </style:style>
    <style:style style:name="P39" style:family="paragraph" style:parent-style-name="Table_20_Contents">
      <style:text-properties officeooo:rsid="0027bc49" officeooo:paragraph-rsid="0027bc49"/>
    </style:style>
    <style:style style:name="P40" style:family="paragraph" style:parent-style-name="Heading_20_1">
      <style:text-properties fo:language="ru" fo:country="RU" officeooo:rsid="00224a36" officeooo:paragraph-rsid="00224a36"/>
    </style:style>
    <style:style style:name="P41" style:family="paragraph" style:parent-style-name="Heading_20_1">
      <style:text-properties fo:language="ru" fo:country="RU" officeooo:rsid="0034a78a" officeooo:paragraph-rsid="0034a78a"/>
    </style:style>
    <style:style style:name="P42" style:family="paragraph" style:parent-style-name="Heading_20_1">
      <style:text-properties fo:language="ru" fo:country="RU" officeooo:rsid="003f8993" officeooo:paragraph-rsid="003f8993"/>
    </style:style>
    <style:style style:name="P43" style:family="paragraph" style:parent-style-name="Text_20_body" style:list-style-name="L1">
      <style:text-properties officeooo:rsid="00224a36" officeooo:paragraph-rsid="00224a36"/>
    </style:style>
    <style:style style:name="P44" style:family="paragraph" style:parent-style-name="Text_20_body" style:list-style-name="L2">
      <style:text-properties officeooo:rsid="00224a36" officeooo:paragraph-rsid="00224a36"/>
    </style:style>
    <style:style style:name="P45" style:family="paragraph" style:parent-style-name="Text_20_body" style:list-style-name="L3">
      <style:text-properties officeooo:rsid="00255951" officeooo:paragraph-rsid="00255951"/>
    </style:style>
    <style:style style:name="P46" style:family="paragraph" style:parent-style-name="Text_20_body" style:list-style-name="L3">
      <style:text-properties officeooo:rsid="00261d81" officeooo:paragraph-rsid="00261d81"/>
    </style:style>
    <style:style style:name="P47" style:family="paragraph" style:parent-style-name="Text_20_body" style:list-style-name="L4">
      <style:text-properties officeooo:rsid="00261d81" officeooo:paragraph-rsid="00261d81"/>
    </style:style>
    <style:style style:name="P48" style:family="paragraph" style:parent-style-name="Text_20_body" style:list-style-name="L4">
      <style:text-properties officeooo:rsid="00265719" officeooo:paragraph-rsid="00265719"/>
    </style:style>
    <style:style style:name="P49" style:family="paragraph" style:parent-style-name="Text_20_body" style:list-style-name="L4">
      <style:text-properties officeooo:rsid="00265719" officeooo:paragraph-rsid="0027bc49"/>
    </style:style>
    <style:style style:name="P50" style:family="paragraph" style:parent-style-name="Text_20_body" style:list-style-name="L5">
      <style:text-properties officeooo:rsid="0027bc49" officeooo:paragraph-rsid="0027bc49"/>
    </style:style>
    <style:style style:name="P51" style:family="paragraph" style:parent-style-name="Text_20_body" style:list-style-name="L6">
      <style:text-properties officeooo:rsid="0027bc49" officeooo:paragraph-rsid="0027bc49"/>
    </style:style>
    <style:style style:name="P52" style:family="paragraph" style:parent-style-name="Text_20_body" style:list-style-name="L7">
      <style:text-properties officeooo:paragraph-rsid="0029c5d7"/>
    </style:style>
    <style:style style:name="P53" style:family="paragraph" style:parent-style-name="Text_20_body" style:list-style-name="L7">
      <style:text-properties officeooo:rsid="0029c5d7" officeooo:paragraph-rsid="0029c5d7"/>
    </style:style>
    <style:style style:name="P54" style:family="paragraph" style:parent-style-name="Text_20_body" style:list-style-name="L7">
      <style:text-properties officeooo:rsid="002ab28f" officeooo:paragraph-rsid="002ab28f"/>
    </style:style>
    <style:style style:name="P55" style:family="paragraph" style:parent-style-name="Text_20_body" style:list-style-name="L7">
      <style:text-properties officeooo:rsid="002cdb33" officeooo:paragraph-rsid="002cdb33"/>
    </style:style>
    <style:style style:name="P56" style:family="paragraph" style:parent-style-name="Text_20_body" style:list-style-name="L7">
      <style:text-properties officeooo:rsid="002e3736" officeooo:paragraph-rsid="002e3736"/>
    </style:style>
    <style:style style:name="P57" style:family="paragraph" style:parent-style-name="Text_20_body" style:list-style-name="L7">
      <style:text-properties officeooo:rsid="002fb42a" officeooo:paragraph-rsid="002fb42a"/>
    </style:style>
    <style:style style:name="P58" style:family="paragraph" style:parent-style-name="Text_20_body" style:list-style-name="L7">
      <style:text-properties officeooo:rsid="003026ac" officeooo:paragraph-rsid="003026ac"/>
    </style:style>
    <style:style style:name="P59" style:family="paragraph" style:parent-style-name="Text_20_body" style:list-style-name="L8">
      <style:text-properties officeooo:rsid="00304091" officeooo:paragraph-rsid="00304091"/>
    </style:style>
    <style:style style:name="P60" style:family="paragraph" style:parent-style-name="Text_20_body" style:list-style-name="L9">
      <style:text-properties officeooo:rsid="00332cab" officeooo:paragraph-rsid="00332cab"/>
    </style:style>
    <style:style style:name="P61" style:family="paragraph" style:parent-style-name="Text_20_body" style:list-style-name="L9">
      <style:text-properties officeooo:rsid="003340b2" officeooo:paragraph-rsid="003340b2"/>
    </style:style>
    <style:style style:name="P62" style:family="paragraph" style:parent-style-name="Text_20_body" style:list-style-name="L9">
      <style:text-properties officeooo:rsid="003364f4" officeooo:paragraph-rsid="003364f4"/>
    </style:style>
    <style:style style:name="P63" style:family="paragraph" style:parent-style-name="Text_20_body" style:list-style-name="L10">
      <style:text-properties officeooo:rsid="003364f4" officeooo:paragraph-rsid="003364f4"/>
    </style:style>
    <style:style style:name="P64" style:family="paragraph" style:parent-style-name="Text_20_body" style:list-style-name="L11">
      <style:text-properties officeooo:rsid="0034a78a" officeooo:paragraph-rsid="0034a78a"/>
    </style:style>
    <style:style style:name="P65" style:family="paragraph" style:parent-style-name="Text_20_body" style:list-style-name="L12">
      <style:text-properties officeooo:rsid="0034a78a" officeooo:paragraph-rsid="0034a78a"/>
    </style:style>
    <style:style style:name="P66" style:family="paragraph" style:parent-style-name="Text_20_body" style:list-style-name="L13">
      <style:text-properties officeooo:rsid="0034a78a" officeooo:paragraph-rsid="0034a78a"/>
    </style:style>
    <style:style style:name="P67" style:family="paragraph" style:parent-style-name="Text_20_body" style:list-style-name="L14">
      <style:text-properties officeooo:rsid="0034a78a" officeooo:paragraph-rsid="0034a78a"/>
    </style:style>
    <style:style style:name="P68" style:family="paragraph" style:parent-style-name="Text_20_body" style:list-style-name="L15">
      <style:text-properties officeooo:rsid="0034a78a" officeooo:paragraph-rsid="0034a78a"/>
    </style:style>
    <style:style style:name="P69" style:family="paragraph" style:parent-style-name="Text_20_body" style:list-style-name="L16">
      <style:text-properties fo:language="ru" fo:country="RU" officeooo:rsid="0036024b" officeooo:paragraph-rsid="0036024b"/>
    </style:style>
    <style:style style:name="P70" style:family="paragraph" style:parent-style-name="Text_20_body" style:list-style-name="L17">
      <style:text-properties fo:language="ru" fo:country="RU" officeooo:rsid="0036024b" officeooo:paragraph-rsid="0036024b"/>
    </style:style>
    <style:style style:name="P71" style:family="paragraph" style:parent-style-name="Text_20_body" style:list-style-name="L18">
      <style:text-properties fo:language="ru" fo:country="RU" officeooo:rsid="0036024b" officeooo:paragraph-rsid="0036024b"/>
    </style:style>
    <style:style style:name="P72" style:family="paragraph" style:parent-style-name="Text_20_body" style:list-style-name="L19">
      <style:text-properties fo:language="ru" fo:country="RU" officeooo:rsid="0036024b" officeooo:paragraph-rsid="0036024b"/>
    </style:style>
    <style:style style:name="P73" style:family="paragraph" style:parent-style-name="Text_20_body" style:list-style-name="L20">
      <style:text-properties fo:language="ru" fo:country="RU" officeooo:rsid="00396a53" officeooo:paragraph-rsid="00396a53"/>
    </style:style>
    <style:style style:name="P74" style:family="paragraph" style:parent-style-name="Text_20_body" style:list-style-name="L21">
      <style:text-properties fo:language="ru" fo:country="RU" officeooo:rsid="00396a53" officeooo:paragraph-rsid="00396a53"/>
    </style:style>
    <style:style style:name="P75" style:family="paragraph" style:parent-style-name="Text_20_body" style:list-style-name="L22">
      <style:text-properties fo:language="ru" fo:country="RU" officeooo:rsid="00396a53" officeooo:paragraph-rsid="00396a53"/>
    </style:style>
    <style:style style:name="P76" style:family="paragraph" style:parent-style-name="Text_20_body" style:list-style-name="L23">
      <style:text-properties fo:language="ru" fo:country="RU" officeooo:rsid="003ab6e9" officeooo:paragraph-rsid="003ab6e9"/>
    </style:style>
    <style:style style:name="P77" style:family="paragraph" style:parent-style-name="Text_20_body" style:list-style-name="L24">
      <style:text-properties fo:language="ru" fo:country="RU" officeooo:rsid="003ab6e9" officeooo:paragraph-rsid="003ab6e9"/>
    </style:style>
    <style:style style:name="P78" style:family="paragraph" style:parent-style-name="Text_20_body" style:list-style-name="L24">
      <style:text-properties fo:language="ru" fo:country="RU" officeooo:rsid="003c1e63" officeooo:paragraph-rsid="003c1e63"/>
    </style:style>
    <style:style style:name="P79" style:family="paragraph" style:parent-style-name="Text_20_body" style:list-style-name="L25">
      <style:text-properties fo:language="ru" fo:country="RU" officeooo:rsid="003c1e63" officeooo:paragraph-rsid="003c1e63"/>
    </style:style>
    <style:style style:name="P80" style:family="paragraph" style:parent-style-name="Text_20_body" style:list-style-name="L26">
      <style:text-properties fo:language="ru" fo:country="RU" officeooo:rsid="003d6231" officeooo:paragraph-rsid="003d6231"/>
    </style:style>
    <style:style style:name="P81" style:family="paragraph" style:parent-style-name="Text_20_body" style:list-style-name="L28">
      <style:text-properties fo:language="ru" fo:country="RU" officeooo:rsid="00413aac" officeooo:paragraph-rsid="00413aac"/>
    </style:style>
    <style:style style:name="P82" style:family="paragraph" style:parent-style-name="Text_20_body" style:list-style-name="L29">
      <style:text-properties fo:language="ru" fo:country="RU" officeooo:rsid="00413aac" officeooo:paragraph-rsid="00413aac"/>
    </style:style>
    <style:style style:name="P83" style:family="paragraph" style:parent-style-name="Text_20_body" style:list-style-name="L29">
      <style:text-properties fo:language="ru" fo:country="RU" officeooo:rsid="00423414" officeooo:paragraph-rsid="00423414"/>
    </style:style>
    <style:style style:name="P84" style:family="paragraph" style:parent-style-name="Text_20_body" style:list-style-name="L30">
      <style:text-properties fo:language="ru" fo:country="RU" officeooo:rsid="00423414" officeooo:paragraph-rsid="00423414"/>
    </style:style>
    <style:style style:name="P85" style:family="paragraph" style:parent-style-name="Text_20_body" style:list-style-name="L30">
      <style:text-properties fo:language="ru" fo:country="RU" officeooo:rsid="00433213" officeooo:paragraph-rsid="00433213"/>
    </style:style>
    <style:style style:name="P86" style:family="paragraph" style:parent-style-name="Text_20_body" style:list-style-name="L31">
      <style:text-properties fo:language="ru" fo:country="RU" officeooo:rsid="00433213" officeooo:paragraph-rsid="00433213"/>
    </style:style>
    <style:style style:name="P87" style:family="paragraph" style:parent-style-name="Text_20_body" style:list-style-name="L31">
      <style:text-properties fo:language="ru" fo:country="RU" officeooo:rsid="0043809c" officeooo:paragraph-rsid="0043809c"/>
    </style:style>
    <style:style style:name="P88" style:family="paragraph" style:parent-style-name="Text_20_body" style:list-style-name="L22">
      <style:text-properties officeooo:paragraph-rsid="00396a53"/>
    </style:style>
    <style:style style:name="P89" style:family="paragraph" style:parent-style-name="Text_20_body" style:list-style-name="L26">
      <style:text-properties officeooo:paragraph-rsid="003cd238"/>
    </style:style>
    <style:style style:name="P90" style:family="paragraph" style:parent-style-name="Text_20_body" style:list-style-name="L27">
      <style:text-properties officeooo:rsid="003f8993" officeooo:paragraph-rsid="003f8993"/>
    </style:style>
    <style:style style:name="P91" style:family="paragraph" style:parent-style-name="Text_20_body" style:list-style-name="L32">
      <style:text-properties officeooo:rsid="00456e42" officeooo:paragraph-rsid="00456e42"/>
    </style:style>
    <style:style style:name="P92" style:family="paragraph" style:parent-style-name="Text_20_body">
      <style:text-properties officeooo:rsid="00456e42" officeooo:paragraph-rsid="00456e42"/>
    </style:style>
    <style:style style:name="P93" style:family="paragraph" style:parent-style-name="Text_20_body" style:list-style-name="L33">
      <style:text-properties officeooo:rsid="00456e42" officeooo:paragraph-rsid="00456e42"/>
    </style:style>
    <style:style style:name="P94" style:family="paragraph" style:parent-style-name="Text_20_body">
      <style:text-properties officeooo:rsid="00456e42" officeooo:paragraph-rsid="0046b250"/>
    </style:style>
    <style:style style:name="P95" style:family="paragraph" style:parent-style-name="Text_20_body">
      <style:text-properties officeooo:rsid="0046b250" officeooo:paragraph-rsid="0046b250"/>
    </style:style>
    <style:style style:name="P96" style:family="paragraph" style:parent-style-name="Text_20_body" style:list-style-name="L34">
      <style:text-properties officeooo:rsid="0046b250" officeooo:paragraph-rsid="0046b250"/>
    </style:style>
    <style:style style:name="P97" style:family="paragraph" style:parent-style-name="Text_20_body" style:list-style-name="L35">
      <style:text-properties officeooo:rsid="0046b250" officeooo:paragraph-rsid="0046b250"/>
    </style:style>
    <style:style style:name="P98" style:family="paragraph" style:parent-style-name="Text_20_body" style:list-style-name="L36">
      <style:text-properties officeooo:paragraph-rsid="0046b250"/>
    </style:style>
    <style:style style:name="P99" style:family="paragraph" style:parent-style-name="Text_20_body" style:list-style-name="L36">
      <style:text-properties officeooo:rsid="00470131" officeooo:paragraph-rsid="00470131"/>
    </style:style>
    <style:style style:name="P100" style:family="paragraph" style:parent-style-name="Text_20_body">
      <style:text-properties officeooo:rsid="00470131" officeooo:paragraph-rsid="00470131"/>
    </style:style>
    <style:style style:name="P101" style:family="paragraph" style:parent-style-name="Text_20_body" style:list-style-name="L37">
      <style:text-properties officeooo:rsid="00470131" officeooo:paragraph-rsid="00470131"/>
    </style:style>
    <style:style style:name="P102" style:family="paragraph" style:parent-style-name="Text_20_body" style:list-style-name="L38">
      <style:text-properties officeooo:rsid="00470131" officeooo:paragraph-rsid="00470131"/>
    </style:style>
    <style:style style:name="P103" style:family="paragraph" style:parent-style-name="Text_20_body" style:list-style-name="L38">
      <style:text-properties officeooo:rsid="0048ae2e" officeooo:paragraph-rsid="0048ae2e"/>
    </style:style>
    <style:style style:name="P104" style:family="paragraph" style:parent-style-name="Text_20_body">
      <style:text-properties officeooo:rsid="0048ae2e" officeooo:paragraph-rsid="0048ae2e"/>
    </style:style>
    <style:style style:name="P105" style:family="paragraph" style:parent-style-name="Text_20_body" style:list-style-name="L39">
      <style:text-properties officeooo:rsid="0048ae2e" officeooo:paragraph-rsid="0048ae2e"/>
    </style:style>
    <style:style style:name="P106" style:family="paragraph" style:parent-style-name="Text_20_body">
      <style:text-properties officeooo:paragraph-rsid="004aa97c"/>
    </style:style>
    <style:style style:name="P107" style:family="paragraph" style:parent-style-name="Text_20_body" style:list-style-name="L40">
      <style:text-properties officeooo:paragraph-rsid="004aa97c"/>
    </style:style>
    <style:style style:name="P108" style:family="paragraph" style:parent-style-name="Text_20_body" style:list-style-name="L41">
      <style:text-properties officeooo:paragraph-rsid="004aa97c"/>
    </style:style>
    <style:style style:name="P109" style:family="paragraph" style:parent-style-name="Text_20_body" style:list-style-name="L42">
      <style:text-properties officeooo:paragraph-rsid="004aa97c"/>
    </style:style>
    <style:style style:name="P110" style:family="paragraph" style:parent-style-name="Text_20_body" style:list-style-name="L42">
      <style:text-properties officeooo:paragraph-rsid="004c074c"/>
    </style:style>
    <style:style style:name="P111" style:family="paragraph" style:parent-style-name="Text_20_body">
      <style:text-properties officeooo:paragraph-rsid="004c074c"/>
    </style:style>
    <style:style style:name="P112" style:family="paragraph" style:parent-style-name="Text_20_body" style:list-style-name="L43">
      <style:text-properties officeooo:paragraph-rsid="004c074c"/>
    </style:style>
    <style:style style:name="P113" style:family="paragraph" style:parent-style-name="Text_20_body" style:list-style-name="L44">
      <style:text-properties officeooo:paragraph-rsid="004c074c"/>
    </style:style>
    <style:style style:name="P114" style:family="paragraph" style:parent-style-name="Text_20_body" style:list-style-name="L45">
      <style:text-properties officeooo:paragraph-rsid="004c074c"/>
    </style:style>
    <style:style style:name="P115" style:family="paragraph" style:parent-style-name="Text_20_body" style:list-style-name="L45">
      <style:text-properties officeooo:paragraph-rsid="004c0ea8"/>
    </style:style>
    <style:style style:name="P116" style:family="paragraph" style:parent-style-name="Text_20_body">
      <style:text-properties officeooo:paragraph-rsid="004c0ea8"/>
    </style:style>
    <style:style style:name="P117" style:family="paragraph" style:parent-style-name="Text_20_body" style:list-style-name="L46">
      <style:text-properties officeooo:paragraph-rsid="004c0ea8"/>
    </style:style>
    <style:style style:name="P118" style:family="paragraph" style:parent-style-name="Text_20_body" style:list-style-name="L47">
      <style:text-properties officeooo:paragraph-rsid="004c0ea8"/>
    </style:style>
    <style:style style:name="P119" style:family="paragraph" style:parent-style-name="Text_20_body" style:list-style-name="L48">
      <style:text-properties officeooo:paragraph-rsid="004c0ea8"/>
    </style:style>
    <style:style style:name="P120" style:family="paragraph" style:parent-style-name="Text_20_body" style:list-style-name="L49">
      <style:text-properties officeooo:paragraph-rsid="004c0ea8"/>
    </style:style>
    <style:style style:name="P121" style:family="paragraph" style:parent-style-name="Text_20_body" style:list-style-name="L49">
      <style:text-properties officeooo:paragraph-rsid="004c9b6d"/>
    </style:style>
    <style:style style:name="P122" style:family="paragraph" style:parent-style-name="Text_20_body">
      <style:text-properties officeooo:paragraph-rsid="004c9b6d"/>
    </style:style>
    <style:style style:name="P123" style:family="paragraph" style:parent-style-name="Text_20_body" style:list-style-name="L50">
      <style:text-properties officeooo:paragraph-rsid="004c9b6d"/>
    </style:style>
    <style:style style:name="P124" style:family="paragraph" style:parent-style-name="Text_20_body" style:list-style-name="L51">
      <style:text-properties officeooo:paragraph-rsid="004c9b6d"/>
    </style:style>
    <style:style style:name="P125" style:family="paragraph" style:parent-style-name="Text_20_body" style:list-style-name="L52">
      <style:text-properties officeooo:paragraph-rsid="004c9b6d"/>
    </style:style>
    <style:style style:name="P126" style:family="paragraph" style:parent-style-name="Heading_20_1" style:master-page-name="Standard">
      <style:paragraph-properties style:page-number="auto"/>
    </style:style>
    <style:style style:name="P127" style:family="paragraph" style:parent-style-name="Heading_20_1">
      <style:text-properties fo:language="ru" fo:country="RU" officeooo:rsid="00456e42" officeooo:paragraph-rsid="00456e42"/>
    </style:style>
    <style:style style:name="P128" style:family="paragraph" style:parent-style-name="Heading_20_1">
      <style:text-properties fo:language="ru" fo:country="RU" officeooo:paragraph-rsid="004aa97c"/>
    </style:style>
    <style:style style:name="P129" style:family="paragraph" style:parent-style-name="Heading_20_2">
      <style:text-properties officeooo:rsid="00224a36" officeooo:paragraph-rsid="00224a36"/>
    </style:style>
    <style:style style:name="P130" style:family="paragraph" style:parent-style-name="Heading_20_2">
      <style:text-properties officeooo:rsid="002381b0" officeooo:paragraph-rsid="002381b0"/>
    </style:style>
    <style:style style:name="P131" style:family="paragraph" style:parent-style-name="Heading_20_2">
      <style:text-properties officeooo:rsid="0027bc49" officeooo:paragraph-rsid="0027bc49"/>
    </style:style>
    <style:style style:name="P132" style:family="paragraph" style:parent-style-name="Heading_20_2">
      <style:text-properties officeooo:rsid="00304091" officeooo:paragraph-rsid="00304091"/>
    </style:style>
    <style:style style:name="P133" style:family="paragraph" style:parent-style-name="Heading_20_2">
      <style:text-properties officeooo:rsid="0034a78a" officeooo:paragraph-rsid="0034a78a"/>
    </style:style>
    <style:style style:name="P134" style:family="paragraph" style:parent-style-name="Heading_20_2">
      <style:text-properties fo:language="ru" fo:country="RU" officeooo:rsid="00396a53" officeooo:paragraph-rsid="00396a53"/>
    </style:style>
    <style:style style:name="P135" style:family="paragraph" style:parent-style-name="Heading_20_2">
      <style:text-properties fo:language="ru" fo:country="RU" officeooo:rsid="003c1e63" officeooo:paragraph-rsid="003c1e63"/>
    </style:style>
    <style:style style:name="P136" style:family="paragraph" style:parent-style-name="Heading_20_2">
      <style:text-properties officeooo:rsid="003f8993"/>
    </style:style>
    <style:style style:name="P137" style:family="paragraph" style:parent-style-name="Heading_20_2">
      <style:text-properties officeooo:rsid="003f8993" officeooo:paragraph-rsid="003f8993"/>
    </style:style>
    <style:style style:name="P138" style:family="paragraph" style:parent-style-name="Heading_20_2">
      <style:text-properties officeooo:rsid="00423414"/>
    </style:style>
    <style:style style:name="P139" style:family="paragraph" style:parent-style-name="Heading_20_2">
      <style:text-properties officeooo:rsid="00456e42" officeooo:paragraph-rsid="00456e42"/>
    </style:style>
    <style:style style:name="P140" style:family="paragraph" style:parent-style-name="Heading_20_2">
      <style:text-properties officeooo:rsid="00470131" officeooo:paragraph-rsid="00470131"/>
    </style:style>
    <style:style style:name="P141" style:family="paragraph" style:parent-style-name="Heading_20_2">
      <style:text-properties officeooo:paragraph-rsid="004aa97c"/>
    </style:style>
    <style:style style:name="P142" style:family="paragraph" style:parent-style-name="Heading_20_2">
      <style:text-properties officeooo:paragraph-rsid="004c074c"/>
    </style:style>
    <style:style style:name="P143" style:family="paragraph" style:parent-style-name="Heading_20_2">
      <style:text-properties officeooo:paragraph-rsid="004c0ea8"/>
    </style:style>
    <style:style style:name="P144" style:family="paragraph" style:parent-style-name="List_20_Paragraph" style:list-style-name="WWNum4"/>
    <style:style style:name="P145" style:family="paragraph" style:parent-style-name="List_20_Paragraph" style:list-style-name="WWNum6"/>
    <style:style style:name="P146" style:family="paragraph" style:parent-style-name="List_20_Paragraph" style:list-style-name="WWNum8"/>
    <style:style style:name="P147" style:family="paragraph" style:parent-style-name="List_20_Paragraph" style:list-style-name="WWNum9"/>
    <style:style style:name="P148" style:family="paragraph" style:parent-style-name="List_20_Paragraph" style:list-style-name="WWNum10"/>
    <style:style style:name="P149" style:family="paragraph" style:parent-style-name="List_20_Paragraph" style:list-style-name="WWNum11"/>
    <style:style style:name="P150" style:family="paragraph" style:parent-style-name="List_20_Paragraph" style:list-style-name="WWNum12"/>
    <style:style style:name="P151" style:family="paragraph" style:parent-style-name="List_20_Paragraph" style:list-style-name="WWNum15"/>
    <style:style style:name="P152" style:family="paragraph" style:parent-style-name="List_20_Paragraph" style:list-style-name="WWNum16"/>
    <style:style style:name="P153" style:family="paragraph" style:parent-style-name="List_20_Paragraph" style:list-style-name="WWNum17"/>
    <style:style style:name="P154" style:family="paragraph" style:parent-style-name="List_20_Paragraph" style:list-style-name="WWNum18"/>
    <style:style style:name="P155" style:family="paragraph" style:parent-style-name="List_20_Paragraph" style:list-style-name="WWNum19"/>
    <style:style style:name="P156" style:family="paragraph" style:parent-style-name="List_20_Paragraph" style:list-style-name="WWNum20"/>
    <style:style style:name="P157" style:family="paragraph" style:parent-style-name="List_20_Paragraph" style:list-style-name="WWNum21"/>
    <style:style style:name="P158" style:family="paragraph" style:parent-style-name="List_20_Paragraph" style:list-style-name="WWNum22"/>
    <style:style style:name="P159" style:family="paragraph" style:parent-style-name="List_20_Paragraph" style:list-style-name="WWNum23"/>
    <style:style style:name="P160" style:family="paragraph" style:parent-style-name="List_20_Paragraph" style:list-style-name="WWNum24"/>
    <style:style style:name="P161" style:family="paragraph" style:parent-style-name="List_20_Paragraph" style:list-style-name="WWNum25"/>
    <style:style style:name="P162" style:family="paragraph" style:parent-style-name="List_20_Paragraph" style:list-style-name="WWNum27"/>
    <style:style style:name="P163" style:family="paragraph" style:parent-style-name="List_20_Paragraph" style:list-style-name="WWNum29"/>
    <style:style style:name="P164" style:family="paragraph" style:parent-style-name="List_20_Paragraph" style:list-style-name="WWNum30"/>
    <style:style style:name="P165" style:family="paragraph" style:parent-style-name="List_20_Paragraph" style:list-style-name="WWNum31"/>
    <style:style style:name="P166" style:family="paragraph" style:parent-style-name="List_20_Paragraph" style:list-style-name="WWNum32"/>
    <style:style style:name="P167" style:family="paragraph" style:parent-style-name="List_20_Paragraph" style:list-style-name="WWNum33"/>
    <style:style style:name="P168" style:family="paragraph" style:parent-style-name="List_20_Paragraph" style:list-style-name="WWNum34"/>
    <style:style style:name="P169" style:family="paragraph" style:parent-style-name="List_20_Paragraph" style:list-style-name="WWNum35"/>
    <style:style style:name="P170" style:family="paragraph" style:parent-style-name="List_20_Paragraph" style:list-style-name="WWNum36"/>
    <style:style style:name="P171" style:family="paragraph" style:parent-style-name="List_20_Paragraph" style:list-style-name="WWNum37"/>
    <style:style style:name="P172" style:family="paragraph" style:parent-style-name="List_20_Paragraph" style:list-style-name="WWNum38"/>
    <style:style style:name="P173" style:family="paragraph" style:parent-style-name="List_20_Paragraph" style:list-style-name="WWNum39"/>
    <style:style style:name="P174" style:family="paragraph" style:parent-style-name="List_20_Paragraph" style:list-style-name="WWNum40"/>
    <style:style style:name="P175" style:family="paragraph" style:parent-style-name="List_20_Paragraph" style:list-style-name="WWNum4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/>
    </style:style>
    <style:style style:name="T5" style:family="text">
      <style:text-properties officeooo:rsid="002381b0"/>
    </style:style>
    <style:style style:name="T6" style:family="text">
      <style:text-properties officeooo:rsid="00255951"/>
    </style:style>
    <style:style style:name="T7" style:family="text">
      <style:text-properties officeooo:rsid="0029c5d7"/>
    </style:style>
    <style:style style:name="T8" style:family="text">
      <style:text-properties officeooo:rsid="002bd8ac"/>
    </style:style>
    <style:style style:name="T9" style:family="text">
      <style:text-properties officeooo:rsid="00304091"/>
    </style:style>
    <style:style style:name="T10" style:family="text">
      <style:text-properties officeooo:rsid="00315c01"/>
    </style:style>
    <style:style style:name="T11" style:family="text">
      <style:text-properties officeooo:rsid="00332cab"/>
    </style:style>
    <style:style style:name="T12" style:family="text">
      <style:text-properties officeooo:rsid="0034a78a"/>
    </style:style>
    <style:style style:name="T13" style:family="text">
      <style:text-properties fo:language="ru" fo:country="RU" officeooo:rsid="00396a53"/>
    </style:style>
    <style:style style:name="T14" style:family="text">
      <style:text-properties fo:language="ru" fo:country="RU" officeooo:rsid="003ab6e9"/>
    </style:style>
    <style:style style:name="T15" style:family="text">
      <style:text-properties fo:language="ru" fo:country="RU" officeooo:rsid="003cd238"/>
    </style:style>
    <style:style style:name="T16" style:family="text">
      <style:text-properties fo:language="ru" fo:country="RU" officeooo:rsid="003d6231"/>
    </style:style>
    <style:style style:name="T17" style:family="text">
      <style:text-properties fo:language="ru" fo:country="RU" style:text-underline-style="solid" style:text-underline-width="auto" style:text-underline-color="font-color" officeooo:rsid="003cd238"/>
    </style:style>
    <style:style style:name="T18" style:family="text">
      <style:text-properties officeooo:rsid="0046b250"/>
    </style:style>
    <style:style style:name="T19" style:family="text">
      <style:text-properties officeooo:rsid="00470131"/>
    </style:style>
    <style:style style:name="T20" style:family="text">
      <style:text-properties officeooo:rsid="004aa97c"/>
    </style:style>
    <style:style style:name="T21" style:family="text">
      <style:text-properties officeooo:rsid="004c074c"/>
    </style:style>
    <style:style style:name="T22" style:family="text">
      <style:text-properties officeooo:rsid="004c0ea8"/>
    </style:style>
    <style:style style:name="T23" style:family="text">
      <style:text-properties officeooo:rsid="004c9b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6" text:outline-level="1">Личность и её психические свойства</text:h>
      <text:h text:style-name="Heading_20_2" text:outline-level="2">План</text:h>
      <text:list xml:id="list34180981" text:style-name="WWNum4">
        <text:list-item>
          <text:p text:style-name="P144">Понятие о личности, её структуре и направленности</text:p>
        </text:list-item>
        <text:list-item>
          <text:p text:style-name="P144">Типы и свойства темперамента</text:p>
        </text:list-item>
        <text:list-item>
          <text:p text:style-name="P144">Типология и акцентуации характера</text:p>
        </text:list-item>
      </text:list>
      <text:p text:style-name="Standard">Бодалёв А.А.– психология личности</text:p>
      <text:p text:style-name="Standard">Ершов П.М. – темперамент, характер, личность</text:p>
      <text:h text:style-name="Heading_20_2" text:outline-level="2">Основное содержание:</text:h>
      <text:p text:style-name="Standard">В психологии категории индивидуальности и личности относятся к числу базовых. Индивидом человек становится с момента своего появления на свет, в то время как личностью лишь под влиянием различных жизненных факторов.</text:p>
      <text:p text:style-name="Standard"><text:span text:style-name="T1">Подход биогенетический</text:span>. З.Фрейд, Стенли Холл. Ведущие факторы развития личности -- <text:s/>наследственности <text:s/>и фактор биологического развития организма.</text:p>
      <text:p text:style-name="Standard"><text:span text:style-name="T1">Социогенетический</text:span>. Торндайк, Скиннер. Основа развития личности – процесс социализации. </text:p>
      <text:p text:style-name="Standard"><text:span text:style-name="T1">Психогенетический</text:span>. Жан Пиаже, Джеймс Келли. Выдвигают психические развитие самого индивида на первый план.</text:p>
      <text:p text:style-name="Standard">В советской психологии: <text:span text:style-name="T3">Личность</text:span> – это индивидуально-своеобразная совокупность психических черт, свойств и качеств, определяющих образ мышления человека, его чувства, поведения и формирующиеся прижизненно под влиянием таких факторов, как среда, наследственность и воспитание.</text:p>
      <text:p text:style-name="Standard">Рассмотрим подходы к описанию структуры личности:</text:p>
      <text:p text:style-name="Standard"><text:span text:style-name="T2">Платонов</text:span>. Личность состоит из 4 систем: </text:p>
      <text:list xml:id="list34184642" text:style-name="WWNum6">
        <text:list-item>
          <text:p text:style-name="P145">Система регуляции. Комплекс сенсорно-перцептивных процессов (ощущ, внимание и тд), которые обеспечивают как регуляцию поведения, так и условия развития психики вообще.</text:p>
        </text:list-item>
        <text:list-item>
          <text:p text:style-name="P145">Система стимуляции. В неё включает он темперамент, интеллект, эмоциональное отношение.</text:p>
        </text:list-item>
        <text:list-item>
          <text:p text:style-name="P145">Система стабилизации. Включает направленность, характер и способности. </text:p>
        </text:list-item>
        <text:list-item>
          <text:p text:style-name="P145">Система индикации. Включает в себя: гуманизм, коллективизм, оптимизм, <text:s/>трудолюбие – сложные псих свойства, кот выражают социальных хар-р личности.</text:p>
        </text:list-item>
      </text:list>
      <text:p text:style-name="P7">Системообразующий компонент - личностная <text:span text:style-name="T3">направленность</text:span>. Это система устойчивых мотивов, которые определяют поведение личности в меняющихся внешних условиях. Она имеет ряд взаимосвязанных иерархических форм, которые могут одновременно присутствовать и развиваться в структуре человеческий личности:</text:p>
      <text:p text:style-name="Standard"><text:tab/>- неосознанное биологическое влечение.</text:p>
      <text:p text:style-name="Standard"><text:tab/>- осознанное влечение или желание.</text:p>
      <text:p text:style-name="Standard"><text:tab/>- желание чего-то конкретного – стремление.</text:p>
      <text:p text:style-name="Standard"><text:tab/>- интерес – позвавателльная направленность (склонность, например)</text:p>
      <text:p text:style-name="Standard"><text:tab/>-склонность<text:tab/></text:p>
      <text:p text:style-name="P8"><text:soft-page-break/>- идеал</text:p>
      <text:p text:style-name="Standard"><text:tab/>- мировоззрение</text:p>
      <text:p text:style-name="Standard"><text:tab/>- убеждение</text:p>
      <text:p text:style-name="Standard"><text:span text:style-name="T2">Ганс Айзенк</text:span>. Рассматривал структурные компоненты личности как сложные формы направленности:</text:p>
      <text:list xml:id="list34162302" text:style-name="WWNum8">
        <text:list-item>
          <text:p text:style-name="P146">Экстраверсия. Обращённость вовне (лат). Черты: общительность, широкий круг знакомств, импульсивность, вспыльчивость, оптимистичность, беззаботность и добродушевность. Предпочитают движение размышлениям, склонны к агрессии. Плохо контролируют свои чувства и эмоции.</text:p>
        </text:list-item>
        <text:list-item>
          <text:p text:style-name="P146">Интроверсия. Спокойный, стеснительный, склонный к самоанализу. Обдумывает свои действия заранее, любит порядок, развито самообладание. Чаще пессимистичны, нежели оптимистичны. </text:p>
        </text:list-item>
        <text:list-item>
          <text:p text:style-name="P146"><text:span text:style-name="T1">Эмоциональная устойчивость</text:span>: выражают организованное поведение в любой ситуации, адаптация к меняющимся условиям, лидерские черты, общительность и тд</text:p>
        </text:list-item>
        <text:list-item>
          <text:p text:style-name="P146"><text:span text:style-name="T1">Нейротизм </text:span>– эмоциональная неустойчивость. <text:s/>Выражается в склонности к быстрой смене настроений, чувстве вины, беспокойства, рассеяности, <text:s/>неустойчивость в стрессовых ситуациях. У таких людей выражена чувствительность, впечатлительность, изменчивость интересов. Неадекватно сильные реакции по отношению к вызвавшим их стимулам. </text:p>
        </text:list-item>
      </text:list>
      <text:p text:style-name="P2"/>
      <text:p text:style-name="List_20_Paragraph">Данные формы направленности могут образовывать сочетания, которые служат основой более сложных личностных свойств. Например, для темперамента.</text:p>
      <text:p text:style-name="List_20_Paragraph"/>
      <text:p text:style-name="Standard"><text:span text:style-name="T1">Темперамент</text:span> – личностное свойство, представляющее собой совокупность индивидуальных особенностей, характеризующих динамическую и эмоциональную сторону поведения человека, его деятельности и общения. </text:p>
      <text:p text:style-name="Standard">Многие особенности темперамента обоснованы биологически и являются врождёнными. У взрослого человека темперамент тесно связан с характером и их сложно отделить друг от друга. </text:p>
      <text:p text:style-name="Standard">В отличие от личностных теорий, теория темперамента является древней, так как создал её Гиппократ. Потом Клавдий Галлий создал теорию тепераментов: <text:span text:style-name="T4">krasis</text:span> – соразмерность, соотношение. Отсюда темперамент. Соотношение 4х жидкостей организма, измен которых влечёт к изменению поведения челочека. Санвигик – кровь, флегматик – слизь, холерик – желчь, меланхолик – чёрная желчь.</text:p>
      <text:p text:style-name="Standard"><text:span text:style-name="T1">Современная</text:span> теория темперамента базируется на учении Павлова о типах нервных систем. Он полагал, что в основе индивидуальных различий в поведении лежат фундаментальные свойства таких нервных процессов, как возбуждение и торможение. Таких свойств насчитал он 3: сила, уравновешенность и подвижность.</text:p>
      <text:list xml:id="list34175253" text:style-name="WWNum9">
        <text:list-item>
          <text:p text:style-name="P147">Сила. Способность нейронов выдерживать длительное возбуждение, не переходя при этом в состояние торможения.</text:p>
        </text:list-item>
        <text:list-item>
          <text:p text:style-name="P147">Уравновешенность. Соотношение процессов возбуждение и торможения в психике человека. </text:p>
        </text:list-item>
        <text:list-item>
          <text:p text:style-name="P147">Подвижность. Скорость перехода от оного процесса к другому.</text:p>
        </text:list-item>
      </text:list>
      <text:p text:style-name="Standard">Данные свойства образуют различные сочетания, выражающиеся в особых типах нервных систем, каждая их которых лежит в основе одного из типов темперамента.<text:line-break/></text:p>
      <text:list xml:id="list34186733" text:style-name="WWNum10">
        <text:list-item>
          <text:p text:style-name="P148"><text:soft-page-break/>Сагвиник. Тип нервной системы сильный, уравновешенный, подвижный. Черты: подвижность, активность, общительность, разнообразная мимика и жестикуляция. Быстрая реакция <text:s/>и высокая трудоспособность в начальный период работы. Затем она снижается из-за быстро наступающего падения интереса к работе. </text:p>
        </text:list-item>
        <text:list-item>
          <text:p text:style-name="P148">Флегматик. Сильный, уравновешенный, инертный (малоподвижный). Выражается внешне так: Медлительность, невозмутимость, устойчивость в стремлениях и настроении. Слабое внешнее выражение эмоций, <text:s/>способен долго и упорно работать, но не в состоянии быстро сконцентрироваться на деле. Нужен подготовительный период. Пословица «Я должен на это выспаться».</text:p>
        </text:list-item>
        <text:list-item>
          <text:p text:style-name="P148">Холерик. Силный, неуравновешенный, подвижный. В поведении: Страстность, бурная эмоциональность, резкие смены настроения, чрезмерная мимика и жестикуляция. Работоспособность выражается в возможности сосредоточения значительных усилий на которкий промежуток времени. <text:s/>На долгую рутинную работу не хватает элементарной выдержки, терпения.</text:p>
        </text:list-item>
        <text:list-item>
          <text:p text:style-name="P148">Меланхолик. Тип нервной системы: Слабый, неуравновешенный, инетрный. Медлительность, <text:s/>сдержанность движений и речи, низкий уровень психической активности, лёгкая ранимость, склонность глубоко переживать даже самые незначительные события. Преобладает отрицательный эмоциональный то и неуверенность в себе. <text:s/>Работоспособность похожа на флегматика, но в отличии от него, нужна внешняя поддержка, внешний стимул. </text:p>
        </text:list-item>
      </text:list>
      <text:p text:style-name="Standard"><text:span text:style-name="T1">Характер</text:span> – отпечаток, чеканка (лат). Система устойчивых черт личности, проявляющаяся в отношении человека к кому или чему-либо. Можно выделить подсистемы, каждая из которых имеет свои черты:</text:p>
      <text:list xml:id="list34183160" text:style-name="WWNum11">
        <text:list-item>
          <text:p text:style-name="P149">Первая. Включает черты, проявляемые в деятельности. Работоспособность, лень, инициативность и тд. </text:p>
        </text:list-item>
        <text:list-item>
          <text:p text:style-name="P149">Черты, проявляются в отношении к другим людям: вежливость, тактичность, грубость, чёрствость и тд.</text:p>
        </text:list-item>
        <text:list-item>
          <text:p text:style-name="P149">Черты, проявляются в отношении человека к самому себе: самокритичность, самооценка, рефлексия и тд.</text:p>
        </text:list-item>
        <text:list-item>
          <text:p text:style-name="P149">Отношение человека к материальным вещам: скупость, аккуратность, щедрость и др.</text:p>
        </text:list-item>
      </text:list>
      <text:p text:style-name="Standard">Входящие в характер сочетания черт не являются случайными. Они представляют собой системы чётко отличающиеся по типам, что позволяет выстраивать типологию характера.</text:p>
      <text:list xml:id="list34161870" text:style-name="WWNum12">
        <text:list-item>
          <text:p text:style-name="P150"><text:span text:style-name="T1">Конституционные теории</text:span>. (сложение, телосложение). Связывают особенности характера с конституцией человека и его внешним видом. <text:s/>Конец 19-начало 20 веков. Чезаре Ломбразо (криминалист). Эдмунд Кречер, Шелдон Уильям. ТАБЛИЦА 1</text:p>
        </text:list-item>
        <text:list-item>
          <text:p text:style-name="P150"><text:span text:style-name="T1">Акцентуальные теории</text:span> характера. К.Леонгард и А. Личко. <text:s/>Связывают особенности характера и его ведущей акцентуацией, т.е. <text:s/>чрезмерной выраженностью некоторых черт или их совокупностей, которые представляют собой крайние варианты пограничных между нормой и психопатией. </text:p>
          <text:list>
            <text:list-item>
              <text:p text:style-name="P150">Демонстративный тип. <text:s/>Черты: демонстративность поведения, активность, общительность. Склонность к фантазии и лжи, направленные на привлечение внимания к своей персоне. Жажда власти и похвалы. Когда он не замечен, это подвод к депрессии. Приспосабливаются хорошо к окружающим, эгоцетрики, похвала кого-то другого – плохой день, стремится быть в центре.</text:p>
            </text:list-item>
            <text:list-item>
              <text:p text:style-name="P150"><text:soft-page-break/>Застревающий тип. Занудливость, склонность к нравоучениям, недоверчивость, настороженность. Обидчивы и мстительны, развито честолюбие, заставляющее их добиваться высочайших успехов в любом деле, к которому берутся. Склонны к аффектам, особенно, на публике. </text:p>
            </text:list-item>
            <text:list-item>
              <text:p text:style-name="P150">Педантичный тип. Неконфликтен, аккуратен и пунктуален. Очень добросовестен, склонен к частым самопроверкам и формализму.</text:p>
            </text:list-item>
            <text:list-item>
              <text:p text:style-name="P150">Возбудимый тип. Слабый контроль над физическими влечениями, импульсивен, груб, конфликтен. <text:s/>Такие люди равнодушны к будущему, могут быть властными и деспотичными по отношению к окружающим. </text:p>
            </text:list-item>
            <text:list-item>
              <text:p text:style-name="P150">Гипертимный тип. Напоминает сангвиничекий. Подвижность, болтливость, богатая мимика, склонность к озорству и фамильярности. Оптимисты и любители комфорта, любят шумные компании, умеют развлекать других, очень инициативны. Плохо переносят дисциплину, однообразную деятельность и одиночество. </text:p>
            </text:list-item>
            <text:list-item>
              <text:p text:style-name="P150">Дистимный тип. Напоминают флегматик. Серьёзность, медлительность. слабоумие. Серьёзны, молчаливы, домоседы и индивидуалисты. Избегают шумных компаний. Ценят дружбу, добросовестны</text:p>
            </text:list-item>
            <text:list-item>
              <text:p text:style-name="P150">Тревожный тип. Напоминает меланхолика. Свойственны робость, неуверенность в себе, стрехи и фобии. <text:s/>Тяжело переживает проверки, контроли, экзамены. Впечатлителен. Простой выговор может вызвать слёзы. Маскируют свою несовершенность там, где могут достичь успеха. Обидчивы, стеснительны, не умеют стоять за себя. </text:p>
            </text:list-item>
            <text:list-item>
              <text:p text:style-name="P150">Экзальтированный тип. Он схож с холерическим. Способность к бурному восторгу или глубокому отчаянию по самым пустяковым поводам. Словоохотливы, влюбчивы, любят поспорить, но неконфликтны. Связаны с близкими, неконфликтны, но паникёры в следствие неустойчивости.</text:p>
            </text:list-item>
            <text:list-item>
              <text:p text:style-name="P150">Эмотивный. Чувствительность, болтливость, сострадание и сопереживание. Любят ухаживать за растениями и животными. Впечатлительны и слезливы. Могут плакат из-за сцены в фильме.</text:p>
            </text:list-item>
            <text:list-item>
              <text:p text:style-name="P150">Циклотимный тип. В период подъёма настроения такие люди ведут себя по гипертимному типу, а в период спада по дистимному. </text:p>
            </text:list-item>
          </text:list>
        </text:list-item>
      </text:list>
      <text:p text:style-name="P7"/>
      <text:p text:style-name="Standard"/>
      <text:h text:style-name="Heading_20_1" text:outline-level="1">Психология межличностных отношений</text:h>
      <text:h text:style-name="Heading_20_2" text:outline-level="2">План:</text:h>
      <text:list xml:id="list34176253" text:style-name="WWNum15">
        <text:list-item>
          <text:p text:style-name="P151">Общение как основа межличностных отношений. Его цели, содержание и структура</text:p>
        </text:list-item>
        <text:list-item>
          <text:p text:style-name="P151">Понятие о группах и коллективе. Стили руководства коллективом.</text:p>
        </text:list-item>
      </text:list>
      <text:p text:style-name="Standard">Андреева Г.М. Межличностное восприятие в группе.</text:p>
      <text:p text:style-name="Standard">Бодалёв Л.А. <text:s/>Личность и общение.</text:p>
      <text:h text:style-name="Heading_20_2" text:outline-level="2">Занятие:</text:h>
      <text:p text:style-name="Standard">В жизни высших животных и человека психологи выделяют 2 вида взаимодействий:</text:p>
      <text:list xml:id="list34164924" text:style-name="WWNum16">
        <text:list-item>
          <text:p text:style-name="P152">Взаимодействие с природой и её объектами, у людей – деятельность</text:p>
        </text:list-item>
        <text:list-item>
          <text:p text:style-name="P152">Межиндивидуальные взаимодействия. У людей – общение.</text:p>
        </text:list-item>
      </text:list>
      <text:p text:style-name="Standard"><text:span text:style-name="T1">Общение</text:span> представляет собой обмен инйормацией между живыми существами ( в простейшем случае)</text:p>
      <text:p text:style-name="Standard"><text:soft-page-break/>У людей оно преобретает самые совершенные формы, становится осознанным и опосредованным речью. Оно, обычно, включено в индивидуальную или групповую практическую деятельность и, обычно, в жизни человека не существует как обособленный процесс.</text:p>
      <text:p text:style-name="Standard">Стороны общения:</text:p>
      <text:list xml:id="list34172652" text:style-name="WWNum17">
        <text:list-item>
          <text:p text:style-name="P153">Содержание. Информация, передаваемая в межиндивидуальных контактах. А также сведения о внутреннем мотивационном и эмоциональном состоянии живого существа. </text:p>
        </text:list-item>
        <text:list-item>
          <text:p text:style-name="P153">Цель. Выделяют несколько целей:</text:p>
          <text:list>
            <text:list-item>
              <text:p text:style-name="P153">Контакт. Установление состояния обоюдной готовности к приёму и передаче информации. </text:p>
            </text:list-item>
            <text:list-item>
              <text:p text:style-name="P153">Сам информационный обмен.</text:p>
            </text:list-item>
            <text:list-item>
              <text:p text:style-name="P153">Побудительная стимуляция активности собеседника.</text:p>
            </text:list-item>
            <text:list-item>
              <text:p text:style-name="P153">Взаимная координация действий при организации совместной деятельности. </text:p>
            </text:list-item>
            <text:list-item>
              <text:p text:style-name="P153">Понимание не только смысла сообщения, но и подлинных мотивов действий собеседника, его эмоционального состояния и тд.</text:p>
            </text:list-item>
            <text:list-item>
              <text:p text:style-name="P153">Обмен эмоциями. Побуждение в собеседнике тех или иных эмоциональных переживаний.</text:p>
            </text:list-item>
            <text:list-item>
              <text:p text:style-name="P153">Установление отношений. И осознание своего места в системе ролевых, деловых и прочих связей сообщества, в котором предстоит действовать тому <text:s/>или иному индивиду.</text:p>
            </text:list-item>
            <text:list-item>
              <text:p text:style-name="P153">Оказание влияния. Изменение поведения, личностно-смысловых установок собеседника, мнений, действий и тд.</text:p>
            </text:list-item>
          </text:list>
        </text:list-item>
      </text:list>
      <text:p text:style-name="Standard">Выделяют виды общения:</text:p>
      <text:list xml:id="list34163009" text:style-name="WWNum18">
        <text:list-item>
          <text:p text:style-name="P154">По цели.</text:p>
          <text:list>
            <text:list-item>
              <text:p text:style-name="P154">Биологическое. Общение, необходимое для сохранения и развития организма. Направлено на удовлетворение основных биологических потребностей. </text:p>
            </text:list-item>
            <text:list-item>
              <text:p text:style-name="P154">Социальное. Расширение межличностных контактов и развитие различных форм коллективной жизни.</text:p>
            </text:list-item>
          </text:list>
        </text:list-item>
        <text:list-item>
          <text:p text:style-name="P154">По содержанию.</text:p>
          <text:list>
            <text:list-item>
              <text:p text:style-name="P154">Материальное. <text:s/>Обмен предметами и продуктами деятельности.</text:p>
            </text:list-item>
            <text:list-item>
              <text:p text:style-name="P154">Кондиционное. Обмен эмоциональными и психическими состояниями.</text:p>
            </text:list-item>
            <text:list-item>
              <text:p text:style-name="P154">Мотивационное. Обмен побуждениями, интересами, мотивами и потребностями. </text:p>
            </text:list-item>
            <text:list-item>
              <text:p text:style-name="P154">Когнитивное. Обмен знаниями.</text:p>
            </text:list-item>
            <text:list-item>
              <text:p text:style-name="P154">Деятельностное общение. Межличностный обмен действиями, операциями, умениями и навыками.</text:p>
            </text:list-item>
          </text:list>
        </text:list-item>
        <text:list-item>
          <text:p text:style-name="P154">По средствам</text:p>
          <text:list>
            <text:list-item>
              <text:p text:style-name="P154">Непосредственное общение. Осуществляется с помощью естественных органов. Голосовые связки и тд.</text:p>
            </text:list-item>
            <text:list-item>
              <text:p text:style-name="P154">Опосредованное. Связано с использованием специальных средств и носителей для обмена информацией.</text:p>
            </text:list-item>
            <text:list-item>
              <text:p text:style-name="P154">Прямое общение. Личный непосредственный контакт с собеседником.</text:p>
            </text:list-item>
            <text:list-item>
              <text:p text:style-name="P154">Косвенное общение. Через посредников.</text:p>
            </text:list-item>
          </text:list>
        </text:list-item>
      </text:list>
      <text:p text:style-name="Standard">Развитие общения у человека с рождения до 7 лет можно предтавить так (этапы)</text:p>
      <text:list xml:id="list34166789" text:style-name="WWNum19">
        <text:list-item>
          <text:p text:style-name="P155">От рождения до 2-3 мес: биологическое общение. Мимика, жестикуляция, голосовые сигналы.</text:p>
        </text:list-item>
        <text:list-item>
          <text:p text:style-name="P155"><text:soft-page-break/>От 2-3 мес до 8-10 мес: То же + начальный этап познавательного общения. Развив ограны чувств, потребность в новом и познании мира</text:p>
        </text:list-item>
        <text:list-item>
          <text:p text:style-name="P155">До 1.5 лет: Координированное <text:s/>вербально-невербальное общение. Обслуживает познавательные потребности. Использование речи. </text:p>
        </text:list-item>
        <text:list-item>
          <text:p text:style-name="P155">До 3 лет: Разделяется личностное и деловое общение, появляется также игровое общение. </text:p>
        </text:list-item>
        <text:list-item>
          <text:p text:style-name="P155">До 6-7 лет: Развивается сюжетно-ролевое общение из-за включения ребёнка в разные среды общения.</text:p>
        </text:list-item>
      </text:list>
      <text:p text:style-name="Standard">Наряду с целями и содержанием, выделяют структуру:</text:p>
      <text:p text:style-name="Standard">Она представлена 3 процессами:</text:p>
      <text:list xml:id="list34168095" text:style-name="WWNum20">
        <text:list-item>
          <text:p text:style-name="P156"><text:span text:style-name="T1">Коммуникация</text:span>. Со-общение (лат). Активный обмен инфо между индивидами. Виды:</text:p>
          <text:list>
            <text:list-item>
              <text:p text:style-name="P156">Побудительная информации. Стимулирование каких-либо действий и выражается в приказе, совете или просьбе. </text:p>
            </text:list-item>
            <text:list-item>
              <text:p text:style-name="P156">Контантирующая информация. Информационное сообщение есть цель её. Не предполагает изменение поведения собеседника.</text:p>
            </text:list-item>
          </text:list>
        </text:list-item>
      </text:list>
      <text:p text:style-name="P7">В зависисости об знаковой стстемы коммуникации выделены 2 разновидности.</text:p>
      <text:p text:style-name="List_20_Paragraph">А) вербальная. Если знаковая система – речь. Вспомогат средства:</text:p>
      <text:p text:style-name="P3"><text:tab/>1) экстралингвистические. Паузы, темп речи, эмоц сопровоздения: смех, плач и тд.</text:p>
      <text:p text:style-name="P3"><text:tab/>2) паралингвистические средства. Качество, диапазон, мелодия, тональность, интонация и тд.</text:p>
      <text:p text:style-name="List_20_Paragraph">Б) невербальная. Знаковая система – неречевые средства. </text:p>
      <text:p text:style-name="List_20_Paragraph"><text:tab/>1) оптико-кинетические средства. <text:s/>Жесты, мимика, пантомимика.</text:p>
      <text:p text:style-name="P3"><text:tab/>2) Пространственно-временные. Время общения и пространственное отношение между собеседниками.</text:p>
      <text:p text:style-name="P3">Около 45% нашей инфо – вербальный канал. Остальное – невербальный.</text:p>
      <text:p text:style-name="P3"><text:span text:style-name="T1">Язык жестов Алан и Барбара Пиз.</text:span> </text:p>
      <text:p text:style-name="P4">Расстояние между собеседниками. <text:span text:style-name="T1">Праксемика</text:span>. <text:s/>Выделено 4 расстояния или зоны общения.</text:p>
      <text:list xml:id="list35281446" text:continue-list="list34163009" text:style-name="WWNum18">
        <text:list-item>
          <text:list>
            <text:list-item>
              <text:list>
                <text:list-item>
                  <text:p text:style-name="P154">Интимная зона. До 60 см. Очень личная.</text:p>
                </text:list-item>
                <text:list-item>
                  <text:p text:style-name="P154">Личная зона 60-120 см. Для делового общения со знакомыми и коллегами по работе</text:p>
                </text:list-item>
                <text:list-item>
                  <text:p text:style-name="P154">Социальная зона. 120-300 см. Зона деловых отношения с незнакомыми людьми. </text:p>
                </text:list-item>
                <text:list-item>
                  <text:p text:style-name="P154">Публичная зона. 3+метра. Зона для выступлений перед большой аудиторией. </text:p>
                </text:list-item>
              </text:list>
            </text:list-item>
          </text:list>
        </text:list-item>
      </text:list>
      <text:list xml:id="list35270253" text:continue-list="list34168095" text:style-name="WWNum20">
        <text:list-item>
          <text:p text:style-name="P156"><text:span text:style-name="T1">Интеракция</text:span>. Общение, связанное с взаимодействием людей в процессе совместной деятельности. <text:s/>Виды:</text:p>
          <text:list>
            <text:list-item>
              <text:p text:style-name="P156"><text:span text:style-name="T1">Сотрудничество</text:span> (кооперация)</text:p>
            </text:list-item>
            <text:list-item>
              <text:p text:style-name="P156"><text:span text:style-name="T1">Соперничество</text:span> (конкуренция). Иногда перетекает в конфликтное поведение. </text:p>
            </text:list-item>
          </text:list>
        </text:list-item>
        <text:list-item>
          <text:p text:style-name="P156"><text:span text:style-name="T1">Перцепция</text:span>. Процесс восприятия собеседниками друг друга в ходе общения. Механизмы взаимопонимания:</text:p>
          <text:list>
            <text:list-item>
              <text:p text:style-name="P156"><text:span text:style-name="T1">Идентификация</text:span>. Соотнесение себя с чем-то (лат). Уподобление себя партнёру по общению.</text:p>
            </text:list-item>
            <text:list-item>
              <text:p text:style-name="P156"><text:span text:style-name="T1">Рефлексия</text:span>.<text:span text:style-name="T1"> </text:span>Отражение (лат). Осознание человеком того, как он воспринимается партнёром по общению.</text:p>
            </text:list-item>
            <text:list-item>
              <text:p text:style-name="P156"><text:span text:style-name="T1">Каузальная атрибуция</text:span>. Кауза – из-за чего-то, ради чего-то (лат). Объяснение истинных причин и мотивов поведения других людей. <text:soft-page-break/>Процессы каузальной атрибуции подчиняются ряду закономерностей, влияющих на понимание людьми друг друга:</text:p>
              <text:list>
                <text:list-item>
                  <text:p text:style-name="P156">События, которое предшествуют наблюдаемому явлению, рассматриваются как возможные его причины. </text:p>
                </text:list-item>
                <text:list-item>
                  <text:p text:style-name="P156">Неверное объяснение поступков бывает тогда, когда есть много равновероятных возможностей для их интерпретации. </text:p>
                </text:list-item>
                <text:list-item>
                  <text:p text:style-name="P156">На ошибки атрибуции влияет культурный тип, к которому принадлежит тот или иной человек.</text:p>
                </text:list-item>
              </text:list>
            </text:list-item>
          </text:list>
        </text:list-item>
      </text:list>
      <text:p text:style-name="Standard">Все стороны обения реализуются в процессе непосредственного контакта между людьми в группах и коллективах.</text:p>
      <text:h text:style-name="Heading_20_2" text:outline-level="2">Группы и коллективы</text:h>
      <text:p text:style-name="Standard">Что такое группа? Это ограниченная в размерах общность, которая выделена из социального целого на основе определённых признаков. Чаще всего такой признак—характер деятельности, уровень развития, класс, структура и ли число людей, входящих в группу.</text:p>
      <text:p text:style-name="Standard">Группы:</text:p>
      <text:list xml:id="list34167179" text:style-name="WWNum21">
        <text:list-item>
          <text:p text:style-name="P157">Микрогруппы. 2-4 чел</text:p>
        </text:list-item>
        <text:list-item>
          <text:p text:style-name="P157">Малые 5-40</text:p>
          <text:list>
            <text:list-item>
              <text:p text:style-name="P157">Отношение</text:p>
              <text:list>
                <text:list-item>
                  <text:p text:style-name="P157">Первичные семья и тд</text:p>
                </text:list-item>
                <text:list-item>
                  <text:p text:style-name="P157">Вторичные – другие.</text:p>
                </text:list-item>
              </text:list>
            </text:list-item>
            <text:list-item>
              <text:p text:style-name="P157">Права члена группы</text:p>
              <text:list>
                <text:list-item>
                  <text:p text:style-name="P157">Паритетные. Все имеют развные права.</text:p>
                </text:list-item>
                <text:list-item>
                  <text:p text:style-name="P157">Непаритетные группы. Есть иерархия прав в зависимости от параметра.</text:p>
                </text:list-item>
              </text:list>
            </text:list-item>
            <text:list-item>
              <text:p text:style-name="P157">Ценность группы для индивида.</text:p>
              <text:list>
                <text:list-item>
                  <text:p text:style-name="P157">Группы членства. В силу обстоятельств там</text:p>
                </text:list-item>
                <text:list-item>
                  <text:p text:style-name="P157">Референтные группы. Представляют для человека ценность. Он старается в неё попасть.</text:p>
                </text:list-item>
              </text:list>
            </text:list-item>
          </text:list>
        </text:list-item>
      </text:list>
      <text:p text:style-name="P9">Коллективы – подмножество малых групп.</text:p>
      <text:p text:style-name="P9">1) наличие вудещей деятельности, ради которой создан.</text:p>
      <text:p text:style-name="P9">2) организованность -- подчинённость коллектива порядку выполнения данной деятелности.и</text:p>
      <text:p text:style-name="P9">3) стабильность существования.</text:p>
      <text:p text:style-name="P9">4) высокая стперень сплочёности на сонове единства взглядов, убеждений,установок и интересов.</text:p>
      <text:p text:style-name="P9">5) структурированность. Начилие внутренней сруктуры управления, представленной лидером и тд <text:s/>А так же распределение прав и обязанностей.</text:p>
      <text:p text:style-name="P9">6) открытость. Готовность принять новых людей в коллектив.</text:p>
      <text:p text:style-name="P9">Коллектив в развитие проходит неск уровлней</text:p>
      <text:p text:style-name="P9">Уровни коллективов.:</text:p>
      <text:list xml:id="list34185545" text:style-name="WWNum22">
        <text:list-item>
          <text:p text:style-name="P158">Группа-конгломерат. Группа ранее незнакомых людей, собранных в связи с внешними обстоятельствами и задачами.</text:p>
        </text:list-item>
        <text:list-item>
          <text:p text:style-name="P158"><text:soft-page-break/>Группа – ассоциация. <text:s/>Осн характеристика – начинается ведущая деятельность группы, цел которой <text:s/>проектируются внешним руководством.</text:p>
        </text:list-item>
        <text:list-item>
          <text:p text:style-name="P158">Группа-кооперация. Появляется внутренняя структура организационная, наблюдается высокий уровень сотрудничества, отношения носят деловой характер, подчинены достижению высокого результата в ведущей деятельности.</text:p>
        </text:list-item>
        <text:list-item>
          <text:p text:style-name="P158">Группа-автономия. Характерен высокий уровень единства, а <text:s/>так же личное отношение, не обоснованное какой-то ведущей деятельностью.</text:p>
          <text:list>
            <text:list-item>
              <text:p text:style-name="P158">Группа-коллектив. Описали уже.</text:p>
            </text:list-item>
            <text:list-item>
              <text:p text:style-name="P158">Группа-корпорация. Такая же, но закрыта для принятия новых членов.</text:p>
            </text:list-item>
          </text:list>
        </text:list-item>
      </text:list>
      <text:p text:style-name="P5">Коллектив должен постоянно добиваться новых успехов и двигаться к достижению той или иной перспективы.</text:p>
      <text:p text:style-name="P5">Между личностью и клооективом есть 3 наиболее распротраннных модели отношений: </text:p>
      <text:list xml:id="list35287335" text:continue-list="list34161870" text:style-name="WW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50">Конформизм. Со-образование. Принятие той формы, которая требудется</text:p>
                                      <text:list>
                                        <text:list-item>
                                          <text:p text:style-name="P150">Истинный. Личность принимает требования, отказываясь от своих.</text:p>
                                        </text:list-item>
                                        <text:list-item>
                                          <text:p text:style-name="P150">Мнимый. Внешне подчиняется, но вне коллектива ведёт себя так, как считает нужным.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0">Гармония. </text:p>
                                      <text:list>
                                        <text:list-item>
                                          <text:p text:style-name="P150">Подлинная. Гармонизация интересов личности и коллектива. Он воспитывает и развивает человека.</text:p>
                                        </text:list-item>
                                        <text:list-item>
                                          <text:p text:style-name="P150">Мнимая. Сохранение уважительных отношений в группе при отсутствии отношений как таковых.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0">Нон-конформизм. </text:p>
                                      <text:list>
                                        <text:list-item>
                                          <text:p text:style-name="P150">Бунт против коллектива. Противостоит требованиям коллектива и отстаивает взгляды, несмотря ни на что.</text:p>
                                        </text:list-item>
                                        <text:list-item>
                                          <text:p text:style-name="P150">Подчиняет себе коллектив личность.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5283847" text:continue-list="list34167179" text:style-name="WWNum21">
        <text:list-item>
          <text:p text:style-name="P157">Большие <text:s/>40+</text:p>
          <text:list>
            <text:list-item>
              <text:p text:style-name="P157">Условные. Нет общения непосредственного между участниками.</text:p>
            </text:list-item>
            <text:list-item>
              <text:p text:style-name="P157">Реальные. Возможен непосредственный контакт между участниками</text:p>
            </text:list-item>
          </text:list>
        </text:list-item>
      </text:list>
      <text:p text:style-name="Standard">Что такое лидерство? Способность оказывать влияние на индивидов и коллектив и направлять их усилия для достижения каких-либо целей. </text:p>
      <text:p text:style-name="Standard">Бывают:</text:p>
      <text:p text:style-name="Standard">1)формальные. Наставлены свыше.</text:p>
      <text:p text:style-name="Standard">2) неформальные. Из коллектива сами выбрали.</text:p>
      <text:p text:style-name="Standard">Для успешного руководства должен обладать рядом качеств:</text:p>
      <text:list xml:id="list34189948" text:style-name="WWNum23">
        <text:list-item>
          <text:p text:style-name="P159">Волевые качества. </text:p>
        </text:list-item>
        <text:list-item>
          <text:p text:style-name="P159">Память.</text:p>
        </text:list-item>
        <text:list-item>
          <text:p text:style-name="P159">Эмоциональная устойчивость</text:p>
        </text:list-item>
        <text:list-item>
          <text:p text:style-name="P159">Стрессоустойчивость</text:p>
        </text:list-item>
        <text:list-item>
          <text:p text:style-name="P159">Коммуникабельность.</text:p>
        </text:list-item>
        <text:list-item>
          <text:p text:style-name="P159">Профессиональные знания и умения, </text:p>
        </text:list-item>
        <text:list-item>
          <text:p text:style-name="P159">Организаторские качества.</text:p>
        </text:list-item>
        <text:list-item>
          <text:p text:style-name="P159">Доминантность. Властность, высокая самооценка и уровень притязаний.</text:p>
        </text:list-item>
      </text:list>
      <text:p text:style-name="Standard"><text:soft-page-break/>Важное значение для успешной работы и для психологического климата в коллективе имеют особенности стиля руководства. <text:s/>Это комплекс приёмов и методов воздействия руководителя на коллектив с целью качественного выполнения его функций.</text:p>
      <text:p text:style-name="Standard">Определение стиля осуществляется по главным функциям управления:</text:p>
      <text:list xml:id="list34187086" text:style-name="WWNum24">
        <text:list-item>
          <text:p text:style-name="P160">Принятие решений</text:p>
        </text:list-item>
        <text:list-item>
          <text:p text:style-name="P160">Общение с подчинёнными</text:p>
        </text:list-item>
        <text:list-item>
          <text:p text:style-name="P160">Контроль за исполнением решений</text:p>
        </text:list-item>
      </text:list>
      <text:p text:style-name="Standard">Исходя из этого есть 3 чистых стиля руководства:</text:p>
      <text:list xml:id="list34171530" text:style-name="WWNum25">
        <text:list-item>
          <text:p text:style-name="P161">Директивный стиль. (автократический). <text:s/>Принимает решения единолично, придерживается официальных отношений с подчинёнными, лично контролирует не только результат, но и процесс работы.</text:p>
        </text:list-item>
        <text:list-item>
          <text:p text:style-name="P161">Консультативный (демократический). Сочетает как официальные, так и дружеские отношения с подчинёнными, избегая фамильярности. Решение принимает единолично, но с учётом мнения коллектива. Контролирует только результат, не вдаваясь в подробности процесса работы.</text:p>
        </text:list-item>
        <text:list-item>
          <text:p text:style-name="P161">Попустительский стиль (либеральный). Руководитель максимально ориентирован на поддержание неформальных отношений с подчинёнными. <text:s/>Решения принимаются коллегиально (всем коллективом). Выполнение работы такой руководитель представляет полную свободу инициативе подчинённых. Они самостоятельно организуют деятельность и контролируют её. Руководитель лишь по необходимости вмешивается в производственный процесс.</text:p>
        </text:list-item>
      </text:list>
      <text:p text:style-name="P10"/>
      <text:h text:style-name="P1" text:outline-level="1">Общие основы педагогики</text:h>
      <text:h text:style-name="Heading_20_2" text:outline-level="2">План</text:h>
      <text:list xml:id="list34192869" text:style-name="WWNum27">
        <text:list-item>
          <text:p text:style-name="P162">Педагогика как наука. Динамика становления, объект, предмет и структура.</text:p>
        </text:list-item>
        <text:list-item>
          <text:p text:style-name="P162">Основные функции педагогики и педагогические категории.</text:p>
        </text:list-item>
        <text:list-item>
          <text:p text:style-name="P162">Методология и методы научно-педагогических исследований</text:p>
        </text:list-item>
        <text:list-item>
          <text:p text:style-name="P162">Понятие целостного педагогического процесса, характеристика его функций, закономерностей и принципов.</text:p>
        </text:list-item>
      </text:list>
      <text:p text:style-name="Standard">Журавлёв. Педагогика в системе наук о человеке.</text:p>
      <text:p text:style-name="Standard">Харламов. Педагогика.</text:p>
      <text:h text:style-name="Heading_20_2" text:outline-level="2">Занятие</text:h>
      <text:p text:style-name="Standard">Педагогика – греч, пайдос – дитя, адоге – вести. Детоводительство. Так назывался слуга, который сопровождал ребёнка в школу. </text:p>
      <text:p text:style-name="Standard">Периоды развития:</text:p>
      <text:list xml:id="list34183217" text:style-name="WWNum29">
        <text:list-item>
          <text:p text:style-name="P163">От истории древнего мира до 17 века. <text:s/>Время донаучного педагогического творчества. Складываются предпосылки для становления педагогики как самостоятельной науки:</text:p>
          <text:list>
            <text:list-item>
              <text:p text:style-name="P163">Выделение воспитания как отдельного вида деятельности. На стыке от превобытного общества к обществу раннерабовладельческому.</text:p>
            </text:list-item>
            <text:list-item>
              <text:p text:style-name="P163">Появление социального института в раннерабовладельческих государствах древнего востока – школы. Сначала религиозные при храмах, но потом и школы для подготовки государственных служащих.</text:p>
            </text:list-item>
            <text:list-item>
              <text:p text:style-name="P163">В древней греции происходит дифференциация школ на различные типы. Школы грамматиста. Начальная грамматика и тд. Школы кефариста. <text:s/>Широкое эстетическое образование, музыка, пение и тд. Палестра – школа борьбы.</text:p>
            </text:list-item>
            <text:list-item>
              <text:p text:style-name="P163">В римскую империю – разделение школ <text:s/>на 3вена: начальное, среднее и высшее. Элементарные школы – начальные. Средняя и высшая – риторические и грамматические школы. <text:s/>Позднее появятся кафедры – объединение преподавателей, которые учили одной дисциплине. <text:s/></text:p>
            </text:list-item>
            <text:list-item>
              <text:p text:style-name="P163">Первый педагогические сочинения в трудах Платона – «о государстве» 3 сословия – философы, воины и трудящиеся. Там воспитание на возрастном подходе, и носят государственный характер..</text:p>
            </text:list-item>
            <text:list-item>
              <text:p text:style-name="P163">В средние века 13-14 века развивается в западной европе всеобщая школа – новый тип школ. <text:span text:style-name="T4">University</text:span> <text:s/>университет. Есть 4 факультета: артистический (6-7 лет обучения) учили искусству (грамматика, риторика, диалектика, арифметика, астрономия и музыка). <text:s/>Юридический, медицинский и богословский факультеты были ещё (5-6 лет). <text:s/>Первые учёные степени, присуждаемые ученикам. Окончивший первый факультет – бакалавр, а один из последних трёх – магистр.</text:p>
            </text:list-item>
          </text:list>
        </text:list-item>
        <text:list-item>
          <text:p text:style-name="P163">16-17 века начался второй период. Научный. <text:s/>Педагогика как особая наука выделяется Бэконом, а статус чего-то там присуждён Коменским. Великая дедактика. Новая гуманитарная наука педагогика. Он также основал классо-урочную систему, но она распространяется в 18-19 веках.</text:p>
          <text:list>
            <text:list-item>
              <text:p text:style-name="P163">1802 год – Иоган Гербарт ввёл трудами своими педагогику в университеты. </text:p>
            </text:list-item>
          </text:list>
        </text:list-item>
      </text:list>
      <text:p text:style-name="Standard">Попробуем охарактеризовать её. </text:p>
      <text:p text:style-name="Standard">Выделим объект, предмет и категории.</text:p>
      <text:p text:style-name="Standard"><text:soft-page-break/>Объект педагогики – человек, растущий и развивающийся на всех возрастных этапах его развития. <text:s/></text:p>
      <text:p text:style-name="Standard">Если речь о предмете, то им можно назвать целостный педагогический процесс, целенаправленного развития и формирования человеческой личности в условиях её обучения, образования, воспитания, который организуется социальными институтами: семьёй, школой и рядом других учреждений.</text:p>
      <text:p text:style-name="Standard">Предмет – совокупность наук, изучающих воспитание и образование человека на всех возрастных этапах его развития. <text:s/></text:p>
      <text:p text:style-name="Standard">Включает в себя она: </text:p>
      <text:list xml:id="list34180714" text:style-name="WWNum30">
        <text:list-item>
          <text:p text:style-name="P164">Историю образования и педагогической мысли, исследующую воспитание и обучение как ля-ля-ля</text:p>
        </text:list-item>
        <text:list-item>
          <text:p text:style-name="P164">Общая педагогика. Методологическая фунд дисц, изуч воспит человека. Ля-ля-ля. Быстро слишком. разделы</text:p>
          <text:list>
            <text:list-item>
              <text:p text:style-name="P164">Общие основы педагогики</text:p>
            </text:list-item>
            <text:list-item>
              <text:p text:style-name="P164">Теория воспитания</text:p>
            </text:list-item>
            <text:list-item>
              <text:p text:style-name="P164">Теория обучения (дедактика)</text:p>
            </text:list-item>
            <text:list-item>
              <text:p text:style-name="P164">Школоведение (Основы управления педагогическими системами)</text:p>
            </text:list-item>
          </text:list>
        </text:list-item>
        <text:list-item>
          <text:p text:style-name="P164">Возрастная педагогика. О закономерностях различий развития людей разного возраста</text:p>
          <text:list>
            <text:list-item>
              <text:p text:style-name="P164">Преддошкольная, ясльная педагогика</text:p>
            </text:list-item>
            <text:list-item>
              <text:p text:style-name="P164">Дошкольная педагогика</text:p>
            </text:list-item>
            <text:list-item>
              <text:p text:style-name="P164">Школьная педагогика</text:p>
            </text:list-item>
            <text:list-item>
              <text:p text:style-name="P164">Педагогика высшей школы</text:p>
            </text:list-item>
          </text:list>
        </text:list-item>
        <text:list-item>
          <text:p text:style-name="P164">Педагогика профессионально-технического образования. Тут развивается педагогика среднего специального образования</text:p>
        </text:list-item>
        <text:list-item>
          <text:p text:style-name="P164">Произвоственная педагогика. Ля-ля-ля. Повышение квалификации и тд</text:p>
        </text:list-item>
        <text:list-item>
          <text:p text:style-name="P164">Специальная педагогика. Занимается воспитанием детей с аномалиями.</text:p>
          <text:list>
            <text:list-item>
              <text:p text:style-name="P164">Сурдопедагогика (плохо слышащие)</text:p>
            </text:list-item>
            <text:list-item>
              <text:p text:style-name="P164">Тифопедагогика (слабовидящие)</text:p>
            </text:list-item>
            <text:list-item>
              <text:p text:style-name="P164">Олигофренопедагогика</text:p>
            </text:list-item>
          </text:list>
        </text:list-item>
        <text:list-item>
          <text:p text:style-name="P164">Лечебная педагогика – с больныи и недомогающими детьми.</text:p>
        </text:list-item>
        <text:list-item>
          <text:p text:style-name="P164">Социальная педагогика.</text:p>
          <text:list>
            <text:list-item>
              <text:p text:style-name="P164">Семейная педагогика</text:p>
            </text:list-item>
            <text:list-item>
              <text:p text:style-name="P164">Исправильно-трудовая педагогика</text:p>
            </text:list-item>
          </text:list>
        </text:list-item>
        <text:list-item>
          <text:p text:style-name="P164">Военная педагогика. В армии и тд</text:p>
        </text:list-item>
        <text:list-item>
          <text:p text:style-name="P164"><text:s/>Этнопедагогика. Изучает у разных жтносов в разное время.</text:p>
        </text:list-item>
        <text:list-item>
          <text:p text:style-name="P164"><text:s/>В разных странах изучает и сравнивает сравнительная педагогика</text:p>
        </text:list-item>
        <text:list-item>
          <text:p text:style-name="P164">Методики преподавания предметов или частные дедактики. Закономерности преподавания отдельных дисциплин.</text:p>
        </text:list-item>
      </text:list>
      <text:h text:style-name="Heading_20_2" text:outline-level="2">Функции и категории педагогики</text:h>
      <text:p text:style-name="Standard">5 катеогорий:</text:p>
      <text:list xml:id="list34185316" text:style-name="WWNum31">
        <text:list-item>
          <text:p text:style-name="P165">Развитие. Процесс и результат качественных и количественных изменений психики и биологической природы человека, который происходит под действием таких факторов, как наследственность, среда, воспитание. </text:p>
        </text:list-item>
        <text:list-item>
          <text:p text:style-name="P165">Воспитание. </text:p>
          <text:list>
            <text:list-item>
              <text:p text:style-name="P165">Передача последующим поколениям социального опыта и заний как в организованных формах, так и путём естественного усвоения</text:p>
            </text:list-item>
            <text:list-item>
              <text:p text:style-name="P165">Управление процессом развития личности ребёнка</text:p>
            </text:list-item>
          </text:list>
        </text:list-item>
        <text:list-item>
          <text:p text:style-name="P165"><text:soft-page-break/>Обучение. Организованный целенаправленный систематичекий процесс азвимодействия учителей и учащихся, в ходе которого осуществрояется усвоение зннаий и умений и нываков, а также происзодит воспитание и ращвитие учащихся.</text:p>
        </text:list-item>
        <text:list-item>
          <text:p text:style-name="P165">Формирование. Процесс становления личности ребёнка как социального существа под влиянием множества факторов, среди которых целенаправленное воспитание и обучение играют главную роль.</text:p>
        </text:list-item>
        <text:list-item>
          <text:p text:style-name="P165">Образование. Процесс и результат овладения системой знаний и умений формирование на этой основе целостного мировоззрения, а так же познавательных способностей, сознания и поведения. </text:p>
        </text:list-item>
      </text:list>
      <text:p text:style-name="Standard">Таковы основные процессы, образующие педагогику. </text:p>
      <text:p text:style-name="Standard">Педагогиа как совокупность теоретических и прикладных дисциплин выполняет теоретическую и технологическую функцию. Каждая из них реализуется на 3х уровнях, предусматривающих решение ряда задач на каждом из них. </text:p>
      <text:list xml:id="list34188345" text:style-name="WWNum32">
        <text:list-item>
          <text:p text:style-name="P166">Теоретическая функция</text:p>
          <text:list>
            <text:list-item>
              <text:p text:style-name="P166">Описательный уровень. Познание законов воспитания и образования и рекомендации на этой основе в педагогической практике оптимальных путей достижения цели. Задача уровня- - изучение и обобщение практики передового и новаторского педагогического опыта.</text:p>
            </text:list-item>
            <text:list-item>
              <text:p text:style-name="P166">Диагностический уровень. Задачи: изучение состояния педагогических явлений, успешность или безуспешность деятельности педагога и учащихся, а также установление условий и причин этого. </text:p>
            </text:list-item>
            <text:list-item>
              <text:p text:style-name="P166">Прогностический уровень. Задачи: экспериментальные исследования педагогической действительности и построение на их основе моделей преобразования этой действительности. </text:p>
            </text:list-item>
          </text:list>
        </text:list-item>
        <text:list-item>
          <text:p text:style-name="P166">Технологическая функция</text:p>
          <text:list>
            <text:list-item>
              <text:p text:style-name="P166">Проективный уровень. Задачи: разработка программ, учебной литературы и учебных планов, которые определяют содержание и характер педагогической деятельности. </text:p>
            </text:list-item>
            <text:list-item>
              <text:p text:style-name="P166">Преобразовательный. Предусматривает разработку новых форм, методов, систем и средств воспитания, обучения, управления образовательными структурами. Задачи: внедрение педагогических достижений в практику, опосредованное использование знаний, заимствованное и других наук в педагогической теории и практике. </text:p>
            </text:list-item>
            <text:list-item>
              <text:p text:style-name="P166">Рефлексивный уровень. Оценка и коррекция влияния результатов научных исследований на практику обучения и воспитания.</text:p>
            </text:list-item>
          </text:list>
        </text:list-item>
      </text:list>
      <text:p text:style-name="Standard">Так как изучает человека, связана с науками антропологическими. </text:p>
      <text:list xml:id="list34186336" text:style-name="WWNum33">
        <text:list-item>
          <text:p text:style-name="P167">Философские науки. Этика, эстетика, социология и другие. Они являются методологической основой педагогики. <text:s/>То есть в основе любой педагогической теории лежит какая-то философская концепция.</text:p>
        </text:list-item>
        <text:list-item>
          <text:p text:style-name="P167">Психологические науки. <text:s/>Каждый раздел психологии опирается на какой-то психологический раздел. Дедактика опирается на теорию познавательных процессов, теория воспитания на психологию личности и тд.</text:p>
        </text:list-item>
        <text:list-item>
          <text:p text:style-name="P167">Биологические науки. Генетика, анатомия, физиология <text:s/>и другие. <text:s/>Используются педагогикой для изучения, <text:s/>закономерностей управления физическим и психическим развитием детей. Среди форм связи педагогики с другими науками выделяют: <text:s/>заимствование научной идеи или теориии её творческое использование, использование данных, полученных другими науками, ну и использование методов других наук, конечно, а так же объединение усилий нескольких направлений для решения проблем педагогики.</text:p>
        </text:list-item>
      </text:list>
      <text:h text:style-name="Heading_20_2" text:outline-level="2"><text:soft-page-break/>Упомянем о методах и методологии.</text:h>
      <text:p text:style-name="Standard">Методологий науки:</text:p>
      <text:list xml:id="list34178601" text:style-name="WWNum34">
        <text:list-item>
          <text:p text:style-name="P168">философия исследования </text:p>
        </text:list-item>
        <text:list-item>
          <text:p text:style-name="P168">фундаментальные научные положения, на которые исследователь опирается в своей работе</text:p>
        </text:list-item>
        <text:list-item>
          <text:p text:style-name="P168">Учение о методах, формах и процедурах сознания и преобразования педагогической действительности</text:p>
        </text:list-item>
      </text:list>
      <text:p text:style-name="Standard">Бывает:</text:p>
      <text:list xml:id="list34171520" text:style-name="WWNum35">
        <text:list-item>
          <text:p text:style-name="P169">Общей. Это научные положения, которые могут быть использованы в любой дисциплине. </text:p>
        </text:list-item>
        <text:list-item>
          <text:p text:style-name="P169">Частная методология. Только в конкретной облати знаний</text:p>
        </text:list-item>
        <text:list-item>
          <text:p text:style-name="P169">Специальная методология. Базируется на множестве методик исследования в каждой конкретной дисциплине. </text:p>
        </text:list-item>
      </text:list>
      <text:p text:style-name="Standard">Применяется ряд методологических подходов. Совокупности идей, принциов и технологий познания и преобразования педагогической действительности. Известные:</text:p>
      <text:list xml:id="list34187030" text:style-name="WWNum36">
        <text:list-item>
          <text:p text:style-name="P170">Системный подход. Педагогический процесс рассматривается как совоакупность взаимосвязанных компрнент.</text:p>
        </text:list-item>
        <text:list-item>
          <text:p text:style-name="P170">Личностный поход. Признат оичнрость результатом исторически-общественного развития, признаёт её уникальность и неповторимость.</text:p>
        </text:list-item>
        <text:list-item>
          <text:p text:style-name="P170">Деятельностный подход. Предполагает организацию деятельности ребёнка как одно из важных условий его полноценного развития.</text:p>
        </text:list-item>
        <text:list-item>
          <text:p text:style-name="P170">Культурологический подход. Понимают под ним подход, который предусматривает наличие системы базовых ценностей, которые необходимо реализовывать в целостном педагогическом процессе. </text:p>
        </text:list-item>
        <text:list-item>
          <text:p text:style-name="P170">Этнопедагогический. Предусматривает воспитание с опорой национальные традиции и культуру. </text:p>
        </text:list-item>
        <text:list-item>
          <text:p text:style-name="P170">Антропологический подход. Предусматривает системое использование данных всех наук о человеке и их учёт при построении педагогического процесса. </text:p>
        </text:list-item>
      </text:list>
      <text:p text:style-name="Standard">Без разработки методологического аппарата не может быть решена ни одна теоретическая или практическая задача. <text:s/>Методология исследования предусматривает выбор методов исследования.</text:p>
      <text:p text:style-name="Standard">Группы методов исследования:</text:p>
      <text:list xml:id="list34168949" text:style-name="WWNum37">
        <text:list-item>
          <text:p text:style-name="P171">Традиционно-педагогические методы. </text:p>
          <text:list>
            <text:list-item>
              <text:p text:style-name="P171">Наблюдение</text:p>
            </text:list-item>
            <text:list-item>
              <text:p text:style-name="P171">Анализ школьной документации</text:p>
            </text:list-item>
            <text:list-item>
              <text:p text:style-name="P171">Методы работы с первоисточниками и литературой </text:p>
              <text:list>
                <text:list-item>
                  <text:p text:style-name="P171">Реферирование</text:p>
                </text:list-item>
                <text:list-item>
                  <text:p text:style-name="P171">Цитирование</text:p>
                </text:list-item>
                <text:list-item>
                  <text:p text:style-name="P171">Аннотирование</text:p>
                </text:list-item>
                <text:list-item>
                  <text:p text:style-name="P171">Конспектирование</text:p>
                </text:list-item>
                <text:list-item>
                  <text:p text:style-name="P171">Составление библиографии</text:p>
                </text:list-item>
              </text:list>
            </text:list-item>
            <text:list-item>
              <text:p text:style-name="P171">Изучение и анализ творчества учащихся</text:p>
            </text:list-item>
          </text:list>
        </text:list-item>
      </text:list>
      <text:p text:style-name="P6"><text:line-break/></text:p>
      <text:list xml:id="list35270973" text:continue-numbering="true" text:style-name="WWNum37">
        <text:list-item>
          <text:p text:style-name="P171">Социологические методы</text:p>
          <text:list>
            <text:list-item>
              <text:p text:style-name="P171">Тесты</text:p>
            </text:list-item>
            <text:list-item>
              <text:p text:style-name="P171"><text:soft-page-break/>Беседы</text:p>
            </text:list-item>
            <text:list-item>
              <text:p text:style-name="P171">Интервью</text:p>
            </text:list-item>
            <text:list-item>
              <text:p text:style-name="P171">Анкета.</text:p>
            </text:list-item>
          </text:list>
        </text:list-item>
        <text:list-item>
          <text:p text:style-name="P171">Методы обработки данных. </text:p>
          <text:list>
            <text:list-item>
              <text:p text:style-name="P171">Количественные, качественные, статичтические</text:p>
            </text:list-item>
          </text:list>
        </text:list-item>
        <text:list-item>
          <text:p text:style-name="P171">Эмпирические</text:p>
          <text:list>
            <text:list-item>
              <text:p text:style-name="P171">Эксперимент</text:p>
            </text:list-item>
            <text:list-item>
              <text:p text:style-name="P171">Сравнительно-исторический анализ</text:p>
            </text:list-item>
            <text:list-item>
              <text:p text:style-name="P171">Тд</text:p>
            </text:list-item>
          </text:list>
        </text:list-item>
      </text:list>
      <text:h text:style-name="Heading_20_2" text:outline-level="2">Целостный педагогический процесс</text:h>
      <text:p text:style-name="Standard">Взаимодействие педагогов и воспитаников, направленное на решение развивающих, воспитательных и образовательных задач. Можно рассматривать его как систему, состоящую из ряда компонентов:</text:p>
      <text:list xml:id="list34186019" text:style-name="WWNum38">
        <text:list-item>
          <text:p text:style-name="P172">Педагоги</text:p>
        </text:list-item>
        <text:list-item>
          <text:p text:style-name="P172">Воспитанники</text:p>
        </text:list-item>
        <text:list-item>
          <text:p text:style-name="P172">Целевой компонент</text:p>
          <text:list>
            <text:list-item>
              <text:p text:style-name="P172">Генеральная цель</text:p>
            </text:list-item>
            <text:list-item>
              <text:p text:style-name="P172">Стратегические, тактические и личные цели</text:p>
            </text:list-item>
          </text:list>
        </text:list-item>
        <text:list-item>
          <text:p text:style-name="P172">Содержательный</text:p>
          <text:list>
            <text:list-item>
              <text:p text:style-name="P172">Основа наук</text:p>
            </text:list-item>
            <text:list-item>
              <text:p text:style-name="P172">Основа духовной и физический культуры</text:p>
            </text:list-item>
            <text:list-item>
              <text:p text:style-name="P172">Основы знаний, умений и навыков в различных сферах человесеской деятельности.</text:p>
            </text:list-item>
          </text:list>
        </text:list-item>
        <text:list-item>
          <text:p text:style-name="P172">Операционная деятельность. Формы воспитания и обучения</text:p>
        </text:list-item>
        <text:list-item>
          <text:p text:style-name="P172">Оценочно-результативный. Т.е. педагогическая диагностика и критерии эффективности целостного педагогического процесса.</text:p>
        </text:list-item>
      </text:list>
      <text:p text:style-name="Standard">Необходимость реализации всех этих компонентов и направление их на генеральную цель – всестороннее гармоническое развитие личности как творческой сущности обуславливают суть 3х функций ля-ля-ля</text:p>
      <text:list xml:id="list34183720" text:style-name="WWNum39">
        <text:list-item>
          <text:p text:style-name="P173">Образовательная. Вооружение системой научных знаний, умений и навыков и её использование на практике.</text:p>
        </text:list-item>
        <text:list-item>
          <text:p text:style-name="P173">Воспитательная функция. Формирование взглядом, щаблуждений и личностных качеств</text:p>
        </text:list-item>
        <text:list-item>
          <text:p text:style-name="P173">Развивающая функция. Развитие как психики, так и биологической природы</text:p>
        </text:list-item>
      </text:list>
      <text:p text:style-name="Standard">В этом процессе есть много связей и зависимостей, которые называются закономерности:</text:p>
      <text:list xml:id="list34182568" text:style-name="WWNum40">
        <text:list-item>
          <text:p text:style-name="P174">Закономерность динамики. Этот процесс имеет ступенчатый характер. Величина последующих зависит от предыдущих</text:p>
        </text:list-item>
        <text:list-item>
          <text:p text:style-name="P174">Развития. Темпы и уровени развития личности зависият от наследственности и среды, а также от средств и способов педагогического метода и от субъектности самой личности</text:p>
        </text:list-item>
        <text:list-item>
          <text:p text:style-name="P174">Управления. Эффективность зависит от обратных связей. </text:p>
        </text:list-item>
        <text:list-item>
          <text:p text:style-name="P174">Стимулирования. Эффективность зависит как от внешних стимулов, так и от уровня развития внутренних стимулов: отребностей и мотивов</text:p>
        </text:list-item>
        <text:list-item>
          <text:p text:style-name="P174">Закономерность единстве видов познавательной деятельности. Она зависит от интенсивности и качества умственного восприятия, логического осмысления воспринятого и от практического применения осмысленного.</text:p>
        </text:list-item>
        <text:list-item>
          <text:p text:style-name="P174"><text:soft-page-break/>Качества познавательной деятельности. Эффективность целостного процесса обусловлна качеством педагогической деятельности, а также качеством субъективной познавательной деятельности воспитанника. </text:p>
        </text:list-item>
        <text:list-item>
          <text:p text:style-name="P174">Закономерность детерминизма. Обусловленности чем-то. Течение и результат этого процесса обусловлены потребностями общества и личности, материальными возможностями общества, а также многочисленными условиями реализации ЦПП. Моральными, санитарно-пед и др.</text:p>
        </text:list-item>
      </text:list>
      <text:p text:style-name="Standard">Эти закономерности находят отражение в принципах ЦПП. Это основные положения, которые определяют организацию, содержание и формы ЦПП.</text:p>
      <text:list xml:id="list34188137" text:style-name="WWNum42">
        <text:list-item>
          <text:p text:style-name="P175">Принципы организации</text:p>
          <text:list>
            <text:list-item>
              <text:p text:style-name="P175">Принцип гуманистической направленности</text:p>
            </text:list-item>
            <text:list-item>
              <text:p text:style-name="P175">Связи с жизнью и производственной практикой</text:p>
            </text:list-item>
            <text:list-item>
              <text:p text:style-name="P175">Воспитания в коллективе</text:p>
            </text:list-item>
            <text:list-item>
              <text:p text:style-name="P175">Эстетизации</text:p>
            </text:list-item>
            <text:list-item>
              <text:p text:style-name="P175">Научности</text:p>
            </text:list-item>
            <text:list-item>
              <text:p text:style-name="P175">Приемстенности</text:p>
            </text:list-item>
            <text:list-item>
              <text:p text:style-name="P175">Систематичености</text:p>
            </text:list-item>
            <text:list-item>
              <text:p text:style-name="P175">Наглядности</text:p>
            </text:list-item>
            <text:list-item>
              <text:p text:style-name="P175">тд</text:p>
            </text:list-item>
          </text:list>
        </text:list-item>
        <text:list-item>
          <text:p text:style-name="P175">Принципы упралвения деятельностью воспитанников.</text:p>
          <text:list>
            <text:list-item>
              <text:p text:style-name="P175">Сочетания руководства жизнью детей с развитием из активности</text:p>
            </text:list-item>
            <text:list-item>
              <text:p text:style-name="P175">Единства требовательности и уважения к воспитанникам</text:p>
            </text:list-item>
            <text:list-item>
              <text:p text:style-name="P175">Опоры на положительное в человеке</text:p>
            </text:list-item>
            <text:list-item>
              <text:p text:style-name="P175">Единства и согласованности требований школы, семьи и общест<text:bookmark text:name="_GoBack"/>ва</text:p>
            </text:list-item>
            <text:list-item>
              <text:p text:style-name="P175">Учёта основных и индивид особенностей</text:p>
            </text:list-item>
            <text:list-item>
              <text:p text:style-name="P175">Доступности и посильности обуечния</text:p>
            </text:list-item>
            <text:list-item>
              <text:p text:style-name="P175">Учёта возрастных индивидуальных особенностей</text:p>
            </text:list-item>
            <text:list-item>
              <text:p text:style-name="P175">Прочности результатов образования, воспитания и развития</text:p>
            </text:list-item>
          </text:list>
        </text:list-item>
      </text:list>
      <text:p text:style-name="P11"/>
      <text:h text:style-name="P40" text:outline-level="1">Введение в педагогическую профессию</text:h>
      <text:h text:style-name="P129" text:outline-level="2">План</text:h>
      <text:list xml:id="list34177977" text:style-name="L1">
        <text:list-item>
          <text:p text:style-name="P43">Функции и виды педагогической деятельности</text:p>
        </text:list-item>
        <text:list-item>
          <text:p text:style-name="P43">Профессиональные и личностные качества педагога</text:p>
        </text:list-item>
        <text:list-item>
          <text:p text:style-name="P43">Понятие о профессиональной компетентности</text:p>
        </text:list-item>
      </text:list>
      <text:p text:style-name="P14">Литература:</text:p>
      <text:list xml:id="list34192532" text:style-name="L2">
        <text:list-item>
          <text:p text:style-name="P44">Рогов. Личность учителя, теория и практика</text:p>
        </text:list-item>
        <text:list-item>
          <text:p text:style-name="P44">Синица. Педагогический такт и мастерство учителя</text:p>
        </text:list-item>
        <text:list-item>
          <text:p text:style-name="P44">Спирин. Теория и технология решения педагогичеких задач</text:p>
        </text:list-item>
      </text:list>
      <text:h text:style-name="P130" text:outline-level="2">Функции и виды</text:h>
      <text:p text:style-name="P15">Целостный педагогический процесс представляет собой процесс межличностного взаимодействия, поэтому его эффективность зависит как от профессионально-педагогических качеств, так и от индивидуальных особенностей, таких как направленность, общая и профессиональная культура, личностные качества, уровень владения основами профессиональной деятельности.</text:p>
      <text:p text:style-name="P12"><text:soft-page-break/><text:span text:style-name="T5">Предметом педагогики выступает деятельность, ориентированная на выполнение вечной постоянной социальной функции</text:span><text:span text:style-name="T6"> — передачи и трансляции подрастающим поколениям всего накопленного человеческим опытом. </text:span></text:p>
      <text:p text:style-name="P16">Педагогическая деятельность представляет собой воспитывающую и обучающую деятельность педагога на воспитанников, направленную на их личностное интерллектуальое и деятельностное развитие.</text:p>
      <text:p text:style-name="P16">Сущность педагогической деятельности раскрывается через анализ её структуры, компонентами которой являются:</text:p>
      <text:list xml:id="list34162840" text:style-name="L3">
        <text:list-item>
          <text:p text:style-name="P45">Цель (т. е. Воспитание всесторонне и гармонически развитой личности, реализуемую в процессе решения задач обучения и воспитания)</text:p>
        </text:list-item>
        <text:list-item>
          <text:p text:style-name="P45">Объекты педагогической деятельности, под ними понимаю воспитательную среду (семью, коллективы, окружение), деятельность и особенности самих воспитанников.</text:p>
        </text:list-item>
        <text:list-item>
          <text:p text:style-name="P46">Содержание. Процесс организации учебной деятельности обучающихся, направленный на освоение ими основ наук, основ духовной и физической культуры. </text:p>
        </text:list-item>
        <text:list-item>
          <text:p text:style-name="P46">Методы, формы и средства передачи социального опыта.</text:p>
        </text:list-item>
        <text:list-item>
          <text:p text:style-name="P46">Результаты преподавательской деятельности.</text:p>
        </text:list-item>
      </text:list>
      <text:p text:style-name="P17">Педагогическая деятельность реализуется через выполнение различных действий, ориентированные на цели обучения и воспитания. Определённые совокупности таких действий определяют <text:s/>реализацию той или иной функции педагогической деятельности.</text:p>
      <text:list xml:id="list34180995" text:style-name="L4">
        <text:list-item>
          <text:p text:style-name="P47">Диагностирующая функция. Связана с изучением воспитанников с установлением уровня их развития, обучаемости и воспитуемости. </text:p>
        </text:list-item>
        <text:list-item>
          <text:p text:style-name="P47">Ориентационно-прогностическая. Выражается в умении педагога определить направление восптательной деятельности, прогнозировать её резулльтаты.</text:p>
        </text:list-item>
        <text:list-item>
          <text:p text:style-name="P47">Конструктивно-проектировочная. Обеспечивает отбор и организацию содержания учебной информации, которая должна быть усвоена учащимися. Предполагает проектирование деятельности учащихся по усвоению данной информации.</text:p>
        </text:list-item>
        <text:list-item>
          <text:p text:style-name="P47">Организаторская фкнкция. Предусматривает вовлечение учазщихся в различные виды воспитательной работы.</text:p>
        </text:list-item>
        <text:list-item>
          <text:p text:style-name="P48">Информационно-обхяснительая функция. Предусматривает организацию процесса овладения знаниями, умениями и навыаками, а также мировоззренческими и нравственными идеями. </text:p>
        </text:list-item>
        <text:list-item>
          <text:p text:style-name="P48">Аналитико-оценочная функция. <text:s/>Предусматривает самостоятельный анализ учителя, процесса обцчения и воспитания, а также сравнения достигнутых результатов с теми целями и задачами, которые намечались <text:s/>в начале учебно-воспитательного процесса. </text:p>
        </text:list-item>
        <text:list-item>
          <text:p text:style-name="P49">Исследовательская функция состоит в самостоятельных научных исследованиях педагога.</text:p>
        </text:list-item>
      </text:list>
      <text:p text:style-name="P18">Основные виды педагогической деятельности — преподавание и воспитательная работа.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Преподавание</text:p>
          </table:table-cell>
          <table:table-cell table:style-name="Table1.B1" office:value-type="string">
            <text:p text:style-name="P38">Воспитательная работа<text:soft-page-break/></text:p>
          </table:table-cell>
        </table:table-row>
        <table:table-row>
          <table:table-cell table:style-name="Table1.A2" office:value-type="string">
            <text:p text:style-name="P39">Определение. Вид педагогической деятельности, направленный на познавательную деятельность воспитанника</text:p>
          </table:table-cell>
          <table:table-cell table:style-name="Table1.B2" office:value-type="string">
            <text:p text:style-name="P39">ВПД, направленный на организацию воспитательной среды и управление различными видами деятельности воспитанников <text:s/>с целью решения задач их гармонического развития</text:p>
          </table:table-cell>
        </table:table-row>
        <table:table-row>
          <table:table-cell table:style-name="Table1.A2" office:value-type="string">
            <text:p text:style-name="P39">Фома организации преподавания. В любой организационной форме, имеет жёстные временные рамки, цель и способы её достижения.</text:p>
          </table:table-cell>
          <table:table-cell table:style-name="Table1.B2" office:value-type="string">
            <text:p text:style-name="P39">Такого там нет . Достижение цели не прямое, а косвенное. Предусматривает рещение ряда задач, ориенитированных на цель. Нет жёстких рамок временных.</text:p>
          </table:table-cell>
        </table:table-row>
        <table:table-row>
          <table:table-cell table:style-name="Table1.A2" office:value-type="string">
            <text:p text:style-name="P39">Содержание обучения и логику можно регламентировать с помощью нормативных документов.</text:p>
          </table:table-cell>
          <table:table-cell table:style-name="Table1.B2" office:value-type="string">
            <text:p text:style-name="P39">Не допускает регламентирования</text:p>
          </table:table-cell>
        </table:table-row>
        <table:table-row>
          <table:table-cell table:style-name="Table1.A2" office:value-type="string">
            <text:p text:style-name="P39">Допускает планирование. Годичное, по четвертям, поурочное и тд</text:p>
          </table:table-cell>
          <table:table-cell table:style-name="Table1.B2" office:value-type="string">
            <text:p text:style-name="P39">Планирование лишь <text:s/>самых общих чертах</text:p>
          </table:table-cell>
        </table:table-row>
        <table:table-row>
          <table:table-cell table:style-name="Table1.A2" office:value-type="string">
            <text:p text:style-name="P39">Отдача, проверка. Предполагает постоянную и немедленную ответную связь</text:p>
          </table:table-cell>
          <table:table-cell table:style-name="Table1.B2" office:value-type="string">
            <text:p text:style-name="P39">Такого нет из-за отдалённости её результатов</text:p>
          </table:table-cell>
        </table:table-row>
        <table:table-row>
          <table:table-cell table:style-name="Table1.A2" office:value-type="string">
            <text:p text:style-name="P39">Оценка. Результаты обучения легко выявляются и оцениваются</text:p>
          </table:table-cell>
          <table:table-cell table:style-name="Table1.B2" office:value-type="string">
            <text:p text:style-name="P39">Выявление результатов затруднено</text:p>
          </table:table-cell>
        </table:table-row>
        <table:table-row>
          <table:table-cell table:style-name="Table1.A2" office:value-type="string">
            <text:p text:style-name="P39">Критерий успешности. Достижение заданных учебных целей.</text:p>
          </table:table-cell>
          <table:table-cell table:style-name="Table1.B2" office:value-type="string">
            <text:p text:style-name="P39">Позитивное изменение, проявляемое в сознании, эмоциональных реакциях, поведении и деятельности воспитанников.</text:p>
          </table:table-cell>
        </table:table-row>
      </table:table>
      <text:p text:style-name="P18">Помимо основных видов педагогической деятельности существует также деятельность научно-исследовательская, внешкольная, методическая, управленческая и организаторская, а также деятельность по самовоспитанию и самообразованию.</text:p>
      <text:p text:style-name="P18"/>
      <text:h text:style-name="P131" text:outline-level="2">Вторая часть</text:h>
      <text:p text:style-name="P18">В профессиональной деятельности педагога есть несколько типов направленности.</text:p>
      <text:list xml:id="list34180568" text:style-name="L5">
        <text:list-item>
          <text:p text:style-name="P50">На профессиональное самоутверждение. Ложная педагогическая направленность. </text:p>
        </text:list-item>
        <text:list-item>
          <text:p text:style-name="P50">На средства педагогичекого воздействия. Формально-педагогическая направленность.</text:p>
        </text:list-item>
        <text:list-item>
          <text:p text:style-name="P50">На цели педагогичекой деятельности. Всестороннее и гармоническое развитие. Истинно-педагогическая направленность. <text:s/>Предопределяет гуманистический характер деятельности педагога. Может быть сформирована на базе нравственных и эстетических ценностей и выражаться в общей и профессиональной культуре учителя. </text:p>
        </text:list-item>
      </text:list>
      <text:p text:style-name="P18">Професиональная культура как базовая характеристика личности педагога представляет собой базовое основание, включающее коспоненты:</text:p>
      <text:list xml:id="list34184656" text:style-name="L6">
        <text:list-item>
          <text:p text:style-name="P51"><text:soft-page-break/>Культура педагогического мышления. Предполагает развитие различных качеств линости.</text:p>
        </text:list-item>
        <text:list-item>
          <text:p text:style-name="P51">Профессиональное мастерство и компетеностность учителя.</text:p>
        </text:list-item>
        <text:list-item>
          <text:p text:style-name="P51">Нравственная культура. </text:p>
        </text:list-item>
        <text:list-item>
          <text:p text:style-name="P51">Культура редагогического общения</text:p>
        </text:list-item>
        <text:list-item>
          <text:p text:style-name="P51">Культура внешнего вида педагога. </text:p>
        </text:list-item>
      </text:list>
      <text:p text:style-name="P18">Все личностные качества учителя и меют профессиональную значивость. Каждая профессия, в т.ч. Педагогическая предъявляет свои требования, наличие которых способствует эффективному выполнению своей деятельности, а отсутствие снижает <text:s/>эффективность труда.</text:p>
      <text:list xml:id="list34177142" text:style-name="L7">
        <text:list-item>
          <text:p text:style-name="P53">Индивиуальные качества.</text:p>
          <text:list>
            <text:list-item>
              <text:p text:style-name="P53">Качество<text:tab/>. Тип нервной системы.</text:p>
              <text:list>
                <text:list-item>
                  <text:p text:style-name="P53">Оптимальный уровень. Сильный и уравновешенный тип. (сангвиник и флегматик)</text:p>
                </text:list-item>
                <text:list-item>
                  <text:p text:style-name="P53">Допустимый. Сильный неуравновешенный тип. </text:p>
                </text:list-item>
                <text:list-item>
                  <text:p text:style-name="P53">Критический. Слабый и инертный тип НС.</text:p>
                </text:list-item>
              </text:list>
            </text:list-item>
            <text:list-item>
              <text:p text:style-name="P54">Руководящие качества</text:p>
              <text:list>
                <text:list-item>
                  <text:p text:style-name="P54">Склонность к лидерству</text:p>
                </text:list-item>
                <text:list-item>
                  <text:p text:style-name="P54">Властность</text:p>
                </text:list-item>
                <text:list-item>
                  <text:p text:style-name="P54">Деспотизм.</text:p>
                </text:list-item>
              </text:list>
            </text:list-item>
            <text:list-item>
              <text:p text:style-name="P54">???</text:p>
              <text:list>
                <text:list-item>
                  <text:p text:style-name="P54">Объективная уверенность в собственных силах</text:p>
                </text:list-item>
                <text:list-item>
                  <text:p text:style-name="P54">уверенность</text:p>
                </text:list-item>
                <text:list-item>
                  <text:p text:style-name="P54">эгоцентризм</text:p>
                </text:list-item>
              </text:list>
            </text:list-item>
            <text:list-item>
              <text:p text:style-name="P54">Требования</text:p>
              <text:list>
                <text:list-item>
                  <text:p text:style-name="P54">Требовательность Обычная</text:p>
                </text:list-item>
                <text:list-item>
                  <text:p text:style-name="P54">педантичность (даже к самым незначительным мелочам)</text:p>
                </text:list-item>
                <text:list-item>
                  <text:p text:style-name="P54">Придирчивость необоснованная.</text:p>
                </text:list-item>
              </text:list>
            </text:list-item>
            <text:list-item>
              <text:p text:style-name="P54">???</text:p>
              <text:list>
                <text:list-item>
                  <text:p text:style-name="P54">самостоятельность принятия решений</text:p>
                </text:list-item>
                <text:list-item>
                  <text:p text:style-name="P54">недостаточная самостоятельность</text:p>
                </text:list-item>
                <text:list-item>
                  <text:p text:style-name="P54">чрезмерный конформизм</text:p>
                </text:list-item>
              </text:list>
            </text:list-item>
            <text:list-item>
              <text:p text:style-name="P54">Акцентуации характера</text:p>
              <text:list>
                <text:list-item>
                  <text:p text:style-name="P54">Гипертимная</text:p>
                </text:list-item>
                <text:list-item>
                  <text:p text:style-name="P54">Дистимная</text:p>
                </text:list-item>
                <text:list-item>
                  <text:p text:style-name="P54">Возбудимый и экзальтированный тип. </text:p>
                </text:list-item>
              </text:list>
            </text:list-item>
          </text:list>
        </text:list-item>
      </text:list>
      <text:p text:style-name="P19"/>
      <text:list xml:id="list35265637" text:continue-numbering="true" text:style-name="L7">
        <text:list-header>
          <text:p text:style-name="P53"/>
        </text:list-header>
        <text:list-item>
          <text:p text:style-name="P52"><text:soft-page-break/><text:span text:style-name="T7">Коммуникат</text:span><text:span text:style-name="T8">и</text:span><text:span text:style-name="T7">вные качества.</text:span></text:p>
          <text:list>
            <text:list-item>
              <text:p text:style-name="P55">Стиль общения</text:p>
              <text:list>
                <text:list-item>
                  <text:p text:style-name="P55">Демократический стиль общения. На равных, без панибрадства</text:p>
                </text:list-item>
                <text:list-item>
                  <text:p text:style-name="P55">Авторитарный, директивный</text:p>
                </text:list-item>
                <text:list-item>
                  <text:p text:style-name="P55">Либеральный стиль</text:p>
                </text:list-item>
              </text:list>
            </text:list-item>
            <text:list-item>
              <text:p text:style-name="P55">Конфликтность</text:p>
              <text:list>
                <text:list-item>
                  <text:p text:style-name="P55">Незначительные конфликты по принципиальным вопросам</text:p>
                </text:list-item>
                <text:list-item>
                  <text:p text:style-name="P55">Полное отсутствие</text:p>
                </text:list-item>
                <text:list-item>
                  <text:p text:style-name="P55">Постоянные конфликты по любому вопросу</text:p>
                </text:list-item>
              </text:list>
            </text:list-item>
            <text:list-item>
              <text:p text:style-name="P55">Самооценка</text:p>
              <text:list>
                <text:list-item>
                  <text:p text:style-name="P55">Объективная</text:p>
                </text:list-item>
                <text:list-item>
                  <text:p text:style-name="P55">Заниженная</text:p>
                </text:list-item>
                <text:list-item>
                  <text:p text:style-name="P55">Завышенная</text:p>
                </text:list-item>
              </text:list>
            </text:list-item>
            <text:list-item>
              <text:p text:style-name="P56">Межличностные взаимодействия</text:p>
              <text:list>
                <text:list-item>
                  <text:p text:style-name="P56">Стремление к сотрудничеству</text:p>
                </text:list-item>
                <text:list-item>
                  <text:p text:style-name="P56">Стремление к соперничеству</text:p>
                </text:list-item>
                <text:list-item>
                  <text:p text:style-name="P56">Постоянное приспособление и компромиссы</text:p>
                </text:list-item>
              </text:list>
            </text:list-item>
            <text:list-item>
              <text:p text:style-name="P56">Уровень изоляции в коллективе.</text:p>
              <text:list>
                <text:list-item>
                  <text:p text:style-name="P56">Нулевой</text:p>
                </text:list-item>
                <text:list-item>
                  <text:p text:style-name="P56">До 10%</text:p>
                </text:list-item>
                <text:list-item>
                  <text:p text:style-name="P56">Свыше 10%</text:p>
                </text:list-item>
              </text:list>
            </text:list-item>
          </text:list>
        </text:list-item>
        <text:list-item>
          <text:p text:style-name="P56">Профессиональные качества</text:p>
          <text:list>
            <text:list-item>
              <text:p text:style-name="P56">???</text:p>
              <text:list>
                <text:list-item>
                  <text:p text:style-name="P57">Общирная <text:s/>эрудиция и свободное изложение</text:p>
                </text:list-item>
                <text:list-item>
                  <text:p text:style-name="P57">Знание только своего предмета</text:p>
                </text:list-item>
                <text:list-item>
                  <text:p text:style-name="P57">Только материала учебника</text:p>
                </text:list-item>
              </text:list>
            </text:list-item>
            <text:list-item>
              <text:p text:style-name="P57">Психологические знания умениея</text:p>
              <text:list>
                <text:list-item>
                  <text:p text:style-name="P57">Знания возрастной и <text:s/>педагогической, применение их на практике.</text:p>
                </text:list-item>
                <text:list-item>
                  <text:p text:style-name="P57">Только теоретическое знание</text:p>
                </text:list-item>
                <text:list-item>
                  <text:p text:style-name="P57">Отсутствие знаний</text:p>
                </text:list-item>
              </text:list>
            </text:list-item>
            <text:list-item>
              <text:p text:style-name="P57">Культура речи. </text:p>
              <text:list>
                <text:list-item>
                  <text:p text:style-name="P57">Темп речи 120-130 слов в минуту, чёткая дикция и грамотность. </text:p>
                </text:list-item>
                <text:list-item>
                  <text:p text:style-name="P57">Ниже 120 слов в минуту</text:p>
                </text:list-item>
                <text:list-item>
                  <text:p text:style-name="P57">Выше 150 слов в минту</text:p>
                </text:list-item>
              </text:list>
            </text:list-item>
            <text:list-item>
              <text:p text:style-name="P57">Культура внешнего вида</text:p>
              <text:list>
                <text:list-item>
                  <text:p text:style-name="P57">Аккуратный и элегантный внешний вид, выразительная мимика и жесикуляция</text:p>
                </text:list-item>
                <text:list-item>
                  <text:p text:style-name="P57"><text:soft-page-break/>Стандартный внешний вид, отсутствие мимики и жестов</text:p>
                </text:list-item>
                <text:list-item>
                  <text:p text:style-name="P57">Неряшливый внешний вид, неадекватная мимика и жестикуляция.</text:p>
                </text:list-item>
              </text:list>
            </text:list-item>
            <text:list-item>
              <text:p text:style-name="P57">Обращение к ученикам.</text:p>
              <text:list>
                <text:list-item>
                  <text:p text:style-name="P57">По именам</text:p>
                </text:list-item>
                <text:list-item>
                  <text:p text:style-name="P57">По фамилиям</text:p>
                </text:list-item>
                <text:list-item>
                  <text:p text:style-name="P57">Безадресное</text:p>
                </text:list-item>
              </text:list>
            </text:list-item>
            <text:list-item>
              <text:p text:style-name="P57">Реакции на нестандартные ситуации</text:p>
              <text:list>
                <text:list-item>
                  <text:p text:style-name="P57">Находчивость и мгновенно</text:p>
                </text:list-item>
                <text:list-item>
                  <text:p text:style-name="P57">Замедленно и находчивость</text:p>
                </text:list-item>
                <text:list-item>
                  <text:p text:style-name="P57">Отсутствие умений адекватно реагировать на ситуацию</text:p>
                </text:list-item>
              </text:list>
            </text:list-item>
            <text:list-item>
              <text:p text:style-name="P57">Умение целеполагания</text:p>
              <text:list>
                <text:list-item>
                  <text:p text:style-name="P57">Умение формулировать цели общие и конкретные урока и воспитательного дела</text:p>
                </text:list-item>
                <text:list-item>
                  <text:p text:style-name="P57">Только общие цели</text:p>
                </text:list-item>
                <text:list-item>
                  <text:p text:style-name="P57">Отсутствие умений</text:p>
                </text:list-item>
              </text:list>
            </text:list-item>
            <text:list-item>
              <text:p text:style-name="P57">Организаторские возможности</text:p>
              <text:list>
                <text:list-item>
                  <text:p text:style-name="P57">Умение организовать работу всего класса</text:p>
                </text:list-item>
                <text:list-item>
                  <text:p text:style-name="P57">Большей части учащихся в классе</text:p>
                </text:list-item>
                <text:list-item>
                  <text:p text:style-name="P57">Работа с отдельными учениками при пассивности большинства</text:p>
                </text:list-item>
              </text:list>
            </text:list-item>
            <text:list-item>
              <text:p text:style-name="P58">Проверки</text:p>
              <text:list>
                <text:list-item>
                  <text:p text:style-name="P58">Постоянная проверка степени понимания материала</text:p>
                </text:list-item>
                <text:list-item>
                  <text:p text:style-name="P58">Периодическая проверка</text:p>
                </text:list-item>
                <text:list-item>
                  <text:p text:style-name="P58">Отсутствие проверки</text:p>
                </text:list-item>
              </text:list>
            </text:list-item>
            <text:list-item>
              <text:p text:style-name="P58">Уровень обученности школьника</text:p>
              <text:list>
                <text:list-item>
                  <text:p text:style-name="P58">64-100%</text:p>
                </text:list-item>
                <text:list-item>
                  <text:p text:style-name="P58">56-63%</text:p>
                </text:list-item>
                <text:list-item>
                  <text:p text:style-name="P58">30-55</text:p>
                </text:list-item>
              </text:list>
            </text:list-item>
          </text:list>
        </text:list-item>
      </text:list>
      <text:p text:style-name="P20"/>
      <text:p text:style-name="P21">Выделяют доминантные, перефирийные, негативные качества и противопоказания. Что это? </text:p>
      <text:list xml:id="list34162319" text:style-name="L8">
        <text:list-item>
          <text:p text:style-name="P59">Доминантными считаются качества, отсутствие любого из которых приводит к невозмодности эффективного осуществления педагогической работы. </text:p>
          <text:list>
            <text:list-item>
              <text:p text:style-name="P59">Желание работать со школьником</text:p>
            </text:list-item>
            <text:list-item>
              <text:p text:style-name="P59">гуманность, </text:p>
            </text:list-item>
            <text:list-item>
              <text:p text:style-name="P59">эрудиция, </text:p>
            </text:list-item>
            <text:list-item>
              <text:p text:style-name="P59">педагогический такт, </text:p>
            </text:list-item>
            <text:list-item>
              <text:p text:style-name="P59">уравновешенность, </text:p>
            </text:list-item>
            <text:list-item>
              <text:p text:style-name="P59">справедливость </text:p>
            </text:list-item>
            <text:list-item>
              <text:p text:style-name="P59"><text:soft-page-break/>честность.</text:p>
            </text:list-item>
          </text:list>
        </text:list-item>
        <text:list-item>
          <text:p text:style-name="P59">Перифирийные. Способствуют, но не особенно круты.</text:p>
          <text:list>
            <text:list-item>
              <text:p text:style-name="P59">Доброжелательность, </text:p>
            </text:list-item>
            <text:list-item>
              <text:p text:style-name="P59">артистичность</text:p>
            </text:list-item>
            <text:list-item>
              <text:p text:style-name="P59">мудрость</text:p>
            </text:list-item>
            <text:list-item>
              <text:p text:style-name="P59"><text:s/>внешняя привлекательность</text:p>
            </text:list-item>
            <text:list-item>
              <text:p text:style-name="P59">Чувство юмора</text:p>
            </text:list-item>
          </text:list>
        </text:list-item>
        <text:list-item>
          <text:p text:style-name="P59">Негативные <text:s/>снижают эффективность работы</text:p>
          <text:list>
            <text:list-item>
              <text:p text:style-name="P59">Неуравневешенность</text:p>
            </text:list-item>
            <text:list-item>
              <text:p text:style-name="P59">Высокомерие,</text:p>
            </text:list-item>
            <text:list-item>
              <text:p text:style-name="P59">рассеянность</text:p>
            </text:list-item>
            <text:list-item>
              <text:p text:style-name="P59">пристрастность (выделение любимчиков)</text:p>
            </text:list-item>
            <text:list-item>
              <text:p text:style-name="P59">мстительность</text:p>
            </text:list-item>
          </text:list>
        </text:list-item>
        <text:list-item>
          <text:p text:style-name="P59">Противопоказания. Профнепригодность учителя.</text:p>
          <text:list>
            <text:list-item>
              <text:p text:style-name="P59">Социально опасные привычки. (алко, нарко)</text:p>
            </text:list-item>
            <text:list-item>
              <text:p text:style-name="P59">Грубость</text:p>
            </text:list-item>
            <text:list-item>
              <text:p text:style-name="P59">Некомпетентность</text:p>
            </text:list-item>
            <text:list-item>
              <text:p text:style-name="P59">Безответственность</text:p>
            </text:list-item>
            <text:list-item>
              <text:p text:style-name="P59">Рукоприкладство</text:p>
            </text:list-item>
          </text:list>
        </text:list-item>
      </text:list>
      <text:p text:style-name="P21"/>
      <text:h text:style-name="P132" text:outline-level="2">Профессиональная компетентность педагога</text:h>
      <text:p text:style-name="P21">Компетентность – личные возможности и тд.</text:p>
      <text:p text:style-name="P13"><text:span text:style-name="T9">Под ней понимают единство <text:s/>его теоретической и практической готовности </text:span><text:span text:style-name="T10">к выполнен</text:span><text:span text:style-name="T11">и</text:span><text:span text:style-name="T10">ю педагогической деятельности, </text:span><text:span text:style-name="T11">которые раскрываются через его педагогические умения.</text:span></text:p>
      <text:list xml:id="list34175271" text:style-name="L9">
        <text:list-item>
          <text:p text:style-name="P60">Теоретическая готовность:</text:p>
          <text:list>
            <text:list-item>
              <text:p text:style-name="P60">Аналитические умения</text:p>
              <text:list>
                <text:list-item>
                  <text:p text:style-name="P60">умение анализировать и диагностировать педагогические явления</text:p>
                </text:list-item>
                <text:list-item>
                  <text:p text:style-name="P60">назодить в педагогической теории полоджения, соответствующие данному явлению</text:p>
                </text:list-item>
                <text:list-item>
                  <text:p text:style-name="P60">умение формулировать педагогическую задачу и находить споспобы её решения.</text:p>
                </text:list-item>
              </text:list>
            </text:list-item>
            <text:list-item>
              <text:p text:style-name="P60">Прогностические умения</text:p>
              <text:list>
                <text:list-item>
                  <text:p text:style-name="P61">Умения прогнозировать развитие личности, коллектива и педагогического процесса в целом. </text:p>
                </text:list-item>
              </text:list>
            </text:list-item>
            <text:list-item>
              <text:p text:style-name="P60">Проективные умения</text:p>
              <text:list>
                <text:list-item>
                  <text:p text:style-name="P61">Опредление цееоей обучения и воспитания</text:p>
                </text:list-item>
                <text:list-item>
                  <text:p text:style-name="P61">Обоснование спобоса их пожтапной реалищации</text:p>
                </text:list-item>
                <text:list-item>
                  <text:p text:style-name="P61"><text:soft-page-break/>Планирование содержания и видов деятельности учеников</text:p>
                </text:list-item>
                <text:list-item>
                  <text:p text:style-name="P61">Планирование индивидуальой работы с ними</text:p>
                </text:list-item>
                <text:list-item>
                  <text:p text:style-name="P61">Отбор методов и средств педагогического процессв</text:p>
                </text:list-item>
              </text:list>
            </text:list-item>
            <text:list-item>
              <text:p text:style-name="P60">Рефлексивные умения</text:p>
              <text:list>
                <text:list-item>
                  <text:p text:style-name="P62">Анализ соответствия деятельности воспитанников поставленным задачам</text:p>
                </text:list-item>
                <text:list-item>
                  <text:p text:style-name="P62">Анализ эффективности применявшихся форм, методов и средств педагогического процесса.</text:p>
                </text:list-item>
                <text:list-item>
                  <text:p text:style-name="P62">Анализ причин успехов и неудач педагогической работы</text:p>
                </text:list-item>
                <text:list-item>
                  <text:p text:style-name="P62">Анализ соответствия <text:s/>опыта своей деятельности критериям, выработанным педагогической наукой.</text:p>
                </text:list-item>
              </text:list>
            </text:list-item>
          </text:list>
        </text:list-item>
        <text:list-item>
          <text:p text:style-name="P62">Практическая готовность</text:p>
          <text:list>
            <text:list-item>
              <text:p text:style-name="P62">Организаторские </text:p>
              <text:list>
                <text:list-item>
                  <text:p text:style-name="P62">мобилизационные</text:p>
                  <text:list>
                    <text:list-item>
                      <text:p text:style-name="P62">умения формировать учебные навыки и приёмы учебной организации труда</text:p>
                    </text:list-item>
                    <text:list-item>
                      <text:p text:style-name="P62">Использовать педагогические и эмоциональные стимулы</text:p>
                    </text:list-item>
                    <text:list-item>
                      <text:p text:style-name="P62">Формирование потребностей в знаниях</text:p>
                    </text:list-item>
                  </text:list>
                </text:list-item>
                <text:list-item>
                  <text:p text:style-name="P62">Информационные</text:p>
                  <text:list>
                    <text:list-item>
                      <text:p text:style-name="P62">Доступно излагать учебный материал</text:p>
                    </text:list-item>
                    <text:list-item>
                      <text:p text:style-name="P62">Логически правильно выставить передачу информации.</text:p>
                    </text:list-item>
                    <text:list-item>
                      <text:p text:style-name="P62">Использовать технические средства обучения.</text:p>
                    </text:list-item>
                    <text:list-item>
                      <text:p text:style-name="P62">Диагностировать характер и уровень усвоения материала</text:p>
                    </text:list-item>
                    <text:list-item>
                      <text:p text:style-name="P62">Умение оперативно менять при необходимости менять логику изложения материала.</text:p>
                    </text:list-item>
                  </text:list>
                </text:list-item>
                <text:list-item>
                  <text:p text:style-name="P62">Развивающие умения</text:p>
                  <text:list>
                    <text:list-item>
                      <text:p text:style-name="P62">Умение создавать проблемные ситуации для стимулирования познавательной активности</text:p>
                    </text:list-item>
                    <text:list-item>
                      <text:p text:style-name="P62">Умение определить уровни развития учащихся</text:p>
                    </text:list-item>
                    <text:list-item>
                      <text:p text:style-name="P62">Умение формулировать вопросы, которые требуют применения ранее усвоенных знаний</text:p>
                    </text:list-item>
                  </text:list>
                </text:list-item>
              </text:list>
            </text:list-item>
            <text:list-item>
              <text:p text:style-name="P62">Коммуникативные. Выстроить линию общения с классом</text:p>
              <text:list>
                <text:list-item>
                  <text:p text:style-name="P62">Перцептиные умения.</text:p>
                  <text:list>
                    <text:list-item>
                      <text:p text:style-name="P62">Умение воспринимать и адекватно интерпретировать информацию от партнёра по общению</text:p>
                    </text:list-item>
                    <text:list-item>
                      <text:p text:style-name="P62">Умение определнить внутренний мир и мотивы человека на основе внешней зарактеристики</text:p>
                    </text:list-item>
                    <text:list-item>
                      <text:p text:style-name="P62">Определять тип личности и темперамента человека.</text:p>
                    </text:list-item>
                  </text:list>
                </text:list-item>
                <text:list-item>
                  <text:p text:style-name="P62">Педагогическго общения</text:p>
                  <text:list>
                    <text:list-item>
                      <text:p text:style-name="P62">умение установить психологический контакт с классом</text:p>
                    </text:list-item>
                    <text:list-item>
                      <text:p text:style-name="P62"><text:soft-page-break/>Установить настроенноть класса на общение</text:p>
                    </text:list-item>
                    <text:list-item>
                      <text:p text:style-name="P62">К коммуникативной атаке (привлечь внимание каким-либо образом)</text:p>
                    </text:list-item>
                  </text:list>
                </text:list-item>
                <text:list-item>
                  <text:p text:style-name="P62">Педагогическая техника</text:p>
                  <text:list>
                    <text:list-item>
                      <text:p text:style-name="P62">Выбор правильного стиля и тона общения</text:p>
                    </text:list-item>
                    <text:list-item>
                      <text:p text:style-name="P62">Развитая культура речи (дикция, жестикуляция и тд)</text:p>
                    </text:list-item>
                    <text:list-item>
                      <text:p text:style-name="P62">Умение владеть своими психологическими состояниями,</text:p>
                    </text:list-item>
                    <text:list-item>
                      <text:p text:style-name="P62">образно передавать информацию</text:p>
                    </text:list-item>
                    <text:list-item>
                      <text:p text:style-name="P62">Владеть техникой интонирования для выражения своих чувств</text:p>
                    </text:list-item>
                  </text:list>
                </text:list-item>
              </text:list>
            </text:list-item>
          </text:list>
        </text:list-item>
      </text:list>
      <text:p text:style-name="P22">В заключение о 4хуровневой системе высшей образования.</text:p>
      <text:p text:style-name="P22">Становление педагога как специалиста связано с приобретением им некоего уровня высшего педагогического образования. Их 4:</text:p>
      <text:list xml:id="list34186752" text:style-name="L10">
        <text:list-item>
          <text:p text:style-name="P63">Общее высшее образование. 2 года длится, 3 варианта развития после:</text:p>
          <text:list>
            <text:list-item>
              <text:p text:style-name="P63">вызод из системы образования <text:s/>и полечения свидетельства об общем высшем образовании</text:p>
            </text:list-item>
            <text:list-item>
              <text:p text:style-name="P63">+ Проф подготовка за 1.5 года и получение среднего специального образования</text:p>
            </text:list-item>
            <text:list-item>
              <text:p text:style-name="P63">Переход на 2 уровень. Т.е. Есть базоваое высшее образования</text:p>
            </text:list-item>
          </text:list>
        </text:list-item>
        <text:list-item>
          <text:p text:style-name="P63">Тоже 2 года</text:p>
          <text:list>
            <text:list-item>
              <text:p text:style-name="P63">Выход из системы бакалавром</text:p>
            </text:list-item>
            <text:list-item>
              <text:p text:style-name="P63">Наше отечественное образование + 1 год проф подготовки иполучение диплома специалисти</text:p>
            </text:list-item>
            <text:list-item>
              <text:p text:style-name="P63">Продолжение на 3 уровне</text:p>
            </text:list-item>
          </text:list>
        </text:list-item>
        <text:list-item>
          <text:p text:style-name="P63">Магистратура. </text:p>
          <text:list>
            <text:list-item>
              <text:p text:style-name="P63">Выход из системы с дипломом магистра. Может преподавать где-угодно</text:p>
            </text:list-item>
            <text:list-item>
              <text:p text:style-name="P63">Продолжение образования на 4 уровне</text:p>
            </text:list-item>
          </text:list>
        </text:list-item>
        <text:list-item>
          <text:p text:style-name="P63">Аспирантура и докторантура. 3 года.</text:p>
          <text:list>
            <text:list-item>
              <text:p text:style-name="P63">Очная, заочная и предпренимательская аспирантура. Очная со стипендией и образованием, кандидатской и экзаменами. После этого <text:s/>кандидат. Учёня степень</text:p>
            </text:list-item>
            <text:list-item>
              <text:p text:style-name="P63">Докторантура 3 года, оптом защита докторской. Вторая учёная степень – доктор наук.</text:p>
            </text:list-item>
          </text:list>
        </text:list-item>
      </text:list>
      <text:p text:style-name="P22"/>
      <text:h text:style-name="P41" text:outline-level="1">Воспитание в целостном педагогическом процессе</text:h>
      <text:h text:style-name="P133" text:outline-level="2">Вопросы</text:h>
      <text:list xml:id="list34183179" text:style-name="L11">
        <text:list-item>
          <text:p text:style-name="P64">Воспитание. Его цели, содержание, структура.</text:p>
        </text:list-item>
        <text:list-item>
          <text:p text:style-name="P64">Воспитательная система школы.</text:p>
        </text:list-item>
        <text:list-item>
          <text:p text:style-name="P64">Понятие о технологии воспитания.</text:p>
        </text:list-item>
      </text:list>
      <text:p text:style-name="P25">Литература: Щуркова Новые технологии воспитательного процесса, Ильина <text:s/>Педагогика, учебник для ВУЗов.</text:p>
      <text:h text:style-name="P133" text:outline-level="2"><text:soft-page-break/>Воспитание</text:h>
      <text:p text:style-name="P25">Возникает одновременно с зарождением человеческого общества и представляет собой передачу последующим поколениям социального опыта и знаний как путём естественного усвоения, так и в организованных формах. </text:p>
      <text:p text:style-name="P25">Это управление разносторонним развитием воспитанника. </text:p>
      <text:p text:style-name="P25">Специфическими характеристиками воспитания являются:</text:p>
      <text:list xml:id="list34161889" text:style-name="L12">
        <text:list-item>
          <text:p text:style-name="P65">Целенаправленность</text:p>
        </text:list-item>
        <text:list-item>
          <text:p text:style-name="P65">Многофакторность (влияют на него много факторов)</text:p>
        </text:list-item>
        <text:list-item>
          <text:p text:style-name="P65">Длительность и непрерывность (идёт всю жизнь)</text:p>
        </text:list-item>
        <text:list-item>
          <text:p text:style-name="P65">Компелксность. Развитие личностных качеств происзодит не поочерёдно, но одноаременно и в комплексе.</text:p>
        </text:list-item>
        <text:list-item>
          <text:p text:style-name="P65">Отдалённость результатов и их неопределённость</text:p>
        </text:list-item>
        <text:list-item>
          <text:p text:style-name="P65">Двустороннесть воспитаня. Участвуют, и педагог, и воспитанник.</text:p>
        </text:list-item>
      </text:list>
      <text:p text:style-name="P25">Содержанием воспитания является система знаний, умений, навыков, убеждений, качеств личности, устойчивых привычек поведения,, которыми должны овладеть ученики в соответствии с поставленными целями и задачами. </text:p>
      <text:p text:style-name="P25">Сущность воспитания заключается в том, что внешнее объективное содержание становится достоянием внутреннего мира личности, осознаётся человеком, приобретает личностное значение и проявляется <text:s/>в устойчивых привычках поведения.</text:p>
      <text:p text:style-name="P25">Этапы воспитания: </text:p>
      <text:list xml:id="list34189166" text:style-name="L13">
        <text:list-item>
          <text:p text:style-name="P66">Ознакомление воспитанников с ценностями, нормами и требованиями</text:p>
        </text:list-item>
        <text:list-item>
          <text:p text:style-name="P66">Формирование отношения к предлагаемым нормам, ценностям и правилам</text:p>
        </text:list-item>
        <text:list-item>
          <text:p text:style-name="P66">Формирование убеждений</text:p>
        </text:list-item>
        <text:list-item>
          <text:p text:style-name="P66">Формирование общей направленности личности, привычек и навыков положительного поведения, равно как и отребности в самовоспитании. </text:p>
        </text:list-item>
      </text:list>
      <text:p text:style-name="P25">Движущими силами воспитания являются его противоречия.</text:p>
      <text:list xml:id="list34172623" text:style-name="L14">
        <text:list-item>
          <text:p text:style-name="P67">Связанные с деятельностью педагога. <text:s/>Например, между требованиями и способностями</text:p>
        </text:list-item>
        <text:list-item>
          <text:p text:style-name="P67">Связаны с деятльностью воспитуемого. Например, с поведением и нормами, амбициями и реальными взможностями</text:p>
        </text:list-item>
      </text:list>
      <text:p text:style-name="P25">Генеральной целью воспитания является содействие <text:s/>разностороннему и гармоничному развитию личности, раскрытию творческих возможностей, формированию гуманистических отношений.</text:p>
      <text:p text:style-name="P25">В зависимости от генеральной цели находятся:</text:p>
      <text:list xml:id="list34176272" text:style-name="L15">
        <text:list-item>
          <text:p text:style-name="P68">Стратегичекие цели разных видов воспитания</text:p>
        </text:list-item>
        <text:list-item>
          <text:p text:style-name="P68">Оперативные цели каждого воспитательного мероприятия</text:p>
        </text:list-item>
        <text:list-item>
          <text:p text:style-name="P68">Личные цели педагогов и воспитанников</text:p>
        </text:list-item>
      </text:list>
      <text:p text:style-name="P23"><text:span text:style-name="T12">Цели воспитания всегда отражают конкретные требования общества. Если при первобытном строе целью воспитания было простая подготовка к самостоятельной жизни в суровых условиях, то с развитием общества цели меняются. При </text:span><text:soft-page-break/><text:span text:style-name="T12">рабовладельщеском обществе появялется дуализм. Для правящих слоёв к управлению, а для рабов к труду.</text:span></text:p>
      <text:p text:style-name="P25">При социализме цель воспитания была идеалогическая.</text:p>
      <text:p text:style-name="P26">Первое представление об идеале цели воспитания уже в фольклоре есть. Трудолюбие, физическая сила, красота, ум, нравственность и др.</text:p>
      <text:p text:style-name="P26">Более чутко в античной педагогике. Физическое, этическое и интеллектуальное совершенство. В средние века духовно-нравственное совершенство на религиозном учении основанный.</text:p>
      <text:p text:style-name="P26">В возрождение отход к античной, а сейчас много всякого.</text:p>
      <text:p text:style-name="P26">Виды воспитания классифицируются по-разному. В зависимости от философских концепций выделяют </text:p>
      <text:list xml:id="list34164943" text:style-name="L16">
        <text:list-item>
          <text:p text:style-name="P69">индивидуалистическое воспитание</text:p>
        </text:list-item>
        <text:list-item>
          <text:p text:style-name="P69">коллективистское воспитание</text:p>
        </text:list-item>
        <text:list-item>
          <text:p text:style-name="P69">прагматическое воспитание</text:p>
        </text:list-item>
        <text:list-item>
          <text:p text:style-name="P69">аксиологическое воспитание</text:p>
        </text:list-item>
      </text:list>
      <text:p text:style-name="P26">По стилю отношенией между педагогом и воспитанником:</text:p>
      <text:list xml:id="list34172671" text:style-name="L17">
        <text:list-item>
          <text:p text:style-name="P70">Авторитарное</text:p>
        </text:list-item>
        <text:list-item>
          <text:p text:style-name="P70">Демократическое</text:p>
        </text:list-item>
        <text:list-item>
          <text:p text:style-name="P70">Либеральное. Тут свобода воспитания и равны воспитанник и учитель</text:p>
        </text:list-item>
      </text:list>
      <text:p text:style-name="P26">ми-ми-ми-ми-ми</text:p>
      <text:p text:style-name="P26">По институциональному признаку.</text:p>
      <text:list xml:id="list34163028" text:style-name="L18">
        <text:list-item>
          <text:p text:style-name="P71">Школьное</text:p>
        </text:list-item>
        <text:list-item>
          <text:p text:style-name="P71">Семейное</text:p>
        </text:list-item>
        <text:list-item>
          <text:p text:style-name="P71">Внешкольное</text:p>
        </text:list-item>
        <text:list-item>
          <text:p text:style-name="P71">Конфессиональное (религиозное)</text:p>
        </text:list-item>
      </text:list>
      <text:p text:style-name="P26">По типу развития. </text:p>
      <text:list xml:id="list34166808" text:style-name="L19">
        <text:list-item>
          <text:p text:style-name="P72">Умственное</text:p>
        </text:list-item>
        <text:list-item>
          <text:p text:style-name="P72">Нравственное</text:p>
        </text:list-item>
        <text:list-item>
          <text:p text:style-name="P72">Трудовое</text:p>
        </text:list-item>
        <text:list-item>
          <text:p text:style-name="P72">Физическое</text:p>
        </text:list-item>
        <text:list-item>
          <text:p text:style-name="P72">Эстетическое</text:p>
        </text:list-item>
      </text:list>
      <text:p text:style-name="P27">Целенаправленная деятельность педагогов по развитию интеллектуальных способностей и мышлению воспитанников. Это воспитание. </text:p>
      <text:p text:style-name="P28">Интеллектуальные способности Это база умственного развития, которая делает человека способным к совершению мыслительных операций и интеллектуальных умений. </text:p>
      <text:p text:style-name="P28">Виды мышления, которые развиваются в данном воспитании:</text:p>
      <text:list xml:id="list34168115" text:style-name="L20">
        <text:list-item>
          <text:p text:style-name="P73">логическое</text:p>
        </text:list-item>
        <text:list-item>
          <text:p text:style-name="P73">абстрактное</text:p>
        </text:list-item>
        <text:list-item>
          <text:p text:style-name="P73"><text:soft-page-break/>творческое</text:p>
        </text:list-item>
        <text:list-item>
          <text:p text:style-name="P73">репродуктивное</text:p>
        </text:list-item>
        <text:list-item>
          <text:p text:style-name="P73">критическое</text:p>
        </text:list-item>
        <text:list-item>
          <text:p text:style-name="P73">тд</text:p>
        </text:list-item>
      </text:list>
      <text:p text:style-name="P28">Нравственное есть ещё воспитание. Целенаправленная деятельность педагога по формированию системы моральных представлений, привычек нравчтвенно-ценного поведения <text:s/>и развитию нравственных чувств как основных мотивов подобного поведения</text:p>
      <text:p text:style-name="P28">В процессе нравственного воспитания особое значение имеют методы формирования нравственного сознания и развития нравственных чувств. Педагогические и эмоциональные стимул.</text:p>
      <text:p text:style-name="P28">Трудовое воспитание. Ля-ля-ля педагогов по формированию у воспитанников отснов трудовой кульуры, профессиональной ориентации, овладению практическими умениями и навыками, необходимыми для трудовой деятельности, а также ориентированный на професиональную ориентацию школьников.</text:p>
      <text:p text:style-name="P28">Основные виды труда:</text:p>
      <text:list xml:id="list34167199" text:style-name="L21">
        <text:list-item>
          <text:p text:style-name="P74">Бытовой</text:p>
        </text:list-item>
        <text:list-item>
          <text:p text:style-name="P74">Учебный</text:p>
        </text:list-item>
        <text:list-item>
          <text:p text:style-name="P74">Общественно-полезный</text:p>
        </text:list-item>
        <text:list-item>
          <text:p text:style-name="P74">Производительный</text:p>
        </text:list-item>
      </text:list>
      <text:p text:style-name="P28">Далее эстетическое воспитание. Деятельность воспитателя, направленная на развитие у детей жстсетического сознания, эстетических чувств, способностей воспринимать и ценить пекрассное.</text:p>
      <text:p text:style-name="P28">Задача эстетического воспитания решается на уроках литературы, музыки, изо.</text:p>
      <text:p text:style-name="P28">Критериями эстетической воспитанности – наличие эстетических идеалов, развитого художественного вкуса, способности у творчеству. </text:p>
      <text:p text:style-name="P28">Ещё есть физическое воспитание. <text:s/>Целенаправленная деятельность воспитателей, ориентированную на морфологическое и функциональное совершенствование организма человека, укрепление его здоровья. Ведущая форма – уроки физкульуры. Дополнительная – игры, гимнастика, туризм, и тд. Режим труда, отдыха, выполнение санитарных норм.</text:p>
      <text:p text:style-name="P28">Принципы воспитания:</text:p>
      <text:list xml:id="list34185565" text:style-name="L22">
        <text:list-item>
          <text:p text:style-name="P75">Принцип персонификации. Требует , чтобы развитие личности воспитанника стало главной ценнстной ориентацией как педагогов, так и идеалогии общества в сфере воспитания. </text:p>
        </text:list-item>
        <text:list-item>
          <text:p text:style-name="P75">Принциа дополнительности. Требует, чтобы целостный процесс воспитания представлял собой совокупность взаимодополняющих процессов нравственого, инт, и др видамиразвития.</text:p>
        </text:list-item>
        <text:list-item>
          <text:p text:style-name="P75">Принцип природосообразности. Требует, чтобы воспитание основывалось на научном понимании, законов естественного развития личности и согласовывалось с ними. </text:p>
        </text:list-item>
        <text:list-item>
          <text:p text:style-name="P88"><text:span text:style-name="T13">Культуросообразности. Воспитание должно основываться на общече=ловеческих ценностях кульуры <text:s/>и строиться в соответствии и </text:span><text:soft-page-break/><text:span text:style-name="T13">ценностями и нормами национальных и региональных культур, которые не противоречат данным ценностям. </text:span></text:p>
        </text:list-item>
      </text:list>
      <text:h text:style-name="P134" text:outline-level="2">Воспитательные разделы школ</text:h>
      <text:p text:style-name="P28">Любое общество формирует систему образования, включающую в себя ряд педагогических систем, то есть учреждений, выполняющих воспитаельные и образовательные функции. Ля-ля-ля</text:p>
      <text:p text:style-name="P24"><text:span text:style-name="T13">Ведущий к</text:span><text:span text:style-name="T14">о</text:span><text:span text:style-name="T13">мпонент — школа. Да ну?????</text:span></text:p>
      <text:p text:style-name="P29">Воспитательная система школы – единство трёх компоентов. </text:p>
      <text:list xml:id="list34189968" text:style-name="L23">
        <text:list-item>
          <text:p text:style-name="P76">Теоретичекая подструктура</text:p>
          <text:list>
            <text:list-item>
              <text:p text:style-name="P76">Принципы и ведущие идеи</text:p>
            </text:list-item>
            <text:list-item>
              <text:p text:style-name="P76">цели</text:p>
            </text:list-item>
            <text:list-item>
              <text:p text:style-name="P76">педагогические теории и концепции – методологическая основа.</text:p>
            </text:list-item>
          </text:list>
        </text:list-item>
        <text:list-item>
          <text:p text:style-name="P76">Дидактическая </text:p>
          <text:list>
            <text:list-item>
              <text:p text:style-name="P76">Едный воспитательный коллектив школы</text:p>
            </text:list-item>
            <text:list-item>
              <text:p text:style-name="P76">Системообразующая деятельность</text:p>
            </text:list-item>
            <text:list-item>
              <text:p text:style-name="P76">Структура управоения <text:s/>педагогическим процессом.</text:p>
            </text:list-item>
          </text:list>
        </text:list-item>
        <text:list-item>
          <text:p text:style-name="P76">Воспитательная</text:p>
          <text:list>
            <text:list-item>
              <text:p text:style-name="P76">технологии и что-то там ещё. Скучно же. Методологии</text:p>
            </text:list-item>
          </text:list>
        </text:list-item>
      </text:list>
      <text:p text:style-name="P29">Чтобы определить уровень готовности плода, надо тыкнуть в дырку:</text:p>
      <text:list xml:id="list34187107" text:style-name="L24">
        <text:list-item>
          <text:p text:style-name="P77">По факту. Есть ли воспитательная система вообще.</text:p>
          <text:list>
            <text:list-item>
              <text:p text:style-name="P77">Организованность жизнеделятельности школы</text:p>
            </text:list-item>
            <text:list-item>
              <text:p text:style-name="P77">наличие сформированого коллектива</text:p>
            </text:list-item>
            <text:list-item>
              <text:p text:style-name="P77">самоуправление и саморегуляция</text:p>
            </text:list-item>
            <text:list-item>
              <text:p text:style-name="P77">гуманистический характер отношений</text:p>
            </text:list-item>
            <text:list-item>
              <text:p text:style-name="P77">реализация прогрпммы и адекватность целей</text:p>
            </text:list-item>
          </text:list>
        </text:list-item>
        <text:list-item>
          <text:p text:style-name="P77">критерии качества. Уровень эффективности школы.</text:p>
          <text:list>
            <text:list-item>
              <text:p text:style-name="P78">Степень реализации концепций педагогики из основы.</text:p>
            </text:list-item>
            <text:list-item>
              <text:p text:style-name="P78">Психологический уровень школы</text:p>
            </text:list-item>
            <text:list-item>
              <text:p text:style-name="P78">Воспитанность учащихся.</text:p>
            </text:list-item>
          </text:list>
        </text:list-item>
      </text:list>
      <text:h text:style-name="P135" text:outline-level="2">Технологии воспитания</text:h>
      <text:p text:style-name="P30">Технология. Что это? Научно обосонванные действий, которые приводят к хорошей продукции. С середины 90 годов многие смотрят на воспитание так.</text:p>
      <text:p text:style-name="P30">В школе как на заводе штампуют заготовки.</text:p>
      <text:p text:style-name="P30">Цели, сырьё, станки, мастера, стоящие за станками и срезающие лишнее.</text:p>
      <text:p text:style-name="P30">Какие есть приёмы ? Методы и формы воспитательной работы. </text:p>
      <text:list xml:id="list34171551" text:style-name="L25">
        <text:list-item>
          <text:p text:style-name="P79">Формирование сорзнания</text:p>
          <text:list>
            <text:list-item>
              <text:p text:style-name="P79">рассказ</text:p>
            </text:list-item>
            <text:list-item>
              <text:p text:style-name="P79"><text:soft-page-break/>объяснение</text:p>
            </text:list-item>
            <text:list-item>
              <text:p text:style-name="P79">этическая беседа</text:p>
            </text:list-item>
            <text:list-item>
              <text:p text:style-name="P79">лекция</text:p>
            </text:list-item>
            <text:list-item>
              <text:p text:style-name="P79">доклад</text:p>
            </text:list-item>
            <text:list-item>
              <text:p text:style-name="P79">убеэжение</text:p>
            </text:list-item>
            <text:list-item>
              <text:p text:style-name="P79">личный пример</text:p>
            </text:list-item>
          </text:list>
        </text:list-item>
        <text:list-item>
          <text:p text:style-name="P79">на поведение</text:p>
          <text:list>
            <text:list-item>
              <text:p text:style-name="P79">Упражнения</text:p>
            </text:list-item>
            <text:list-item>
              <text:p text:style-name="P79">приучения</text:p>
            </text:list-item>
            <text:list-item>
              <text:p text:style-name="P79">требования,</text:p>
            </text:list-item>
            <text:list-item>
              <text:p text:style-name="P79">воспитывающие ситуации</text:p>
            </text:list-item>
          </text:list>
        </text:list-item>
        <text:list-item>
          <text:p text:style-name="P79">на эмоциональную и потребностную сферу личности.</text:p>
          <text:list>
            <text:list-item>
              <text:p text:style-name="P79">Педагогические стимулы.</text:p>
              <text:list>
                <text:list-item>
                  <text:p text:style-name="P79">Поощрение</text:p>
                </text:list-item>
                <text:list-item>
                  <text:p text:style-name="P79">наказание</text:p>
                </text:list-item>
                <text:list-item>
                  <text:p text:style-name="P79">перспектива</text:p>
                </text:list-item>
                <text:list-item>
                  <text:p text:style-name="P79">эмоциональные стимулы</text:p>
                  <text:list>
                    <text:list-item>
                      <text:p text:style-name="P79">словесно-деятельностные. Игра и соревнование</text:p>
                    </text:list-item>
                    <text:list-item>
                      <text:p text:style-name="P79">деятельностно-практические. Общественно-что-то там стимул (общественное мнение). Поисковый стимул (диспуты и дискуссии, нравственного выбора ситуации). Эмоционаьлно-образный стимул.</text:p>
                    </text:list-item>
                  </text:list>
                </text:list-item>
              </text:list>
            </text:list-item>
          </text:list>
        </text:list-item>
      </text:list>
      <text:p text:style-name="P30">Форма воспитания — организация или композиция построения как воспитательного процуесса в целом, так и отдельного воспитательного дела или мероприятия</text:p>
      <text:p text:style-name="P30">Индивидуальное, микрогрупповое (2-4), коллективное (до 40), массовые (40+) воспитательные процессы. </text:p>
      <text:p text:style-name="P30">Воспитательное дело - -что это? Вид организации и реализации конкретной деятельности воспитанников.</text:p>
      <text:p text:style-name="P30">7 этпаов.</text:p>
      <text:list xml:id="list34188036" text:style-name="L26">
        <text:list-item>
          <text:p text:style-name="P89"><text:span text:style-name="T15">В классе создаётся </text:span><text:span text:style-name="T17">временная инициативная группа</text:span><text:span text:style-name="T15">, которой поручается разработка плана воспитательного дела. Ожидаемый резултат – формирование социального опыта, самооценка качеств личности. Развитиче чувств доверия и ответственности. </text:span></text:p>
        </text:list-item>
        <text:list-item>
          <text:p text:style-name="P89"><text:span text:style-name="T15">ВИГ разрабатывает композицию предстоящего воспитательного дела. Развитие навыков планирование, прогнозир</text:span><text:span text:style-name="T16">о</text:span><text:span text:style-name="T15">вания и тд.</text:span></text:p>
        </text:list-item>
        <text:list-item>
          <text:p text:style-name="P80">ВИГ составляет перечень материалов, необходимых для реализации задуманного. Результат — развитие навыков терроризма.</text:p>
        </text:list-item>
        <text:list-item>
          <text:p text:style-name="P80">Виг распределяет задания и поручения, выбирает смертников, отвестсвенных за выполнение. Так, чтобы работали все. Результат: формирование социального опыта смерти на глазах. А у некоторых оганизаторские способности. Мне надоело писать эту чкшь!!!</text:p>
        </text:list-item>
        <text:list-item>
          <text:p text:style-name="P80"><text:soft-page-break/>Получив ханиеие класс начинает готоватьи к массовой резне! Рещультат – опзнаваьтлеьные, органиезоаорские, офомительнскице и трудловеыф деяйстия</text:p>
        </text:list-item>
        <text:list-item>
          <text:p text:style-name="P80">Проведние воспитального дела. Убивание всехъ!!!! Бабах.</text:p>
        </text:list-item>
        <text:list-item>
          <text:p text:style-name="P80">Оцека масштабов взрыва, пересмотр бомбы и настройка новых. Смотим, что мы сделали и как сденлаьт лучше! Критическое мышление.</text:p>
        </text:list-item>
      </text:list>
      <text:p text:style-name="P31"/>
      <text:h text:style-name="P42" text:outline-level="1"><text:s/>Основы теории обучения.</text:h>
      <text:h text:style-name="P137" text:outline-level="2">Вопросы.</text:h>
      <text:list xml:id="list34192891" text:style-name="L27">
        <text:list-item>
          <text:p text:style-name="P90">Общее понятие о дедактике. Структура процесса обучения. </text:p>
        </text:list-item>
        <text:list-item>
          <text:p text:style-name="P90">Закономерности и принципы обучения. </text:p>
        </text:list-item>
        <text:list-item>
          <text:p text:style-name="P90">Содержание образования и его стандартизация.</text:p>
        </text:list-item>
      </text:list>
      <text:p text:style-name="P36">Машарова: педагогические теории, системы и тезнологии. </text:p>
      <text:p text:style-name="P36">Лернер: процесс обучения и его закономерности.</text:p>
      <text:p text:style-name="P36"/>
      <text:h text:style-name="P136" text:outline-level="2">Дедактика. Теория обучения.</text:h>
      <text:p text:style-name="P36">Это отрсль педагогики разраб технологию образования и обучения. <text:s/>Отражает закономерности преподавания при изучении разных дисциплин (общая дедактика). Есть ещё частная дедактика в связи со спецификой предмета.</text:p>
      <text:p text:style-name="P37">Впервые ввел Радке 16-17 век. <text:s/>Коменский сделал её наукой. Чему учить, и как учить. Две задачи базовые. </text:p>
      <text:p text:style-name="P37">Для современной науки характерно исследование возрастных особенностей, условий и целей обучения. </text:p>
      <text:p text:style-name="P32">Зачем нужно?</text:p>
      <text:p text:style-name="P32">Для научной обоснованности дедактики. </text:p>
      <text:p text:style-name="P32">Пердмет какой? Содержание образования, процесс обучения. Исследует закономерности и принципы всего этого, вводит новые методы для повышения эффективности. Основные моменты — обучение, учение, преподавание, <text:s/>знания, умения и навыки.</text:p>
      <text:p text:style-name="P32"><text:s/>Раньше было преподавание (до 20 века), а сейчас не только преподавание, но и учение ( двусторонний процесс).</text:p>
      <text:p text:style-name="P32">Обучение — целенаправленный организованный систематический процесс взаимодействия препода и ученика ЗУН (знан, умений и навыков), а также воспитание и развитие учащихся.</text:p>
      <text:p text:style-name="P32"/>
      <text:p text:style-name="P32">Отсюда выведем функции обучения.</text:p>
      <text:list xml:id="list34173280" text:style-name="L28">
        <text:list-item>
          <text:p text:style-name="P81">Образовательная. Чтобы хотел учиться и учился </text:p>
        </text:list-item>
        <text:list-item>
          <text:p text:style-name="P81">воспитательная. Фрмирование мировоззрения и нравственной культуры ученика</text:p>
        </text:list-item>
        <text:list-item>
          <text:p text:style-name="P81">развивающая. Развитие мыышения, творчества и даров</text:p>
        </text:list-item>
      </text:list>
      <text:p text:style-name="P32"><text:soft-page-break/>Все они взаимосвязаныи развиваются задачами урока. </text:p>
      <text:p text:style-name="P32">Процесс обучения — системное образование.</text:p>
      <text:list xml:id="list34183239" text:style-name="L29">
        <text:list-item>
          <text:p text:style-name="P82">Компонент. Целевой. </text:p>
          <text:list>
            <text:list-item>
              <text:p text:style-name="P82">Содержание. Образовательная, воспитывающая и развивающие цели.</text:p>
            </text:list-item>
            <text:list-item>
              <text:p text:style-name="P82">деятельность учителя. Определить цели и задачи УПД учебно-познавательной деятельности.</text:p>
            </text:list-item>
            <text:list-item>
              <text:p text:style-name="P82">деятельность ученика. Ознакомление и осознание.</text:p>
            </text:list-item>
          </text:list>
        </text:list-item>
        <text:list-item>
          <text:p text:style-name="P83">Потребностно-мотивационный</text:p>
          <text:list>
            <text:list-item>
              <text:p text:style-name="P83">мотивы, побуждающие непосредствено (наглядность, необычность урока); мотивы, побуждающие перспективно (интерес к предмету); мотивы интеллектуального побуждения (радость познания, интерес); мотивы социальные (долг, ответственность)</text:p>
            </text:list-item>
            <text:list-item>
              <text:p text:style-name="P83">формирование потребности в знаниях, мотивирование.</text:p>
            </text:list-item>
            <text:list-item>
              <text:p text:style-name="P83">Впитывание и превращение в бревно.</text:p>
            </text:list-item>
          </text:list>
        </text:list-item>
        <text:list-item>
          <text:p text:style-name="P83">Содержательный. </text:p>
          <text:list>
            <text:list-item>
              <text:p text:style-name="P83">Система ЗУН, деятельности и мышлеия, которыми должны овладеть учениеи</text:p>
            </text:list-item>
            <text:list-item>
              <text:p text:style-name="P83">определение содекржания</text:p>
            </text:list-item>
            <text:list-item>
              <text:p text:style-name="P83">впитыавние</text:p>
            </text:list-item>
          </text:list>
        </text:list-item>
        <text:list-item>
          <text:p text:style-name="P83">деятельностно-операционный компонент.</text:p>
          <text:list>
            <text:list-item>
              <text:p text:style-name="P83">Формы, методы <text:s/>и средства лбучения. </text:p>
            </text:list-item>
            <text:list-item>
              <text:p text:style-name="P83">Организация деяельности обучения</text:p>
            </text:list-item>
            <text:list-item>
              <text:p text:style-name="P83">впитывать</text:p>
            </text:list-item>
          </text:list>
        </text:list-item>
        <text:list-item>
          <text:p text:style-name="P83">эмоционально-волевой</text:p>
          <text:list>
            <text:list-item>
              <text:p text:style-name="P83">чувства и всё такое как внутренние стимулы + внешние стимулы педагогиеские</text:p>
            </text:list-item>
            <text:list-item>
              <text:p text:style-name="P83">придание упд эмоционально-значимого харакера.</text:p>
            </text:list-item>
            <text:list-item>
              <text:p text:style-name="P83">Быть няшкой</text:p>
            </text:list-item>
          </text:list>
        </text:list-item>
        <text:list-item>
          <text:p text:style-name="P83">Контрольно-регулировочный</text:p>
          <text:list>
            <text:list-item>
              <text:p text:style-name="P83">контроль</text:p>
            </text:list-item>
            <text:list-item>
              <text:p text:style-name="P83">контроль</text:p>
            </text:list-item>
            <text:list-item>
              <text:p text:style-name="P83">подчинение</text:p>
            </text:list-item>
          </text:list>
        </text:list-item>
        <text:list-item>
          <text:p text:style-name="P83">Оценочный компонент</text:p>
          <text:list>
            <text:list-item>
              <text:p text:style-name="P83">система оценок</text:p>
            </text:list-item>
            <text:list-item>
              <text:p text:style-name="P83">оцнивание</text:p>
            </text:list-item>
            <text:list-item>
              <text:p text:style-name="P83">Подчинение</text:p>
            </text:list-item>
          </text:list>
        </text:list-item>
      </text:list>
      <text:p text:style-name="P33">Все компоненты тесно связаны. Зачем было разделять? Непонятно.</text:p>
      <text:h text:style-name="P138" text:outline-level="2"><text:soft-page-break/>Закономерности и принципы обучения</text:h>
      <text:p text:style-name="P33">Связи между компонентами — закономерности.</text:p>
      <text:list xml:id="list34180737" text:style-name="L30">
        <text:list-item>
          <text:p text:style-name="P84">Закономерность цели. Зависит от уровня развития и возможностей педагогической науки ми практики. Темяпов развития общества <text:s/>и его потребностй.</text:p>
        </text:list-item>
        <text:list-item>
          <text:p text:style-name="P84">Сожержания. Зависит от целей обуучения и всего вообще. </text:p>
        </text:list-item>
        <text:list-item>
          <text:p text:style-name="P85">Закномерность методов. Эффективность их прямо зависит от целей и методов, знаний педагога и вохраста учащегося.</text:p>
        </text:list-item>
        <text:list-item>
          <text:p text:style-name="P85">Эффективность каждого нового этапа зависит от предыдущего. </text:p>
        </text:list-item>
        <text:list-item>
          <text:p text:style-name="P85">Закономерность управления. Зависит от интернивности обратных связей ( проверок), особнованности оценок.</text:p>
        </text:list-item>
        <text:list-item>
          <text:p text:style-name="P85">Стимулирования. Рассматривает стимулы как факторы, влияющие на продуктивность обучения. Обусловлена как уровнем развития внутренних стимулов УПД, так и обоснованностью применения внешних. .</text:p>
        </text:list-item>
      </text:list>
      <text:p text:style-name="P34">Принципы обучения: </text:p>
      <text:list xml:id="list34185339" text:style-name="L31">
        <text:list-item>
          <text:p text:style-name="P86">принцип воспитывающего обучения. Требует, чобы обучение было ориентировано не только на форм ЗУН, но и гармоническое развитие.</text:p>
        </text:list-item>
        <text:list-item>
          <text:p text:style-name="P86">Системность. Ну ты понял.Разделение на темы, разделы и тд</text:p>
        </text:list-item>
        <text:list-item>
          <text:p text:style-name="P86">Научность. Знакомим с научными данными, фактами и теориями. И всем таким. Ну и современное состояние. </text:p>
        </text:list-item>
        <text:list-item>
          <text:p text:style-name="P86">Доступность. Требует, чтобы учебный материал был доступен для понимания, но не был слишком простым. </text:p>
        </text:list-item>
        <text:list-item>
          <text:p text:style-name="P86">Принцип наглядности. <text:s/>Эффективность <text:s/>обучения зависит от целесообразного привлечения органов чувств, воспиятию и переработке учебного материала. Используются такие виды наглядности:</text:p>
          <text:list>
            <text:list-item>
              <text:p text:style-name="P86">естественная. Предполагает знакомство с реальными обхектами </text:p>
            </text:list-item>
            <text:list-item>
              <text:p text:style-name="P86">эксперементальная. </text:p>
            </text:list-item>
            <text:list-item>
              <text:p text:style-name="P86">Картинная и картинно-динамическая. Иллюстрации, фото и тд</text:p>
            </text:list-item>
            <text:list-item>
              <text:p text:style-name="P86">Звуковая. Ну аналогично же!</text:p>
            </text:list-item>
            <text:list-item>
              <text:p text:style-name="P86">Символическая и графическая. Инфографика. </text:p>
            </text:list-item>
            <text:list-item>
              <text:p text:style-name="P87">Опосредованная (сравнение нового с известным)</text:p>
            </text:list-item>
            <text:list-item>
              <text:p text:style-name="P87">Опорные сигналы. <text:s/>Зарисовки и схемы, которые в образно-мимволической форме отражают сожержание изучаемой темы или раздела</text:p>
            </text:list-item>
          </text:list>
        </text:list-item>
        <text:list-item>
          <text:p text:style-name="P87">Сознательности и активности. Требует целенаправленного восприятия изучаемых явлений, осмысления их, <text:s/>творческой переработки, <text:s/>примеения. Предполагает проблемный и развивающий характер обучения, использование стимулов, </text:p>
        </text:list-item>
        <text:list-item>
          <text:p text:style-name="P87">Принцип прочности. Прочно должны засесть в голову при минимальных затратах на обучение. </text:p>
        </text:list-item>
        <text:list-item>
          <text:p text:style-name="P87">Принцип учёта индивидуальных особенностей. </text:p>
        </text:list-item>
        <text:list-item>
          <text:p text:style-name="P87">Связь теории с практикой. Обучени дожно стимулировать анализировать мир и применять знания в решении задач.</text:p>
        </text:list-item>
      </text:list>
      <text:p text:style-name="P35"><text:soft-page-break/>Все принципы дедактики нацелены на принцип воспитывающего обучения. </text:p>
      <text:p text:style-name="P35"/>
      <text:h text:style-name="P127" text:outline-level="1">Формы организации обучения</text:h>
      <text:h text:style-name="P139" text:outline-level="2">Тема</text:h>
      <text:list xml:id="list34188369" text:style-name="L32">
        <text:list-item>
          <text:p text:style-name="P91">Понятие о формах организации обучения, их эволюция в истории развития обрвзования</text:p>
        </text:list-item>
        <text:list-item>
          <text:p text:style-name="P91">урок как целотсная система, типолония и структура урока</text:p>
        </text:list-item>
        <text:list-item>
          <text:p text:style-name="P91">Внеурочные формы организации обучкния</text:p>
        </text:list-item>
      </text:list>
      <text:p text:style-name="P92">мошарова пед теори системы и техгнологмм</text:p>
      <text:p text:style-name="P92">онищук урок в современной школе</text:p>
      <text:p text:style-name="P92"/>
      <text:h text:style-name="P139" text:outline-level="2">Материал</text:h>
      <text:p text:style-name="P92">Форма оргии обячения=внешнее выраение солгасованной деятельнотси учителя и учащихся, характое которой обусловлен содержаниеем методами и средствами обучения а таеже индивидуально-возпрастными особенностями щкольника</text:p>
      <text:p text:style-name="P92">классификация</text:p>
      <text:list xml:id="list34186360" text:style-name="L33">
        <text:list-item>
          <text:p text:style-name="P93">по колвы</text:p>
          <text:list>
            <text:list-item>
              <text:p text:style-name="P93">парное\</text:p>
            </text:list-item>
            <text:list-item>
              <text:p text:style-name="P93">ининдвлуально</text:p>
            </text:list-item>
            <text:list-item>
              <text:p text:style-name="P93">группоаыве\</text:p>
            </text:list-item>
            <text:list-item>
              <text:p text:style-name="P93">фронтвльные</text:p>
            </text:list-item>
          </text:list>
        </text:list-item>
        <text:list-item>
          <text:p text:style-name="P93">по месту учебы</text:p>
          <text:list>
            <text:list-item>
              <text:p text:style-name="P93">гкольнык*(уолки семинвры практикумыв экзаменыв завчеты</text:p>
            </text:list-item>
            <text:list-item>
              <text:p text:style-name="P93">внешкольные (вспомогвтельнве и сопутствукющие внеуроснеы формы оргии обучения)</text:p>
            </text:list-item>
          </text:list>
        </text:list-item>
        <text:list-item>
          <text:p text:style-name="P93">ао длительнсти</text:p>
          <text:list>
            <text:list-item>
              <text:p text:style-name="P93">урок классический 45 минут</text:p>
            </text:list-item>
            <text:list-item>
              <text:p text:style-name="P93">спаренное занятие 90 минут</text:p>
            </text:list-item>
            <text:list-item>
              <text:p text:style-name="P93">спаренное укороченное 70-80</text:p>
            </text:list-item>
            <text:list-item>
              <text:p text:style-name="P93">произвольной длительности</text:p>
            </text:list-item>
          </text:list>
        </text:list-item>
      </text:list>
      <text:p text:style-name="P92">форми оргии обучения и системы обучения:</text:p>
      <text:p text:style-name="P92">античность и средние века — индивидуальная форма, индивидуально-групповая, в 14-15 в.в. Возникает лекционная форма и дискут как форма проверки знаний и экзамен. В 16-17 вв - массовое групповое обучение: стала прообразом классно-урочной системы, набор 2 раза в год, по возрасту или по языку распределение.</text:p>
      <text:p text:style-name="P92">17 в - классно-урочная система, по возрасту по классам распределение, занятия по расписанию в течение года, год делится на кварталы или четверти, с начала осени до июля.</text:p>
      <text:p text:style-name="P92"><text:soft-page-break/>Новое время потребовало развития школьного дела. Белл и Ланкастер придложили систему. Учитель объясняет групе ученикоа материал, они набираюи группы из друних, объясняют им и тд... удобно: 1:400, но низкое качество образования, так что отказались от нее.</text:p>
      <text:p text:style-name="P95">В 19 в в сша — батавская система: время учителя стало делиться на 2 части: первая для работы с классом, вторая для индивидуальных занятий со школьниками.</text:p>
      <text:p text:style-name="P95">В германии маннгеймская система: первая система диыферуецированногообкчения, на основании наьлюдений и эхаменов после нвчальной школы отбор учеников для обучения в 4 вадах кдассов, у каждоно своя прога об3чкнич: основные, переходные(талантливые), для малоспособных, вспомогательные(для дибилов).</text:p>
      <text:p text:style-name="P95">В нач 20 в появился дальтон-план — альтернативная по отношению к классно-урочной. Вместо классов — оаборатории, тили предметные мастерские, нл ученики анимаются\ индиавидуально, полцчая хадания от учтеля, зажания выдалавилс на нод по каждому предмету, поимесяцам конкретизировались, ученики отчитывались по ним в заданные сроки. Коллективная работа — 1 чвс в день. Его модификация — бригадно-лабораторный метод: гласс делится на бригады по 5-6 еловек во главе с бригадиром, каждая бригада получает задания от учителя, 1-2 урока сама изучает материал, оценка ставилась всей бригаде, отчитывался только бригадир.</text:p>
      <text:p text:style-name="P95">60-е ноды в сша — план трампа. Ориентирован на то, чтобы максимально тимулоировать индивидуальное обучение с помощью гибких форм его организации. 40% времени — лекции с современными средствами, для больштх ерупп 100-150 человек, квалифищированнфе преподы, 20% занятия по 10-15 челов в малых группахм(семинар, лискуссия, ерунлый стол), вести мог даже ученик, 40% - работа в лабораториях, мастерских индивидуальная.</text:p>
      <text:p text:style-name="P94"/>
      <text:p text:style-name="P95">Урок как целос</text:p>
      <text:p text:style-name="P95">урок как ведушая орфма оргии обучениф зарктерон: временные рамки, постоянный соотав цчащихся, расписанеи организауия оаботы над одним и тем же материалом под укоыодством педагога. Сущность и назначениу роука — коллективно-индивидуальное взаимодействие учителя и учазизся в результате — усвоение зун, развитие способностей, опыта деятельности, опытп обзения и отнощений, совершенствуюбстя пед мастктво учителя. Общие требования к уроку:</text:p>
      <text:p text:style-name="P95">дидактические</text:p>
      <text:p text:style-name="P95">- четкое определение образовательных адая урока в целом</text:p>
      <text:p text:style-name="P95">- определение его оптимадльного содежврния в соотвестви <text:s/>с требованияит проги</text:p>
      <text:p text:style-name="P95"><text:s/>-погрозирование усвоения зун учениками</text:p>
      <text:p text:style-name="P95">- выбор метолдов и средст вбучения</text:p>
      <text:p text:style-name="P95">восптательыне</text:p>
      <text:p text:style-name="P95">опрелеление воспитательных и развивающиъ целей урока, формирование у учащихся <text:s/>на основе ищученного материлала мировоззрения, <text:s/>моральных и эсттических качеств. </text:p>
      <text:p text:style-name="P95">Также </text:p>
      <text:list xml:id="list34178626" text:style-name="L34">
        <text:list-item>
          <text:p text:style-name="P96">соблюдение учителем педагогического такта</text:p>
        </text:list-item>
        <text:list-item>
          <text:p text:style-name="P96">Учёт уроня развития и психологических особенностей школьников</text:p>
        </text:list-item>
        <text:list-item>
          <text:p text:style-name="P96">Формирование у них положительных мотивов УПД</text:p>
        </text:list-item>
        <text:list-item>
          <text:p text:style-name="P96"><text:soft-page-break/>А также ЗУН самостоятельной работы </text:p>
        </text:list-item>
      </text:list>
      <text:p text:style-name="P95">Структура урока: Ряд элементов, важнейшими из которых являются</text:p>
      <text:list xml:id="list34171545" text:style-name="L35">
        <text:list-item>
          <text:p text:style-name="P97">оргнанизационные моменты. Приветствие, опрос отсутствующих, подготовка доски, объявление темы и плана урока. </text:p>
        </text:list-item>
        <text:list-item>
          <text:p text:style-name="P97">Проверка письменная и устная домашнего задания. </text:p>
        </text:list-item>
        <text:list-item>
          <text:p text:style-name="P97">Объяснение нового материала и работа с учебником. </text:p>
        </text:list-item>
        <text:list-item>
          <text:p text:style-name="P97">Проверка понимания изученного <text:s/>и первичное закрепление знаний.</text:p>
        </text:list-item>
        <text:list-item>
          <text:p text:style-name="P97">Выполнение устных и письменных упражнений</text:p>
        </text:list-item>
        <text:list-item>
          <text:p text:style-name="P97">проверка выполнения заданий</text:p>
        </text:list-item>
        <text:list-item>
          <text:p text:style-name="P97">воспроизведение теоретических знаний</text:p>
        </text:list-item>
        <text:list-item>
          <text:p text:style-name="P97">Поворение =ранее изученного в виде беседы</text:p>
        </text:list-item>
        <text:list-item>
          <text:p text:style-name="P97">Проверка <text:s/>и оценка знаий учащихся</text:p>
        </text:list-item>
        <text:list-item>
          <text:p text:style-name="P97">Задаие на дом</text:p>
        </text:list-item>
        <text:list-item>
          <text:p text:style-name="P97">Подедение итогов и окончание урока</text:p>
        </text:list-item>
        <text:list-item>
          <text:p text:style-name="P97">Объяснение контрольного задания учителя</text:p>
        </text:list-item>
        <text:list-item>
          <text:p text:style-name="P97">Выполненеие контрольного задания</text:p>
        </text:list-item>
      </text:list>
      <text:p text:style-name="P95">Есть разные типы уроков, структура каждого из которых обусловлен его задачами. </text:p>
      <text:p text:style-name="P95">6 типов:</text:p>
      <text:list xml:id="list34187055" text:style-name="L36">
        <text:list-item>
          <text:p text:style-name="P98"><text:span text:style-name="T18">Комбинированный урок. <text:s/></text:span><text:span text:style-name="T19">Это все те 11 элементов первые. </text:span></text:p>
        </text:list-item>
        <text:list-item>
          <text:p text:style-name="P99">Урок сообщения новых знаний. 1,8,3,4,10,11</text:p>
        </text:list-item>
        <text:list-item>
          <text:p text:style-name="P99">Урок закрепления знаний 1,2,5,6,10,11</text:p>
        </text:list-item>
        <text:list-item>
          <text:p text:style-name="P99">Урок выработки и закрепления ЗУН. 1,7,5,6,10,11</text:p>
        </text:list-item>
        <text:list-item>
          <text:p text:style-name="P99">Урок обобщения и систематизации знаний 1,2,5,9,10,11</text:p>
        </text:list-item>
        <text:list-item>
          <text:p text:style-name="P99">Урок проверки и оценки ЗУН. 1,13,12,9,10,11</text:p>
        </text:list-item>
      </text:list>
      <text:p text:style-name="P100">Урок как основная форма организации получений дополняется другими формами чего-то там. Часть из их развввалась в рамках классно-урочной системы, другая заимствована из лекционно-семинарскойсистемы и адаптирована к возрасту учащихся.</text:p>
      <text:p text:style-name="P100">Разделяют на ведушие, сопутствующие и вспомогательные формы. </text:p>
      <text:p text:style-name="P100"/>
      <text:h text:style-name="P140" text:outline-level="2">Внеурочные формы</text:h>
      <text:p text:style-name="P100">Ведущие. </text:p>
      <text:list xml:id="list34168975" text:style-name="L37">
        <text:list-item>
          <text:p text:style-name="P101">Школьная лекция. Представляет собой модификацию второго типа урока (урока сообщения новых знаний). Изложение материла распредляется на 2 последовательно учебных часа. Что даёт возможность изучениядостаточно крупной темы в единстве её компонентов. Далее. <text:s/></text:p>
          <text:list>
            <text:list-item>
              <text:p text:style-name="P101">Структура лекции состоит из введения, основной части , заключения, ответов на вопросы и домашнего задания. </text:p>
            </text:list-item>
          </text:list>
        </text:list-item>
        <text:list-item>
          <text:p text:style-name="P101"><text:soft-page-break/>Семинар — форма организации обучения, которая предполагает обсуждение серии заранее выделенных и намеченных для разбора вопросов, чаще вего по теме лекции или разделу курса. <text:s/>Один учащийся выступает с заранее подготовленными докладами, другие с дополнениями, задают вопросы. </text:p>
        </text:list-item>
        <text:list-item>
          <text:p text:style-name="P101">Экзамен 0 систематизация имеющихся зун, укрепление и выявление х состояния. Цель его это. Даная форма может быть как в виде ответов на экз билеты, написание сочинений, контрольная выполнения опытов и других операций. Также участие в школьных олимпиадах и тд по предмету. </text:p>
        </text:list-item>
        <text:list-item>
          <text:p text:style-name="P101">Самостоятельная домашняя работа. </text:p>
        </text:list-item>
      </text:list>
      <text:p text:style-name="P100">Сопутствующие формы.</text:p>
      <text:list xml:id="list34186045" text:style-name="L38">
        <text:list-item>
          <text:p text:style-name="P102">Экскурсия. Переводится как «вылазка». Там школьники воспринимают и усваивают знания путём выхода к месту расположения изучаемых объектов и непосредственно знакомстве с ними. </text:p>
          <text:list>
            <text:list-item>
              <text:p text:style-name="P102">В зависимости от места в учебном процессе различают:</text:p>
              <text:list>
                <text:list-item>
                  <text:p text:style-name="P102">вводные</text:p>
                </text:list-item>
                <text:list-item>
                  <text:p text:style-name="P102">текущие</text:p>
                </text:list-item>
                <text:list-item>
                  <text:p text:style-name="P102">итоговые экскурсии.</text:p>
                </text:list-item>
              </text:list>
            </text:list-item>
            <text:list-item>
              <text:p text:style-name="P102">От назначения</text:p>
              <text:list>
                <text:list-item>
                  <text:p text:style-name="P102">Производственная. Осуществляются в физике, химии, математики и экономической географии. <text:s/>Предполагают посещение школьниками предприятий и сх объектов. </text:p>
                </text:list-item>
                <text:list-item>
                  <text:p text:style-name="P102">Естественно-научные. По ботанике, зоологии, геологии <text:s/>и тд.</text:p>
                </text:list-item>
                <text:list-item>
                  <text:p text:style-name="P102">Историко-литературные.</text:p>
                </text:list-item>
                <text:list-item>
                  <text:p text:style-name="P102">Экскурсии краеведческие </text:p>
                </text:list-item>
                <text:list-item>
                  <text:p text:style-name="P102">Комплексные экскурсии. </text:p>
                </text:list-item>
              </text:list>
            </text:list-item>
            <text:list-item>
              <text:p text:style-name="P102">Функции экскурсий</text:p>
              <text:list>
                <text:list-item>
                  <text:p text:style-name="P102">реализуется принцип наглядности обучения.</text:p>
                </text:list-item>
                <text:list-item>
                  <text:p text:style-name="P102">Позволяют повысить уровень научности обучения и укрепять его связь с жизнью и практикой</text:p>
                </text:list-item>
                <text:list-item>
                  <text:p text:style-name="P102">Способствуют техническому обучению</text:p>
                </text:list-item>
                <text:list-item>
                  <text:p text:style-name="P102">Играют важную роль в профессиональной ориентации школьников.</text:p>
                </text:list-item>
              </text:list>
            </text:list-item>
          </text:list>
        </text:list-item>
        <text:list-item>
          <text:p text:style-name="P103">Бригадно-лабораторные занятия. Учитель даёт задание, отвечает на вопросы, далее идёт самостоятельно-коллективное выполнение. Потом обсуждение и оценка задания членами бригады. <text:s/>Потом письменный или устный отчт бригадира перед учителем и классом. Потом контрольное собеседование учителя с представительями каждой группы по выбору. </text:p>
        </text:list-item>
        <text:list-item>
          <text:p text:style-name="P103">Школьная учебная конференция. 1-2 учебных часа. Предполагает обсуждение несокльких докладов, темы для которых вадыются учителем заранее .</text:p>
        </text:list-item>
        <text:list-item>
          <text:p text:style-name="P103">Консультации. Общеклассные, групповые и внеклассные</text:p>
        </text:list-item>
      </text:list>
      <text:p text:style-name="P104">Вспомогательные формы. </text:p>
      <text:list xml:id="list34183745" text:style-name="L39">
        <text:list-item>
          <text:p text:style-name="P105"><text:soft-page-break/>Группы выравнивания. Включают в состав отстающих учеников из одной параллели, которые образуют специальный класс, занимающийся по адаптированной к из уровню программе. </text:p>
        </text:list-item>
        <text:list-item>
          <text:p text:style-name="P105">Факультативные занятия. Проводятся параллельно и изучением базовых предметов, предполагают добровольный выбор и обязательное посещение. </text:p>
        </text:list-item>
        <text:list-item>
          <text:p text:style-name="P105">Репетиторство. Индивидуальные и групповые дополнительные занятия по теме, разделу или целому курсу. </text:p>
        </text:list-item>
        <text:list-item>
          <text:p text:style-name="P105">Предметные кружки и научные сообщества. Работа в них предполагает более глубокое изучение <text:s/>отдельных вопросов учебной программы, ознакомление с жизнью и творчеством ряда учёных, ознакомление с новейщими достижениями науки и техники, проведение вечеров, посвящённых окрытиям и тд.</text:p>
        </text:list-item>
        <text:list-item>
          <text:p text:style-name="P105">Олимпиады, конкурсы и выставки ученического творчества. </text:p>
        </text:list-item>
      </text:list>
      <text:p text:style-name="P104"/>
      <text:h text:style-name="P128" text:outline-level="1"><text:span text:style-name="T20">Дидактические системы и модели обучения</text:span></text:h>
      <text:h text:style-name="P141" text:outline-level="2"><text:span text:style-name="T20">План </text:span></text:h>
      <text:list xml:id="list34199604" text:style-name="L40">
        <text:list-item>
          <text:p text:style-name="P107"><text:span text:style-name="T20">Традиционная и прогрессивистская дидактические системы</text:span></text:p>
        </text:list-item>
        <text:list-item>
          <text:p text:style-name="P107"><text:span text:style-name="T20">Теории развивающего обучения</text:span></text:p>
        </text:list-item>
        <text:list-item>
          <text:p text:style-name="P107"><text:span text:style-name="T20">Проблемное обучение</text:span></text:p>
        </text:list-item>
        <text:list-item>
          <text:p text:style-name="P107"><text:span text:style-name="T20">Дифференциация обучения</text:span></text:p>
        </text:list-item>
        <text:list-item>
          <text:p text:style-name="P107"><text:span text:style-name="T20">Понятие об инновациях в образовании</text:span></text:p>
        </text:list-item>
      </text:list>
      <text:p text:style-name="P106"><text:span text:style-name="T20">Якиманская <text:s/>развиваюее обучение</text:span></text:p>
      <text:p text:style-name="P106"><text:span text:style-name="T20">Цыраина гуманистическая авторская школа 20 столетия</text:span></text:p>
      <text:p text:style-name="P106"><text:span text:style-name="T20">Ямбург. Школа для всех.</text:span></text:p>
      <text:h text:style-name="P141" text:outline-level="2"><text:span text:style-name="T20">Материал</text:span></text:h>
      <text:p text:style-name="P106"><text:span text:style-name="T20">Дидактическая система есть комплекс компонентов, основанных на единстве цели , содержании и дидактическиз принципах, которые касаются форм и методов организации общения учителей и детей. </text:span></text:p>
      <text:p text:style-name="P106"><text:span text:style-name="T20">С19 столетия есть 2 дид системы: </text:span></text:p>
      <text:list xml:id="list34242006" text:style-name="L41">
        <text:list-item>
          <text:p text:style-name="P108"><text:span text:style-name="T20">традиционная</text:span></text:p>
        </text:list-item>
        <text:list-item>
          <text:p text:style-name="P108"><text:span text:style-name="T20">прогрессивистская</text:span></text:p>
        </text:list-item>
      </text:list>
      <text:p text:style-name="P106"><text:span text:style-name="T20">Что сказать про них?</text:span></text:p>
      <text:list xml:id="list34238111" text:style-name="L42">
        <text:list-item>
          <text:p text:style-name="P109"><text:span text:style-name="T20">Компонент</text:span></text:p>
          <text:list>
            <text:list-item>
              <text:p text:style-name="P109"><text:span text:style-name="T20">Традиц. И. Герберт.</text:span></text:p>
            </text:list-item>
            <text:list-item>
              <text:p text:style-name="P109"><text:span text:style-name="T20">Прогрес. Джон Дьюи.</text:span></text:p>
            </text:list-item>
          </text:list>
        </text:list-item>
        <text:list-item>
          <text:p text:style-name="P109"><text:span text:style-name="T20">Цель.</text:span></text:p>
          <text:list>
            <text:list-item>
              <text:p text:style-name="P109"><text:span text:style-name="T20">Поиск традиционных способов воспитания личности с морально-сильным характером. Цель определяется этикой, а пути и средства достижения психологией. </text:span></text:p>
            </text:list-item>
            <text:list-item>
              <text:p text:style-name="P109"><text:soft-page-break/><text:span text:style-name="T20">Создание условий, содействующих развитию свпособностей ребёнка , приобретения опыта. </text:span></text:p>
            </text:list-item>
          </text:list>
        </text:list-item>
        <text:list-item>
          <text:p text:style-name="P109"><text:span text:style-name="T20">Педагог и его работа. </text:span></text:p>
          <text:list>
            <text:list-item>
              <text:p text:style-name="P109"><text:span text:style-name="T20">Внимание его концентрируется на содержании, оргинизиации и методах . Словестные методы.</text:span></text:p>
            </text:list-item>
            <text:list-item>
              <text:p text:style-name="P109"><text:span text:style-name="T20">На учёте запросов, интересов и склонностей ребёнка. Наглядные и практические методы. </text:span></text:p>
            </text:list-item>
          </text:list>
        </text:list-item>
        <text:list-item>
          <text:p text:style-name="P109"><text:span text:style-name="T20">Структура</text:span></text:p>
          <text:list>
            <text:list-item>
              <text:p text:style-name="P109"><text:span text:style-name="T20">деление на отдельные предметы</text:span></text:p>
            </text:list-item>
            <text:list-item>
              <text:p text:style-name="P109"><text:span text:style-name="T20">Не делится. Всё скопом сразу. </text:span></text:p>
            </text:list-item>
          </text:list>
        </text:list-item>
        <text:list-item>
          <text:p text:style-name="P109"><text:span text:style-name="T20">Достоинства. </text:span></text:p>
          <text:list>
            <text:list-item>
              <text:p text:style-name="P109"><text:span text:style-name="T20">Обучение в соотв с законами психического развития ребёнка. Сиситемность и последовательность.</text:span></text:p>
            </text:list-item>
            <text:list-item>
              <text:p text:style-name="P109"><text:span text:style-name="T20">Активиз позн деят ребёнка. </text:span><text:span text:style-name="T21">Практические навыки и умения развивает. </text:span></text:p>
            </text:list-item>
          </text:list>
        </text:list-item>
        <text:list-item>
          <text:p text:style-name="P110"><text:span text:style-name="T21">Недостатки.</text:span></text:p>
          <text:list>
            <text:list-item>
              <text:p text:style-name="P110"><text:span text:style-name="T21">Ученик лишь пылинка в океане учеников. Вербализм. Оторванность от практики. </text:span></text:p>
            </text:list-item>
            <text:list-item>
              <text:p text:style-name="P110"><text:span text:style-name="T21">Неэкономное обучение, большие затраты времени. Утрата системности и последовательности в обучении. </text:span></text:p>
            </text:list-item>
          </text:list>
        </text:list-item>
      </text:list>
      <text:p text:style-name="P111"><text:span text:style-name="T21"/></text:p>
      <text:p text:style-name="P111"><text:span text:style-name="T21">Есть проблемы. Да. Как решить?</text:span></text:p>
      <text:p text:style-name="P111"><text:span text:style-name="T21">Разработки систем развивающего, проблемного, диференцируемого решения. А также инновационная деятельность в образовании. </text:span></text:p>
      <text:p text:style-name="P111"><text:span text:style-name="T21"/></text:p>
      <text:h text:style-name="P142" text:outline-level="2"><text:span text:style-name="T21">Развивающее обучение. </text:span></text:h>
      <text:p text:style-name="P111"><text:span text:style-name="T21">В основе многие имеют учение льва выгодского о психологических закономерностях развития. </text:span></text:p>
      <text:p text:style-name="P111"><text:span text:style-name="T21">Всякое высшая психическая функция <text:s/>проявляется дважды. </text:span></text:p>
      <text:list xml:id="list34391730" text:style-name="L43">
        <text:list-item>
          <text:p text:style-name="P112"><text:span text:style-name="T21">Как деятельность внешняя, социальная</text:span></text:p>
        </text:list-item>
        <text:list-item>
          <text:p text:style-name="P112"><text:span text:style-name="T21">Как деятельность внутренняя, индивидуальная.</text:span></text:p>
        </text:list-item>
      </text:list>
      <text:p text:style-name="P111"><text:span text:style-name="T21">Переход от внешней ко внутренней есть интериоризация психической функции. </text:span></text:p>
      <text:p text:style-name="P111"><text:span text:style-name="T21">2 зоны развития есть.</text:span></text:p>
      <text:list xml:id="list34394822" text:style-name="L44">
        <text:list-item>
          <text:p text:style-name="P113"><text:span text:style-name="T21">Зона ближайшего развития. Психические процессы характеризуются состоянием становления. Эта зона обнаруживается решением тех задач, с которыми ребёнок не может справиться сам, но в состоянии их решить <text:s/>с помощью взрослых, подражая, а также в коллективной деятельности.</text:span></text:p>
        </text:list-item>
        <text:list-item>
          <text:p text:style-name="P113"><text:span text:style-name="T21">Зона актуального развития развития. Формируется по завершению развития какой-то функции психической, и выражается в самостоятельном решении ребёнком интеллектуальных задач. Обучение в этом случае создаёт зону ближайшего развития, там что-то стимулирует интериоризацию деятельности и переход в зону актуального развития </text:span></text:p>
        </text:list-item>
      </text:list>
      <text:p text:style-name="P111"><text:soft-page-break/><text:span text:style-name="T21">Есть несоклько подходов. Теории развивающего обучения. Какие известны?</text:span></text:p>
      <text:list xml:id="list34446117" text:style-name="L45">
        <text:list-item>
          <text:p text:style-name="P114"><text:span text:style-name="T21">Теория содержательного обобщения. 80 годы. У детей младше дошкольного возраста <text:s/>формирование умения учиться связано с развитием психологических новообразований и способностей. Цель развивающего обучения — создание условий для развития. <text:s/>Оптимальная форма учебного процесса – коллективный диалог. В ходе него определяется содержание проблемы и задачи, намечаются пути её решения.</text:span></text:p>
        </text:list-item>
        <text:list-item>
          <text:p text:style-name="P114"><text:span text:style-name="T21">Теория поэтапного формирования умственных действий. <text:s/>Любое умстенное действие развивается после соотв деят. Этот процесс проходит несколько этапов, которые обуславливают переход от вешней деятельности к внутренней. <text:s/>Развивающим будет такое обучение, при котором будут учтены эти этапы. </text:span></text:p>
          <text:list>
            <text:list-item>
              <text:p text:style-name="P114"><text:span text:style-name="T21">Создание схемы ориентационной основы деятельности . Ученики получают данные о цели деятельности, предмете, <text:s/>знакомятся с деятельностью и условиями её выполнения. </text:span></text:p>
            </text:list-item>
            <text:list-item>
              <text:p text:style-name="P115"><text:span text:style-name="T22">Этап формирования материальной деятельности. Ученики саи выполняют дейтсвия. </text:span></text:p>
            </text:list-item>
            <text:list-item>
              <text:p text:style-name="P115"><text:span text:style-name="T22">Этап внешней речи. Действие подв-ся обообщ или анализу в устной или письм речи и усваивается. </text:span></text:p>
            </text:list-item>
            <text:list-item>
              <text:p text:style-name="P115"><text:span text:style-name="T22">Этап внутренней речи. Действие обобщается мысленно без внешней речи. </text:span></text:p>
            </text:list-item>
            <text:list-item>
              <text:p text:style-name="P115"><text:span text:style-name="T22">Интериоризация действия. <text:s/>Действие максимально автоматизируется в мыслях, ход выкрыт, известен только результат. </text:span></text:p>
            </text:list-item>
          </text:list>
        </text:list-item>
        <text:list-item>
          <text:p text:style-name="P115"><text:span text:style-name="T22">Теория формирования методов мыслительной деятельности. В процессе решения логических задач. Учителя часто не задумываются над природой мыслитлеьных процессов и не знают, как их нужно формировать. Разделяем мыслительную операцию на состовляющие умственные действия. Это позволит найти методы целенаправленного формирования данных процессов. </text:span></text:p>
        </text:list-item>
        <text:list-item>
          <text:p text:style-name="P115"><text:span text:style-name="T22">По традиц системе, но база не след принципах. </text:span></text:p>
          <text:list>
            <text:list-item>
              <text:p text:style-name="P115"><text:span text:style-name="T22">Обучение на высоком уровне трудности</text:span></text:p>
            </text:list-item>
            <text:list-item>
              <text:p text:style-name="P115"><text:span text:style-name="T22">быстрый темп изучения программного материла</text:span></text:p>
            </text:list-item>
            <text:list-item>
              <text:p text:style-name="P115"><text:span text:style-name="T22">ведущая роль теоретических знаний.</text:span></text:p>
            </text:list-item>
            <text:list-item>
              <text:p text:style-name="P115"><text:span text:style-name="T22">Включение в учебный план новых предметов. </text:span></text:p>
            </text:list-item>
          </text:list>
        </text:list-item>
      </text:list>
      <text:p text:style-name="P116"><text:span text:style-name="T22"/></text:p>
      <text:h text:style-name="P143" text:outline-level="2"><text:span text:style-name="T22">Проблемное обучение</text:span></text:h>
      <text:p text:style-name="P116"><text:span text:style-name="T22">Это вид обучения, кот баз-ся на оптим сочет репродуктивное и творческих деятельности по передаче и усвоению системы научных понятий и способов мышления. </text:span></text:p>
      <text:p text:style-name="P116"><text:span text:style-name="T22">Дидактических подход, который учитывает психологические закономерности мыслительной деятельности субъекта. </text:span></text:p>
      <text:p text:style-name="P116"><text:span text:style-name="T22">Ключевое понятие данного обучения — проблемная ситуация. То есть специально создаваемая учителем интеллектулальное пртиворечие цель которого — активизация познавательных умений учащихся , и усвоение ими учебного материала.</text:span></text:p>
      <text:p text:style-name="P116"><text:span text:style-name="T22">Основные методы:</text:span></text:p>
      <text:list xml:id="list34605433" text:style-name="L46">
        <text:list-item>
          <text:p text:style-name="P117"><text:soft-page-break/><text:span text:style-name="T22">проблемное изложение </text:span></text:p>
        </text:list-item>
        <text:list-item>
          <text:p text:style-name="P117"><text:span text:style-name="T22">Частично-поисковая и исследовательская деятельность. </text:span></text:p>
        </text:list-item>
      </text:list>
      <text:p text:style-name="P116"><text:span text:style-name="T22">Основные способы создания таких ситуаций: </text:span></text:p>
      <text:list xml:id="list34614621" text:style-name="L47">
        <text:list-item>
          <text:p text:style-name="P118"><text:span text:style-name="T22">побуждение учащихся к анализу фактов и явлений, житейских и нет</text:span></text:p>
        </text:list-item>
        <text:list-item>
          <text:p text:style-name="P118"><text:span text:style-name="T22">направленность на объяснение явления или поиск путей наих практическое применение. </text:span></text:p>
        </text:list-item>
        <text:list-item>
          <text:p text:style-name="P118"><text:span text:style-name="T22">Использование для практического повышения качества жизнедеятельности школьников. </text:span></text:p>
        </text:list-item>
        <text:list-item>
          <text:p text:style-name="P118"><text:span text:style-name="T22">Варьирование задачи или переформулировака вопроса. </text:span></text:p>
        </text:list-item>
        <text:list-item>
          <text:p text:style-name="P118"><text:span text:style-name="T22">Использование межпредметных связей.</text:span></text:p>
        </text:list-item>
      </text:list>
      <text:p text:style-name="P116"><text:span text:style-name="T22"/></text:p>
      <text:p text:style-name="P116"><text:span text:style-name="T22">Этапы препода</text:span></text:p>
      <text:list xml:id="list34634295" text:style-name="L48">
        <text:list-item>
          <text:p text:style-name="P119"><text:span text:style-name="T22">назождение способа создания проблемной ситуации и оценка позвожных вариантов её решения учениками. </text:span></text:p>
        </text:list-item>
      </text:list>
      <text:p text:style-name="P116"><text:span text:style-name="T22">Ученики этапы:</text:span></text:p>
      <text:list xml:id="list34623585" text:style-name="L49">
        <text:list-item>
          <text:p text:style-name="P120"><text:span text:style-name="T22">узнакомление с пробелмой</text:span></text:p>
        </text:list-item>
        <text:list-item>
          <text:p text:style-name="P120"><text:span text:style-name="T22">анализ условий проблемы , отделение известного иот неизвестного . <text:tab/></text:span></text:p>
        </text:list-item>
        <text:list-item>
          <text:p text:style-name="P121"><text:span text:style-name="T23">Выбор плана решения проблемы </text:span></text:p>
        </text:list-item>
        <text:list-item>
          <text:p text:style-name="P121"><text:span text:style-name="T23">реализация плана решения</text:span></text:p>
        </text:list-item>
        <text:list-item>
          <text:p text:style-name="P121"><text:span text:style-name="T23">проверка правильности результата</text:span></text:p>
        </text:list-item>
      </text:list>
      <text:p text:style-name="P122"><text:span text:style-name="T23">Препод потом: </text:span></text:p>
      <text:p text:style-name="P122"><text:span text:style-name="T23">оказание консультаций на любом этапе.</text:span></text:p>
      <text:p text:style-name="P122"><text:span text:style-name="T23">А потом разбр нидивидуальных ошибок или общее обсуждение проблемы. </text:span></text:p>
      <text:p text:style-name="P122"><text:span text:style-name="T23"/></text:p>
      <text:h text:style-name="Heading_20_2" text:outline-level="2"><text:span text:style-name="T23">Дифференцированное обучение.</text:span></text:h>
      <text:p text:style-name="P122"><text:span text:style-name="T23">Что это?</text:span></text:p>
      <text:p text:style-name="P122"><text:span text:style-name="T23">Обобщение студентов на основе ряда типологических принципов. Сущность данного обучения — взаимосвязь общедидактических принципов, таких как целенаправленность, гуманность с принципами диффенциации </text:span></text:p>
      <text:p text:style-name="P122"><text:span text:style-name="T23"/></text:p>
      <text:p text:style-name="P122"><text:span text:style-name="T23">Формы организации: </text:span></text:p>
      <text:list xml:id="list34680830" text:style-name="L50">
        <text:list-item>
          <text:p text:style-name="P123"><text:span text:style-name="T23">на основе уровня знаний</text:span></text:p>
        </text:list-item>
        <text:list-item>
          <text:p text:style-name="P123"><text:span text:style-name="T23">либо трёзуровневые учебные задания</text:span></text:p>
        </text:list-item>
        <text:list-item>
          <text:p text:style-name="P123"><text:span text:style-name="T23">наличие обязательных и факультативных предметов </text:span></text:p>
        </text:list-item>
        <text:list-item>
          <text:p text:style-name="P123"><text:span text:style-name="T23">дифференциация с учётом трудоспособности . Графики обчения индивид, экстернат и тд.</text:span></text:p>
        </text:list-item>
        <text:list-item>
          <text:p text:style-name="P123"><text:span text:style-name="T23">Модель гибкого состава класса. <text:s/>Почти всё время классом, в 1-2 урока в день все ученики параллели занимаются по факультативным группам.</text:span></text:p>
        </text:list-item>
        <text:list-item>
          <text:p text:style-name="P123"><text:span text:style-name="T23">Очно-заочное обучение</text:span></text:p>
        </text:list-item>
        <text:list-item>
          <text:p text:style-name="P123"><text:soft-page-break/><text:span text:style-name="T23">модель потоков. Ученики одной школы учатся по потокам. Сильный, средни и низкий.. </text:span></text:p>
        </text:list-item>
      </text:list>
      <text:h text:style-name="Heading_20_2" text:outline-level="2"><text:span text:style-name="T23">Инновации.</text:span></text:h>
      <text:p text:style-name="P122"><text:span text:style-name="T23">В дидактике это управляемые процессы внедрения новшеств. </text:span></text:p>
      <text:list xml:id="list34720642" text:style-name="L51">
        <text:list-item>
          <text:p text:style-name="P124"><text:span text:style-name="T23">Технологические. Ну это понятно. Оборудование ви всё такое. </text:span></text:p>
        </text:list-item>
        <text:list-item>
          <text:p text:style-name="P124"><text:span text:style-name="T23">Методические . В области методик. </text:span></text:p>
        </text:list-item>
        <text:list-item>
          <text:p text:style-name="P124"><text:span text:style-name="T23">Организационные. </text:span></text:p>
        </text:list-item>
        <text:list-item>
          <text:p text:style-name="P124"><text:span text:style-name="T23">Юридические инновации</text:span></text:p>
        </text:list-item>
      </text:list>
      <text:p text:style-name="P122"><text:span text:style-name="T23"/></text:p>
      <text:p text:style-name="P122"><text:span text:style-name="T23">Етсть критерии обоснованности. </text:span></text:p>
      <text:list xml:id="list35138782" text:style-name="L52">
        <text:list-item>
          <text:p text:style-name="P125"><text:span text:style-name="T23">Оптимальности </text:span></text:p>
        </text:list-item>
        <text:list-item>
          <text:p text:style-name="P125"><text:span text:style-name="T23">результативности. Типа есть резултат какой-то</text:span></text:p>
        </text:list-item>
        <text:list-item>
          <text:p text:style-name="P125"><text:span text:style-name="T23"><text:s/>возможность творческого применения иноваций в массовом опыте. </text:span></text:p>
        </text:list-item>
      </text:list>
      <text:p text:style-name="P122"><text:span text:style-name="T23">Применяются как в решении отдельных вопросов, так и к работе образовательных учебных зачведений в целом </text:span></text:p>
      <text:p text:style-name="P122"><text:span text:style-name="T23">одна из форм инноваций — наличие учебных заведений, кроме школ, как: средняя школа с угл изуч отд предм, гимназия, лицей, авторские школы. Образовательны школы, деятельность которых основана на деятельности какого-то авторского коллектив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4.7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0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54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9.8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35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3.6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180</meta:editing-cycles>
    <meta:creation-date>2012-10-08T07:35:00</meta:creation-date>
    <dc:date>2012-12-10T15:14:21.31</dc:date>
    <meta:editing-duration>PT12H49M24S</meta:editing-duration>
    <meta:generator>LibreOffice/3.6$Windows_x86 LibreOffice_project/da8c1e6-fd468f4-454e206-f42a4a9-143cfd</meta:generator>
    <meta:document-statistic meta:table-count="1" meta:image-count="0" meta:object-count="0" meta:page-count="40" meta:paragraph-count="1031" meta:word-count="9565" meta:character-count="75774" meta:non-whitespace-character-count="676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